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14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14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14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Hiperv_237_nculo_32_3" style:data-style-name="N0"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9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4" style:data-style-name="N0">
      <style:table-cell-properties style:vertical-align="automatic" fo:background-color="transparent"/>
    </style:style>
    <style:style style:name="ce31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2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" style:data-style-name="N36"/>
    <style:style style:name="ce5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1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3"/>
    <style:style style:name="ce69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7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9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7229166666667cm" style:use-optimal-column-width="true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54cm" style:use-optimal-column-width="true"/>
    </style:style>
    <style:style style:name="co12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48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62.25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default-cell-style-name="ce12"/>
        <table:table-column table:style-name="co4" table:number-columns-repeated="10" table:default-cell-style-name="ce12"/>
        <table:table-column table:style-name="co5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1062000" table:style-name="ce7">
            <text:p>1.062.000</text:p>
          </table:table-cell>
          <table:table-cell office:value-type="float" office:value="3319540" table:style-name="ce7">
            <text:p>3.319.5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673870" table:style-name="ce9">
            <text:p>17.673.870</text:p>
          </table:table-cell>
          <table:table-cell office:value-type="float" office:value="17124304.5" table:style-name="ce9">
            <text:p>17.124.305</text:p>
          </table:table-cell>
          <table:table-cell office:value-type="percentage" office:value="0.96890519733369096" table:style-name="ce10">
            <text:p>96,89%</text:p>
          </table:table-cell>
          <table:table-cell office:value-type="float" office:value="7464002" table:style-name="ce8">
            <text:p>7.464.002</text:p>
          </table:table-cell>
          <table:table-cell office:value-type="float" office:value="7255322" table:style-name="ce8">
            <text:p>7.255.322</text:p>
          </table:table-cell>
          <table:table-cell office:value-type="float" office:value="4092821" table:style-name="ce8">
            <text:p>4.092.821</text:p>
          </table:table-cell>
          <table:table-cell office:value-type="date" office:date-value="2022-03-23T00:00:00" table:style-name="ce11">
            <text:p>23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47643" table:style-name="ce7">
            <text:p>1.847.643</text:p>
          </table:table-cell>
          <table:table-cell office:value-type="float" office:value="149990" table:style-name="ce7">
            <text:p>149.990</text:p>
          </table:table-cell>
          <table:table-cell office:value-type="float" office:value="466570" table:style-name="ce7">
            <text:p>466.570</text:p>
          </table:table-cell>
          <table:table-cell office:value-type="float" office:value="254040" table:style-name="ce7">
            <text:p>254.040</text:p>
          </table:table-cell>
          <table:table-cell office:value-type="float" office:value="58045" table:style-name="ce13">
            <text:p>58.045</text:p>
          </table:table-cell>
          <table:table-cell office:value-type="float" office:value="2776288" table:style-name="ce14">
            <text:p>2.776.288</text:p>
          </table:table-cell>
          <table:table-cell office:value-type="float" office:value="2625708" table:style-name="ce14">
            <text:p>2.625.708</text:p>
          </table:table-cell>
          <table:table-cell office:value-type="percentage" office:value="0.94576211113544417" table:style-name="ce15">
            <text:p>94,58%</text:p>
          </table:table-cell>
          <table:table-cell office:value-type="float" office:value="1147576" table:style-name="ce13">
            <text:p>1.147.576</text:p>
          </table:table-cell>
          <table:table-cell office:value-type="float" office:value="1120260" table:style-name="ce13">
            <text:p>1.120.260</text:p>
          </table:table-cell>
          <table:table-cell office:value-type="float" office:value="676736" table:style-name="ce13">
            <text:p>676.736</text:p>
          </table:table-cell>
          <table:table-cell office:value-type="date" office:date-value="2022-03-23T00:00:00" table:style-name="ce16">
            <text:p>23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75485" table:style-name="ce7">
            <text:p>1.575.485</text:p>
          </table:table-cell>
          <table:table-cell office:value-type="float" office:value="114000" table:style-name="ce7">
            <text:p>114.000</text:p>
          </table:table-cell>
          <table:table-cell office:value-type="float" office:value="510430" table:style-name="ce7">
            <text:p>510.43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62615" table:style-name="ce14">
            <text:p>2.462.615</text:p>
          </table:table-cell>
          <table:table-cell office:value-type="float" office:value="2275288" table:style-name="ce14">
            <text:p>2.275.288</text:p>
          </table:table-cell>
          <table:table-cell office:value-type="percentage" office:value="0.92393167425683675" table:style-name="ce15">
            <text:p>92,39%</text:p>
          </table:table-cell>
          <table:table-cell office:value-type="float" office:value="926060" table:style-name="ce13">
            <text:p>926.060</text:p>
          </table:table-cell>
          <table:table-cell office:value-type="float" office:value="909594" table:style-name="ce13">
            <text:p>909.594</text:p>
          </table:table-cell>
          <table:table-cell office:value-type="float" office:value="709694" table:style-name="ce13">
            <text:p>709.694</text:p>
          </table:table-cell>
          <table:table-cell office:value-type="date" office:date-value="2022-03-23T00:00:00" table:style-name="ce16">
            <text:p>23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37964" table:style-name="ce7">
            <text:p>1.337.964</text:p>
          </table:table-cell>
          <table:table-cell office:value-type="float" office:value="125910" table:style-name="ce7">
            <text:p>125.910</text:p>
          </table:table-cell>
          <table:table-cell office:value-type="float" office:value="541580" table:style-name="ce7">
            <text:p>541.580</text:p>
          </table:table-cell>
          <table:table-cell office:value-type="float" office:value="225400" table:style-name="ce7">
            <text:p>225.400</text:p>
          </table:table-cell>
          <table:table-cell office:value-type="float" office:value="50120" table:style-name="ce13">
            <text:p>50.120</text:p>
          </table:table-cell>
          <table:table-cell office:value-type="float" office:value="2280974" table:style-name="ce14">
            <text:p>2.280.974</text:p>
          </table:table-cell>
          <table:table-cell office:value-type="float" office:value="2029562.5" table:style-name="ce14">
            <text:p>2.029.563</text:p>
          </table:table-cell>
          <table:table-cell office:value-type="percentage" office:value="0.88977888393291638" table:style-name="ce15">
            <text:p>88,98%</text:p>
          </table:table-cell>
          <table:table-cell office:value-type="float" office:value="927190" table:style-name="ce13">
            <text:p>927.190</text:p>
          </table:table-cell>
          <table:table-cell office:value-type="float" office:value="907546" table:style-name="ce13">
            <text:p>907.546</text:p>
          </table:table-cell>
          <table:table-cell office:value-type="float" office:value="465529" table:style-name="ce13">
            <text:p>465.529</text:p>
          </table:table-cell>
          <table:table-cell office:value-type="date" office:date-value="2022-03-23T00:00:00" table:style-name="ce16">
            <text:p>23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65438" table:style-name="ce7">
            <text:p>2.865.438</text:p>
          </table:table-cell>
          <table:table-cell office:value-type="float" office:value="232640" table:style-name="ce7">
            <text:p>232.640</text:p>
          </table:table-cell>
          <table:table-cell office:value-type="float" office:value="810350" table:style-name="ce7">
            <text:p>810.35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96798" table:style-name="ce14">
            <text:p>4.496.798</text:p>
          </table:table-cell>
          <table:table-cell office:value-type="float" office:value="4119063" table:style-name="ce14">
            <text:p>4.119.063</text:p>
          </table:table-cell>
          <table:table-cell office:value-type="percentage" office:value="0.91599911759434161" table:style-name="ce15">
            <text:p>91,60%</text:p>
          </table:table-cell>
          <table:table-cell office:value-type="float" office:value="1816586" table:style-name="ce13">
            <text:p>1.816.586</text:p>
          </table:table-cell>
          <table:table-cell office:value-type="float" office:value="1749684" table:style-name="ce13">
            <text:p>1.749.684</text:p>
          </table:table-cell>
          <table:table-cell office:value-type="float" office:value="962133" table:style-name="ce13">
            <text:p>962.133</text:p>
          </table:table-cell>
          <table:table-cell office:value-type="date" office:date-value="2022-03-23T00:00:00" table:style-name="ce16">
            <text:p>23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25035" table:style-name="ce7">
            <text:p>925.03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303070" table:style-name="ce14">
            <text:p>1.303.070</text:p>
          </table:table-cell>
          <table:table-cell office:value-type="float" office:value="1255141.5" table:style-name="ce14">
            <text:p>1.255.142</text:p>
          </table:table-cell>
          <table:table-cell office:value-type="percentage" office:value="0.96321878333474031" table:style-name="ce15">
            <text:p>96,32%</text:p>
          </table:table-cell>
          <table:table-cell office:value-type="float" office:value="518740" table:style-name="ce13">
            <text:p>518.740</text:p>
          </table:table-cell>
          <table:table-cell office:value-type="float" office:value="510282" table:style-name="ce13">
            <text:p>510.282</text:p>
          </table:table-cell>
          <table:table-cell office:value-type="float" office:value="348398" table:style-name="ce13">
            <text:p>348.398</text:p>
          </table:table-cell>
          <table:table-cell office:value-type="date" office:date-value="2022-03-23T00:00:00" table:style-name="ce16">
            <text:p>23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6177" table:style-name="ce7">
            <text:p>4.086.177</text:p>
          </table:table-cell>
          <table:table-cell office:value-type="float" office:value="281990" table:style-name="ce7">
            <text:p>281.990</text:p>
          </table:table-cell>
          <table:table-cell office:value-type="float" office:value="749300" table:style-name="ce7">
            <text:p>749.300</text:p>
          </table:table-cell>
          <table:table-cell office:value-type="float" office:value="472170" table:style-name="ce7">
            <text:p>472.170</text:p>
          </table:table-cell>
          <table:table-cell office:value-type="float" office:value="94825" table:style-name="ce13">
            <text:p>94.825</text:p>
          </table:table-cell>
          <table:table-cell office:value-type="float" office:value="5684462" table:style-name="ce14">
            <text:p>5.684.462</text:p>
          </table:table-cell>
          <table:table-cell office:value-type="float" office:value="5275665.5" table:style-name="ce14">
            <text:p>5.275.666</text:p>
          </table:table-cell>
          <table:table-cell office:value-type="percentage" office:value="0.92808527878275904" table:style-name="ce15">
            <text:p>92,81%</text:p>
          </table:table-cell>
          <table:table-cell office:value-type="float" office:value="2145433" table:style-name="ce13">
            <text:p>2.145.433</text:p>
          </table:table-cell>
          <table:table-cell office:value-type="float" office:value="2107448" table:style-name="ce13">
            <text:p>2.107.448</text:p>
          </table:table-cell>
          <table:table-cell office:value-type="float" office:value="1467371" table:style-name="ce13">
            <text:p>1.467.371</text:p>
          </table:table-cell>
          <table:table-cell office:value-type="date" office:date-value="2022-03-23T00:00:00" table:style-name="ce16">
            <text:p>23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3405" table:style-name="ce7">
            <text:p>2.763.405</text:p>
          </table:table-cell>
          <table:table-cell office:value-type="float" office:value="258000" table:style-name="ce7">
            <text:p>258.000</text:p>
          </table:table-cell>
          <table:table-cell office:value-type="float" office:value="841190" table:style-name="ce7">
            <text:p>841.190</text:p>
          </table:table-cell>
          <table:table-cell office:value-type="float" office:value="381360" table:style-name="ce7">
            <text:p>381.360</text:p>
          </table:table-cell>
          <table:table-cell office:value-type="float" office:value="93090" table:style-name="ce13">
            <text:p>93.090</text:p>
          </table:table-cell>
          <table:table-cell office:value-type="float" office:value="4337045" table:style-name="ce14">
            <text:p>4.337.045</text:p>
          </table:table-cell>
          <table:table-cell office:value-type="float" office:value="3954517.5" table:style-name="ce14">
            <text:p>3.954.518</text:p>
          </table:table-cell>
          <table:table-cell office:value-type="percentage" office:value="0.91179996979510247" table:style-name="ce15">
            <text:p>91,18%</text:p>
          </table:table-cell>
          <table:table-cell office:value-type="float" office:value="1758719" table:style-name="ce13">
            <text:p>1.758.719</text:p>
          </table:table-cell>
          <table:table-cell office:value-type="float" office:value="1697650" table:style-name="ce13">
            <text:p>1.697.650</text:p>
          </table:table-cell>
          <table:table-cell office:value-type="float" office:value="1044869" table:style-name="ce13">
            <text:p>1.044.869</text:p>
          </table:table-cell>
          <table:table-cell office:value-type="date" office:date-value="2022-03-23T00:00:00" table:style-name="ce16">
            <text:p>23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669180" table:style-name="ce7">
            <text:p>8.669.180</text:p>
          </table:table-cell>
          <table:table-cell office:value-type="float" office:value="690000" table:style-name="ce7">
            <text:p>690.000</text:p>
          </table:table-cell>
          <table:table-cell office:value-type="float" office:value="3238880" table:style-name="ce7">
            <text:p>3.238.880</text:p>
          </table:table-cell>
          <table:table-cell office:value-type="float" office:value="1485670" table:style-name="ce7">
            <text:p>1.485.670</text:p>
          </table:table-cell>
          <table:table-cell office:value-type="float" office:value="355800" table:style-name="ce13">
            <text:p>355.800</text:p>
          </table:table-cell>
          <table:table-cell office:value-type="float" office:value="14439530" table:style-name="ce14">
            <text:p>14.439.530</text:p>
          </table:table-cell>
          <table:table-cell office:value-type="float" office:value="14047974.5" table:style-name="ce14">
            <text:p>14.047.975</text:p>
          </table:table-cell>
          <table:table-cell office:value-type="percentage" office:value="0.97288308552979219" table:style-name="ce15">
            <text:p>97,29%</text:p>
          </table:table-cell>
          <table:table-cell office:value-type="float" office:value="6479152" table:style-name="ce13">
            <text:p>6.479.152</text:p>
          </table:table-cell>
          <table:table-cell office:value-type="float" office:value="6301222" table:style-name="ce13">
            <text:p>6.301.222</text:p>
          </table:table-cell>
          <table:table-cell office:value-type="float" office:value="3620628" table:style-name="ce13">
            <text:p>3.620.628</text:p>
          </table:table-cell>
          <table:table-cell office:value-type="date" office:date-value="2022-03-23T00:00:00" table:style-name="ce16">
            <text:p>23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31200" table:style-name="ce7">
            <text:p>6.731.200</text:p>
          </table:table-cell>
          <table:table-cell office:value-type="float" office:value="546000" table:style-name="ce7">
            <text:p>546.000</text:p>
          </table:table-cell>
          <table:table-cell office:value-type="float" office:value="2144530" table:style-name="ce7">
            <text:p>2.144.53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498755" table:style-name="ce14">
            <text:p>10.498.755</text:p>
          </table:table-cell>
          <table:table-cell office:value-type="float" office:value="10059436" table:style-name="ce14">
            <text:p>10.059.436</text:p>
          </table:table-cell>
          <table:table-cell office:value-type="percentage" office:value="0.9581551336325117" table:style-name="ce15">
            <text:p>95,82%</text:p>
          </table:table-cell>
          <table:table-cell office:value-type="float" office:value="4437940" table:style-name="ce13">
            <text:p>4.437.940</text:p>
          </table:table-cell>
          <table:table-cell office:value-type="float" office:value="4337897" table:style-name="ce13">
            <text:p>4.337.897</text:p>
          </table:table-cell>
          <table:table-cell office:value-type="float" office:value="2864864" table:style-name="ce13">
            <text:p>2.864.864</text:p>
          </table:table-cell>
          <table:table-cell office:value-type="date" office:date-value="2022-03-23T00:00:00" table:style-name="ce16">
            <text:p>23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40189" table:style-name="ce7">
            <text:p>1.640.189</text:p>
          </table:table-cell>
          <table:table-cell office:value-type="float" office:value="155730" table:style-name="ce7">
            <text:p>155.730</text:p>
          </table:table-cell>
          <table:table-cell office:value-type="float" office:value="304660" table:style-name="ce7">
            <text:p>304.660</text:p>
          </table:table-cell>
          <table:table-cell office:value-type="float" office:value="182380" table:style-name="ce7">
            <text:p>182.380</text:p>
          </table:table-cell>
          <table:table-cell office:value-type="float" office:value="39205" table:style-name="ce13">
            <text:p>39.205</text:p>
          </table:table-cell>
          <table:table-cell office:value-type="float" office:value="2322164" table:style-name="ce14">
            <text:p>2.322.164</text:p>
          </table:table-cell>
          <table:table-cell office:value-type="float" office:value="2305057.5" table:style-name="ce14">
            <text:p>2.305.058</text:p>
          </table:table-cell>
          <table:table-cell office:value-type="percentage" office:value="0.99263337989909417" table:style-name="ce15">
            <text:p>99,26%</text:p>
          </table:table-cell>
          <table:table-cell office:value-type="float" office:value="965515" table:style-name="ce13">
            <text:p>965.515</text:p>
          </table:table-cell>
          <table:table-cell office:value-type="float" office:value="936605" table:style-name="ce13">
            <text:p>936.605</text:p>
          </table:table-cell>
          <table:table-cell office:value-type="float" office:value="626195" table:style-name="ce13">
            <text:p>626.195</text:p>
          </table:table-cell>
          <table:table-cell office:value-type="date" office:date-value="2022-03-23T00:00:00" table:style-name="ce16">
            <text:p>23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45000" table:style-name="ce7">
            <text:p>245.0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48374" table:style-name="ce14">
            <text:p>6.048.374</text:p>
          </table:table-cell>
          <table:table-cell office:value-type="float" office:value="6081921" table:style-name="ce14">
            <text:p>6.081.921</text:p>
          </table:table-cell>
          <table:table-cell office:value-type="percentage" office:value="1" table:style-name="ce15">
            <text:p>100,00%</text:p>
          </table:table-cell>
          <table:table-cell office:value-type="float" office:value="2472467" table:style-name="ce13">
            <text:p>2.472.467</text:p>
          </table:table-cell>
          <table:table-cell office:value-type="float" office:value="2424229" table:style-name="ce13">
            <text:p>2.424.229</text:p>
          </table:table-cell>
          <table:table-cell office:value-type="float" office:value="1931123" table:style-name="ce13">
            <text:p>1.931.123</text:p>
          </table:table-cell>
          <table:table-cell office:value-type="date" office:date-value="2022-03-23T00:00:00" table:style-name="ce16">
            <text:p>23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70681" table:style-name="ce7">
            <text:p>470.681</text:p>
          </table:table-cell>
          <table:table-cell office:value-type="float" office:value="48000" table:style-name="ce7">
            <text:p>48.000</text:p>
          </table:table-cell>
          <table:table-cell office:value-type="float" office:value="109880" table:style-name="ce7">
            <text:p>109.88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97031" table:style-name="ce14">
            <text:p>697.031</text:p>
          </table:table-cell>
          <table:table-cell office:value-type="float" office:value="647357" table:style-name="ce14">
            <text:p>647.357</text:p>
          </table:table-cell>
          <table:table-cell office:value-type="percentage" office:value="0.92873487692799894" table:style-name="ce15">
            <text:p>92,87%</text:p>
          </table:table-cell>
          <table:table-cell office:value-type="float" office:value="283676" table:style-name="ce13">
            <text:p>283.676</text:p>
          </table:table-cell>
          <table:table-cell office:value-type="float" office:value="286855" table:style-name="ce13">
            <text:p>286.855</text:p>
          </table:table-cell>
          <table:table-cell office:value-type="float" office:value="157596" table:style-name="ce13">
            <text:p>157.596</text:p>
          </table:table-cell>
          <table:table-cell office:value-type="date" office:date-value="2022-03-23T00:00:00" table:style-name="ce16">
            <text:p>23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9023775" table:style-name="ce7">
            <text:p>9.023.775</text:p>
          </table:table-cell>
          <table:table-cell office:value-type="float" office:value="756000" table:style-name="ce7">
            <text:p>756.000</text:p>
          </table:table-cell>
          <table:table-cell office:value-type="float" office:value="2170800" table:style-name="ce7">
            <text:p>2.1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3494125" table:style-name="ce14">
            <text:p>13.494.125</text:p>
          </table:table-cell>
          <table:table-cell office:value-type="float" office:value="13023684" table:style-name="ce14">
            <text:p>13.023.684</text:p>
          </table:table-cell>
          <table:table-cell office:value-type="percentage" office:value="0.9651373468083333" table:style-name="ce15">
            <text:p>96,51%</text:p>
          </table:table-cell>
          <table:table-cell office:value-type="float" office:value="5746169" table:style-name="ce13">
            <text:p>5.746.169</text:p>
          </table:table-cell>
          <table:table-cell office:value-type="float" office:value="5619017" table:style-name="ce13">
            <text:p>5.619.017</text:p>
          </table:table-cell>
          <table:table-cell office:value-type="float" office:value="3178008" table:style-name="ce13">
            <text:p>3.178.008</text:p>
          </table:table-cell>
          <table:table-cell office:value-type="date" office:date-value="2022-03-23T00:00:00" table:style-name="ce16">
            <text:p>23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67425" table:style-name="ce7">
            <text:p>1.767.42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18235" table:style-name="ce14">
            <text:p>2.918.235</text:p>
          </table:table-cell>
          <table:table-cell office:value-type="float" office:value="2793540" table:style-name="ce14">
            <text:p>2.793.540</text:p>
          </table:table-cell>
          <table:table-cell office:value-type="percentage" office:value="0.95727040488514459" table:style-name="ce15">
            <text:p>95,73%</text:p>
          </table:table-cell>
          <table:table-cell office:value-type="float" office:value="1296865" table:style-name="ce13">
            <text:p>1.296.865</text:p>
          </table:table-cell>
          <table:table-cell office:value-type="float" office:value="1268706" table:style-name="ce13">
            <text:p>1.268.706</text:p>
          </table:table-cell>
          <table:table-cell office:value-type="float" office:value="671572" table:style-name="ce13">
            <text:p>671.572</text:p>
          </table:table-cell>
          <table:table-cell office:value-type="date" office:date-value="2022-03-23T00:00:00" table:style-name="ce16">
            <text:p>23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6547" table:style-name="ce7">
            <text:p>896.547</text:p>
          </table:table-cell>
          <table:table-cell office:value-type="float" office:value="78000" table:style-name="ce7">
            <text:p>78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8167" table:style-name="ce14">
            <text:p>1.408.167</text:p>
          </table:table-cell>
          <table:table-cell office:value-type="float" office:value="1305709" table:style-name="ce14">
            <text:p>1.305.709</text:p>
          </table:table-cell>
          <table:table-cell office:value-type="percentage" office:value="0.92724016398623177" table:style-name="ce15">
            <text:p>92,72%</text:p>
          </table:table-cell>
          <table:table-cell office:value-type="float" office:value="567279" table:style-name="ce13">
            <text:p>567.279</text:p>
          </table:table-cell>
          <table:table-cell office:value-type="float" office:value="558238" table:style-name="ce13">
            <text:p>558.238</text:p>
          </table:table-cell>
          <table:table-cell office:value-type="float" office:value="344673" table:style-name="ce13">
            <text:p>344.673</text:p>
          </table:table-cell>
          <table:table-cell office:value-type="date" office:date-value="2022-03-23T00:00:00" table:style-name="ce16">
            <text:p>23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53488" table:style-name="ce7">
            <text:p>2.953.48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496893" table:style-name="ce14">
            <text:p>4.496.893</text:p>
          </table:table-cell>
          <table:table-cell office:value-type="float" office:value="4381151.5" table:style-name="ce14">
            <text:p>4.381.152</text:p>
          </table:table-cell>
          <table:table-cell office:value-type="percentage" office:value="0.97426189593570489" table:style-name="ce15">
            <text:p>97,43%</text:p>
          </table:table-cell>
          <table:table-cell office:value-type="float" office:value="1944788" table:style-name="ce13">
            <text:p>1.944.788</text:p>
          </table:table-cell>
          <table:table-cell office:value-type="float" office:value="1898493" table:style-name="ce13">
            <text:p>1.898.493</text:p>
          </table:table-cell>
          <table:table-cell office:value-type="float" office:value="1152091" table:style-name="ce13">
            <text:p>1.152.091</text:p>
          </table:table-cell>
          <table:table-cell office:value-type="date" office:date-value="2022-03-23T00:00:00" table:style-name="ce16">
            <text:p>23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04976" table:style-name="ce7">
            <text:p>104.976</text:p>
          </table:table-cell>
          <table:table-cell office:value-type="float" office:value="12000" table:style-name="ce7">
            <text:p>12.000</text:p>
          </table:table-cell>
          <table:table-cell office:value-type="float" office:value="29210" table:style-name="ce7">
            <text:p>29.21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67661" table:style-name="ce14">
            <text:p>167.661</text:p>
          </table:table-cell>
          <table:table-cell office:value-type="float" office:value="147837" table:style-name="ce14">
            <text:p>147.837</text:p>
          </table:table-cell>
          <table:table-cell office:value-type="percentage" office:value="0.8817614114194714" table:style-name="ce15">
            <text:p>88,18%</text:p>
          </table:table-cell>
          <table:table-cell office:value-type="float" office:value="67168" table:style-name="ce13">
            <text:p>67.168</text:p>
          </table:table-cell>
          <table:table-cell office:value-type="float" office:value="63830" table:style-name="ce13">
            <text:p>63.830</text:p>
          </table:table-cell>
          <table:table-cell office:value-type="float" office:value="33957" table:style-name="ce13">
            <text:p>33.957</text:p>
          </table:table-cell>
          <table:table-cell office:value-type="date" office:date-value="2022-03-23T00:00:00" table:style-name="ce16">
            <text:p>23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1430" table:style-name="ce7">
            <text:p>101.43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1420" table:style-name="ce14">
            <text:p>151.420</text:p>
          </table:table-cell>
          <table:table-cell office:value-type="float" office:value="137715.5" table:style-name="ce14">
            <text:p>137.716</text:p>
          </table:table-cell>
          <table:table-cell office:value-type="percentage" office:value="0.90949346189406943" table:style-name="ce15">
            <text:p>90,95%</text:p>
          </table:table-cell>
          <table:table-cell office:value-type="float" office:value="65644" table:style-name="ce13">
            <text:p>65.644</text:p>
          </table:table-cell>
          <table:table-cell office:value-type="float" office:value="61121" table:style-name="ce13">
            <text:p>61.121</text:p>
          </table:table-cell>
          <table:table-cell office:value-type="float" office:value="26440" table:style-name="ce13">
            <text:p>26.440</text:p>
          </table:table-cell>
          <table:table-cell office:value-type="date" office:date-value="2022-03-23T00:00:00" table:style-name="ce17">
            <text:p>23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426" table:style-name="ce7">
            <text:p>48.426</text:p>
          </table:table-cell>
          <table:table-cell office:value-type="float" office:value="0" table:style-name="ce7">
            <text:p>0</text:p>
          </table:table-cell>
          <table:table-cell office:value-type="float" office:value="58110" table:style-name="ce7">
            <text:p>58.1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336" table:style-name="ce14">
            <text:p>212.336</text:p>
          </table:table-cell>
          <table:table-cell office:value-type="float" office:value="203429.5" table:style-name="ce14">
            <text:p>203.430</text:p>
          </table:table-cell>
          <table:table-cell office:value-type="percentage" office:value="0.95805468691131035" table:style-name="ce15">
            <text:p>95,81%</text:p>
          </table:table-cell>
          <table:table-cell office:value-type="float" office:value="95036" table:style-name="ce13">
            <text:p>95.036</text:p>
          </table:table-cell>
          <table:table-cell office:value-type="float" office:value="96357" table:style-name="ce13">
            <text:p>96.357</text:p>
          </table:table-cell>
          <table:table-cell office:value-type="float" office:value="46722" table:style-name="ce13">
            <text:p>46.722</text:p>
          </table:table-cell>
          <table:table-cell office:value-type="date" office:date-value="2022-03-12T00:00:00" table:style-name="ce17">
            <text:p>12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680" table:style-name="ce7">
            <text:p>7.68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2385" table:style-name="ce14">
            <text:p>12.385</text:p>
          </table:table-cell>
          <table:table-cell office:value-type="float" office:value="13058" table:style-name="ce14">
            <text:p>13.058</text:p>
          </table:table-cell>
          <table:table-cell office:value-type="percentage" office:value="1" table:style-name="ce15">
            <text:p>100,00%</text:p>
          </table:table-cell>
          <table:table-cell office:value-type="float" office:value="8032" table:style-name="ce13">
            <text:p>8.032</text:p>
          </table:table-cell>
          <table:table-cell office:value-type="float" office:value="8118" table:style-name="ce13">
            <text:p>8.118</text:p>
          </table:table-cell>
          <table:table-cell office:value-type="float" office:value="3436" table:style-name="ce13">
            <text:p>3.436</text:p>
          </table:table-cell>
          <table:table-cell office:value-type="date" office:date-value="2022-03-23T00:00:00" table:style-name="ce17">
            <text:p>23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369093" table:style-name="ce19">
            <text:p>63.369.093</text:p>
          </table:table-cell>
          <table:table-cell office:value-type="float" office:value="5211260" table:style-name="ce19">
            <text:p>5.211.260</text:p>
          </table:table-cell>
          <table:table-cell office:value-type="float" office:value="18187750" table:style-name="ce20">
            <text:p>18.187.750</text:p>
          </table:table-cell>
          <table:table-cell office:value-type="float" office:value="9011680" table:style-name="ce21">
            <text:p>9.011.680</text:p>
          </table:table-cell>
          <table:table-cell office:value-type="float" office:value="2102415" table:style-name="ce22">
            <text:p>2.102.415</text:p>
          </table:table-cell>
          <table:table-cell office:value-type="float" office:value="97882198" table:style-name="ce23">
            <text:p>97.882.198</text:p>
          </table:table-cell>
          <table:table-cell office:value-type="float" office:value="93807121" table:style-name="ce23">
            <text:p>93.807.121</text:p>
          </table:table-cell>
          <table:table-cell office:value-type="percentage" office:value="0.95836753686303611" table:style-name="ce24">
            <text:p>95,84%</text:p>
          </table:table-cell>
          <table:table-cell office:value-type="float" office:value="41134037" table:style-name="ce23">
            <text:p>41.134.037</text:p>
          </table:table-cell>
          <table:table-cell office:value-type="float" office:value="40118474" table:style-name="ce23">
            <text:p>40.118.474</text:p>
          </table:table-cell>
          <table:table-cell office:value-type="float" office:value="24424856" table:style-name="ce23">
            <text:p>24.424.856</text:p>
          </table:table-cell>
          <table:table-cell office:value-type="float" office:value="0" table:style-name="ce25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7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6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6" table:default-cell-style-name="ce30"/>
        <table:table-column table:style-name="co7" table:number-columns-repeated="5" table:default-cell-style-name="ce30"/>
        <table:table-column table:style-name="co5" table:number-columns-repeated="2" table:default-cell-style-name="ce30"/>
        <table:table-column table:style-name="co4" table:number-columns-repeated="7" table:default-cell-style-name="ce30"/>
        <table:table-column table:style-name="co5" table:number-columns-repeated="16369" table:default-cell-style-name="ce30"/>
        <table:table-row table:style-name="ro6">
          <table:table-cell table:style-name="ce28"/>
          <table:table-cell office:value-type="string" table:style-name="ce29">
            <text:p>Población a vacunar mayor de 12 años</text:p>
          </table:table-cell>
          <table:table-cell office:value-type="string" table:style-name="ce29">
            <text:p>Nº Personas con 1 dosis</text:p>
          </table:table-cell>
          <table:table-cell office:value-type="string" table:style-name="ce29">
            <text:p>% 1ª dosis</text:p>
          </table:table-cell>
          <table:table-cell office:value-type="string" table:style-name="ce29">
            <text:p>Nº Personas con pauta completa</text:p>
          </table:table-cell>
          <table:table-cell office:value-type="string" table:style-name="ce29">
            <text:p>% personas con pauta completa</text:p>
          </table:table-cell>
          <table:table-cell office:value-type="string" table:style-name="ce29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Andalucía</text:p>
          </table:table-cell>
          <table:table-cell office:value-type="float" office:value="7508005" table:style-name="ce32">
            <text:p>7.508.005</text:p>
          </table:table-cell>
          <table:table-cell office:value-type="float" office:value="7039083" table:style-name="ce32">
            <text:p>7.039.083</text:p>
          </table:table-cell>
          <table:table-cell office:value-type="percentage" office:value="0.93754372832729871" table:style-name="ce33">
            <text:p>93,8%</text:p>
          </table:table-cell>
          <table:table-cell office:value-type="float" office:value="6999318" table:style-name="ce32">
            <text:p>6.999.318</text:p>
          </table:table-cell>
          <table:table-cell office:value-type="percentage" office:value="0.93224738129503115" table:style-name="ce33">
            <text:p>93,2%</text:p>
          </table:table-cell>
          <table:table-cell office:value-type="date" office:date-value="2022-03-23T00:00:00" table:style-name="ce34">
            <text:p>23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2">
            <text:p>1.189.408</text:p>
          </table:table-cell>
          <table:table-cell office:value-type="float" office:value="1096375" table:style-name="ce32">
            <text:p>1.096.375</text:p>
          </table:table-cell>
          <table:table-cell office:value-type="percentage" office:value="0.92178209663967281" table:style-name="ce33">
            <text:p>92,2%</text:p>
          </table:table-cell>
          <table:table-cell office:value-type="float" office:value="1089127" table:style-name="ce32">
            <text:p>1.089.127</text:p>
          </table:table-cell>
          <table:table-cell office:value-type="percentage" office:value="0.91568830880572516" table:style-name="ce33">
            <text:p>91,6%</text:p>
          </table:table-cell>
          <table:table-cell office:value-type="date" office:date-value="2022-03-23T00:00:00" table:style-name="ce34">
            <text:p>23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2">
            <text:p>930.447</text:p>
          </table:table-cell>
          <table:table-cell office:value-type="float" office:value="885194" table:style-name="ce32">
            <text:p>885.194</text:p>
          </table:table-cell>
          <table:table-cell office:value-type="percentage" office:value="0.95136423675932102" table:style-name="ce33">
            <text:p>95,1%</text:p>
          </table:table-cell>
          <table:table-cell office:value-type="float" office:value="885617" table:style-name="ce32">
            <text:p>885.617</text:p>
          </table:table-cell>
          <table:table-cell office:value-type="percentage" office:value="0.95181885695799973" table:style-name="ce33">
            <text:p>95,2%</text:p>
          </table:table-cell>
          <table:table-cell office:value-type="date" office:date-value="2022-03-23T00:00:00" table:style-name="ce34">
            <text:p>23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2">
            <text:p>1.083.187</text:p>
          </table:table-cell>
          <table:table-cell office:value-type="float" office:value="896755" table:style-name="ce32">
            <text:p>896.755</text:p>
          </table:table-cell>
          <table:table-cell office:value-type="percentage" office:value="0.82788567440340399" table:style-name="ce33">
            <text:p>82,8%</text:p>
          </table:table-cell>
          <table:table-cell office:value-type="float" office:value="889777" table:style-name="ce32">
            <text:p>889.777</text:p>
          </table:table-cell>
          <table:table-cell office:value-type="percentage" office:value="0.82144357345499897" table:style-name="ce33">
            <text:p>82,1%</text:p>
          </table:table-cell>
          <table:table-cell office:value-type="date" office:date-value="2022-03-23T00:00:00" table:style-name="ce34">
            <text:p>23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2">
            <text:p>2.033.513</text:p>
          </table:table-cell>
          <table:table-cell office:value-type="float" office:value="1743530" table:style-name="ce32">
            <text:p>1.743.530</text:p>
          </table:table-cell>
          <table:table-cell office:value-type="percentage" office:value="0.85739801024139017" table:style-name="ce33">
            <text:p>85,7%</text:p>
          </table:table-cell>
          <table:table-cell office:value-type="float" office:value="1707413" table:style-name="ce32">
            <text:p>1.707.413</text:p>
          </table:table-cell>
          <table:table-cell office:value-type="percentage" office:value="0.83963712058885287" table:style-name="ce33">
            <text:p>84,0%</text:p>
          </table:table-cell>
          <table:table-cell office:value-type="date" office:date-value="2022-03-23T00:00:00" table:style-name="ce34">
            <text:p>23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2">
            <text:p>527.062</text:p>
          </table:table-cell>
          <table:table-cell office:value-type="float" office:value="494387" table:style-name="ce32">
            <text:p>494.387</text:p>
          </table:table-cell>
          <table:table-cell office:value-type="percentage" office:value="0.93800539594962262" table:style-name="ce33">
            <text:p>93,8%</text:p>
          </table:table-cell>
          <table:table-cell office:value-type="float" office:value="494826" table:style-name="ce32">
            <text:p>494.826</text:p>
          </table:table-cell>
          <table:table-cell office:value-type="percentage" office:value="0.9388383150369406" table:style-name="ce33">
            <text:p>93,9%</text:p>
          </table:table-cell>
          <table:table-cell office:value-type="date" office:date-value="2022-03-23T00:00:00" table:style-name="ce34">
            <text:p>23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2">
            <text:p>2.172.149</text:p>
          </table:table-cell>
          <table:table-cell office:value-type="float" office:value="2047029" table:style-name="ce32">
            <text:p>2.047.029</text:p>
          </table:table-cell>
          <table:table-cell office:value-type="percentage" office:value="0.94239805832841117" table:style-name="ce33">
            <text:p>94,2%</text:p>
          </table:table-cell>
          <table:table-cell office:value-type="float" office:value="2035845" table:style-name="ce32">
            <text:p>2.035.845</text:p>
          </table:table-cell>
          <table:table-cell office:value-type="percentage" office:value="0.93724924026850831" table:style-name="ce33">
            <text:p>93,7%</text:p>
          </table:table-cell>
          <table:table-cell office:value-type="date" office:date-value="2022-03-23T00:00:00" table:style-name="ce34">
            <text:p>23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2">
            <text:p>1.816.082</text:p>
          </table:table-cell>
          <table:table-cell office:value-type="float" office:value="1659661" table:style-name="ce32">
            <text:p>1.659.661</text:p>
          </table:table-cell>
          <table:table-cell office:value-type="percentage" office:value="0.91386897728186278" table:style-name="ce33">
            <text:p>91,4%</text:p>
          </table:table-cell>
          <table:table-cell office:value-type="float" office:value="1636552" table:style-name="ce32">
            <text:p>1.636.552</text:p>
          </table:table-cell>
          <table:table-cell office:value-type="percentage" office:value="0.90114433158855167" table:style-name="ce33">
            <text:p>90,1%</text:p>
          </table:table-cell>
          <table:table-cell office:value-type="date" office:date-value="2022-03-23T00:00:00" table:style-name="ce34">
            <text:p>23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2">
            <text:p>6.782.414</text:p>
          </table:table-cell>
          <table:table-cell office:value-type="float" office:value="6246637" table:style-name="ce32">
            <text:p>6.246.637</text:p>
          </table:table-cell>
          <table:table-cell office:value-type="percentage" office:value="0.9210049696170125" table:style-name="ce33">
            <text:p>92,1%</text:p>
          </table:table-cell>
          <table:table-cell office:value-type="float" office:value="6168753" table:style-name="ce32">
            <text:p>6.168.753</text:p>
          </table:table-cell>
          <table:table-cell office:value-type="percentage" office:value="0.90952174255360996" table:style-name="ce33">
            <text:p>91,0%</text:p>
          </table:table-cell>
          <table:table-cell office:value-type="date" office:date-value="2022-03-23T00:00:00" table:style-name="ce34">
            <text:p>23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2">
            <text:p>4.492.026</text:p>
          </table:table-cell>
          <table:table-cell office:value-type="float" office:value="4193673" table:style-name="ce32">
            <text:p>4.193.673</text:p>
          </table:table-cell>
          <table:table-cell office:value-type="percentage" office:value="0.93358163999941224" table:style-name="ce33">
            <text:p>93,4%</text:p>
          </table:table-cell>
          <table:table-cell office:value-type="float" office:value="4211576" table:style-name="ce32">
            <text:p>4.211.576</text:p>
          </table:table-cell>
          <table:table-cell office:value-type="percentage" office:value="0.93756714676183972" table:style-name="ce33">
            <text:p>93,8%</text:p>
          </table:table-cell>
          <table:table-cell office:value-type="date" office:date-value="2022-03-23T00:00:00" table:style-name="ce34">
            <text:p>23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2">
            <text:p>949.890</text:p>
          </table:table-cell>
          <table:table-cell office:value-type="float" office:value="909695" table:style-name="ce32">
            <text:p>909.695</text:p>
          </table:table-cell>
          <table:table-cell office:value-type="percentage" office:value="0.95768457400330564" table:style-name="ce33">
            <text:p>95,8%</text:p>
          </table:table-cell>
          <table:table-cell office:value-type="float" office:value="905426" table:style-name="ce32">
            <text:p>905.426</text:p>
          </table:table-cell>
          <table:table-cell office:value-type="percentage" office:value="0.95319036941119495" table:style-name="ce33">
            <text:p>95,3%</text:p>
          </table:table-cell>
          <table:table-cell office:value-type="date" office:date-value="2022-03-23T00:00:00" table:style-name="ce34">
            <text:p>23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2">
            <text:p>2.456.127</text:p>
          </table:table-cell>
          <table:table-cell office:value-type="float" office:value="2340923" table:style-name="ce32">
            <text:p>2.340.923</text:p>
          </table:table-cell>
          <table:table-cell office:value-type="percentage" office:value="0.95309525932494532" table:style-name="ce33">
            <text:p>95,3%</text:p>
          </table:table-cell>
          <table:table-cell office:value-type="float" office:value="2343237" table:style-name="ce32">
            <text:p>2.343.237</text:p>
          </table:table-cell>
          <table:table-cell office:value-type="percentage" office:value="0.95403739301754342" table:style-name="ce33">
            <text:p>95,4%</text:p>
          </table:table-cell>
          <table:table-cell office:value-type="date" office:date-value="2022-03-23T00:00:00" table:style-name="ce34">
            <text:p>23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2">
            <text:p>281.479</text:p>
          </table:table-cell>
          <table:table-cell office:value-type="float" office:value="269048" table:style-name="ce32">
            <text:p>269.048</text:p>
          </table:table-cell>
          <table:table-cell office:value-type="percentage" office:value="0.9558368475090504" table:style-name="ce33">
            <text:p>95,6%</text:p>
          </table:table-cell>
          <table:table-cell office:value-type="float" office:value="276855" table:style-name="ce32">
            <text:p>276.855</text:p>
          </table:table-cell>
          <table:table-cell office:value-type="percentage" office:value="0.98357248675744902" table:style-name="ce33">
            <text:p>98,4%</text:p>
          </table:table-cell>
          <table:table-cell office:value-type="date" office:date-value="2022-03-23T00:00:00" table:style-name="ce34">
            <text:p>23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2">
            <text:p>5.970.908</text:p>
          </table:table-cell>
          <table:table-cell office:value-type="float" office:value="5506051" table:style-name="ce32">
            <text:p>5.506.051</text:p>
          </table:table-cell>
          <table:table-cell office:value-type="percentage" office:value="0.9221463469207698" table:style-name="ce33">
            <text:p>92,2%</text:p>
          </table:table-cell>
          <table:table-cell office:value-type="float" office:value="5478830" table:style-name="ce32">
            <text:p>5.478.830</text:p>
          </table:table-cell>
          <table:table-cell office:value-type="percentage" office:value="0.91758740881621359" table:style-name="ce33">
            <text:p>91,8%</text:p>
          </table:table-cell>
          <table:table-cell office:value-type="date" office:date-value="2022-03-23T00:00:00" table:style-name="ce34">
            <text:p>23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2">
            <text:p>1.317.614</text:p>
          </table:table-cell>
          <table:table-cell office:value-type="float" office:value="1229986" table:style-name="ce32">
            <text:p>1.229.986</text:p>
          </table:table-cell>
          <table:table-cell office:value-type="percentage" office:value="0.93349493857836974" table:style-name="ce33">
            <text:p>93,3%</text:p>
          </table:table-cell>
          <table:table-cell office:value-type="float" office:value="1231381" table:style-name="ce32">
            <text:p>1.231.381</text:p>
          </table:table-cell>
          <table:table-cell office:value-type="percentage" office:value="0.93455367049834015" table:style-name="ce33">
            <text:p>93,5%</text:p>
          </table:table-cell>
          <table:table-cell office:value-type="date" office:date-value="2022-03-23T00:00:00" table:style-name="ce34">
            <text:p>23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2">
            <text:p>580.174</text:p>
          </table:table-cell>
          <table:table-cell office:value-type="float" office:value="539703" table:style-name="ce32">
            <text:p>539.703</text:p>
          </table:table-cell>
          <table:table-cell office:value-type="percentage" office:value="0.93024334079086624" table:style-name="ce33">
            <text:p>93,0%</text:p>
          </table:table-cell>
          <table:table-cell office:value-type="float" office:value="539531" table:style-name="ce32">
            <text:p>539.531</text:p>
          </table:table-cell>
          <table:table-cell office:value-type="percentage" office:value="0.92994687800556386" table:style-name="ce33">
            <text:p>93,0%</text:p>
          </table:table-cell>
          <table:table-cell office:value-type="date" office:date-value="2022-03-23T00:00:00" table:style-name="ce34">
            <text:p>23/03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2">
            <text:p>1.955.253</text:p>
          </table:table-cell>
          <table:table-cell office:value-type="float" office:value="1863530" table:style-name="ce32">
            <text:p>1.863.530</text:p>
          </table:table-cell>
          <table:table-cell office:value-type="percentage" office:value="0.95308893529379579" table:style-name="ce33">
            <text:p>95,3%</text:p>
          </table:table-cell>
          <table:table-cell office:value-type="float" office:value="1849021" table:style-name="ce32">
            <text:p>1.849.021</text:p>
          </table:table-cell>
          <table:table-cell office:value-type="percentage" office:value="0.94566841222082254" table:style-name="ce33">
            <text:p>94,6%</text:p>
          </table:table-cell>
          <table:table-cell office:value-type="date" office:date-value="2022-03-23T00:00:00" table:style-name="ce34">
            <text:p>23/03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2">
            <text:p>71.029</text:p>
          </table:table-cell>
          <table:table-cell office:value-type="float" office:value="64263" table:style-name="ce32">
            <text:p>64.263</text:p>
          </table:table-cell>
          <table:table-cell office:value-type="percentage" office:value="0.9047431330864858" table:style-name="ce33">
            <text:p>90,5%</text:p>
          </table:table-cell>
          <table:table-cell office:value-type="float" office:value="62268" table:style-name="ce32">
            <text:p>62.268</text:p>
          </table:table-cell>
          <table:table-cell office:value-type="percentage" office:value="0.87665601374086644" table:style-name="ce33">
            <text:p>87,7%</text:p>
          </table:table-cell>
          <table:table-cell office:value-type="date" office:date-value="2022-03-23T00:00:00" table:style-name="ce34">
            <text:p>23/03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2">
            <text:p>68.266</text:p>
          </table:table-cell>
          <table:table-cell office:value-type="float" office:value="62255" table:style-name="ce32">
            <text:p>62.255</text:p>
          </table:table-cell>
          <table:table-cell office:value-type="percentage" office:value="0.91194738229865524" table:style-name="ce33">
            <text:p>91,2%</text:p>
          </table:table-cell>
          <table:table-cell office:value-type="float" office:value="59784" table:style-name="ce32">
            <text:p>59.784</text:p>
          </table:table-cell>
          <table:table-cell office:value-type="percentage" office:value="0.87575073975331785" table:style-name="ce33">
            <text:p>87,6%</text:p>
          </table:table-cell>
          <table:table-cell office:value-type="date" office:date-value="2022-03-23T00:00:00" table:style-name="ce34">
            <text:p>23/03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2">
            <text:p>-</text:p>
          </table:table-cell>
          <table:table-cell office:value-type="float" office:value="95036" table:style-name="ce32">
            <text:p>95.036</text:p>
          </table:table-cell>
          <table:table-cell office:value-type="string" table:style-name="ce33">
            <text:p>-</text:p>
          </table:table-cell>
          <table:table-cell office:value-type="float" office:value="96357" table:style-name="ce32">
            <text:p>96.357</text:p>
          </table:table-cell>
          <table:table-cell office:value-type="string" table:style-name="ce33">
            <text:p>-</text:p>
          </table:table-cell>
          <table:table-cell office:value-type="date" office:date-value="2022-03-12T00:00:00" table:style-name="ce34">
            <text:p>12/03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2">
            <text:p>-</text:p>
          </table:table-cell>
          <table:table-cell office:value-type="float" office:value="8032" table:style-name="ce32">
            <text:p>8.032</text:p>
          </table:table-cell>
          <table:table-cell office:value-type="string" table:style-name="ce33">
            <text:p>-</text:p>
          </table:table-cell>
          <table:table-cell office:value-type="float" office:value="8118" table:style-name="ce32">
            <text:p>8.118</text:p>
          </table:table-cell>
          <table:table-cell office:value-type="string" table:style-name="ce33">
            <text:p>-</text:p>
          </table:table-cell>
          <table:table-cell office:value-type="date" office:date-value="2022-03-23T00:00:00" table:style-name="ce34">
            <text:p>23/03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5">
            <text:p>42.185.033</text:p>
          </table:table-cell>
          <table:table-cell office:value-type="float" office:value="39190846" table:style-name="ce35">
            <text:p>39.190.846</text:p>
          </table:table-cell>
          <table:table-cell office:value-type="percentage" office:value="0.92902252796625762" table:style-name="ce36">
            <text:p>92,9%</text:p>
          </table:table-cell>
          <table:table-cell office:value-type="float" office:value="38969612" table:style-name="ce35">
            <text:p>38.969.612</text:p>
          </table:table-cell>
          <table:table-cell office:value-type="percentage" office:value="0.92377815610574487" table:style-name="ce36">
            <text:p>92,4%</text:p>
          </table:table-cell>
          <table:table-cell table:style-name="ce37"/>
          <table:table-cell table:number-columns-repeated="16377" table:style-name="ce30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4" table:number-columns-repeated="20" table:default-cell-style-name="ce30"/>
        <table:table-column table:style-name="co5" table:number-columns-repeated="16344" table:default-cell-style-name="ce30"/>
        <table:table-row table:style-name="ro8">
          <table:table-cell table:style-name="ce38"/>
          <table:table-cell office:value-type="string" table:style-name="ce39">
            <text:p>Personas con al menos 1 dosis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con al menos 1 dosis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Con al menos 1 dosis sobre Población a Vacunar INE</text:p>
          </table:table-cell>
          <table:table-cell office:value-type="string" table:style-name="ce42">
            <text:p>% Con al menos 1 dosis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5504" table:style-name="ce45">
            <text:p>435.504</text:p>
          </table:table-cell>
          <table:table-cell office:value-type="percentage" office:value="1" table:style-name="ce46">
            <text:p>100,0%</text:p>
          </table:table-cell>
          <table:table-cell office:value-type="float" office:value="656552" table:style-name="ce45">
            <text:p>656.552</text:p>
          </table:table-cell>
          <table:table-cell office:value-type="percentage" office:value="1" table:style-name="ce46">
            <text:p>100,0%</text:p>
          </table:table-cell>
          <table:table-cell office:value-type="float" office:value="937581" table:style-name="ce45">
            <text:p>937.581</text:p>
          </table:table-cell>
          <table:table-cell office:value-type="percentage" office:value="0.97845191493891337" table:style-name="ce46">
            <text:p>97,8%</text:p>
          </table:table-cell>
          <table:table-cell office:value-type="float" office:value="1229628" table:style-name="ce45">
            <text:p>1.229.628</text:p>
          </table:table-cell>
          <table:table-cell office:value-type="percentage" office:value="0.95498337593226423" table:style-name="ce46">
            <text:p>95,5%</text:p>
          </table:table-cell>
          <table:table-cell office:value-type="float" office:value="1277293" table:style-name="ce45">
            <text:p>1.277.293</text:p>
          </table:table-cell>
          <table:table-cell office:value-type="percentage" office:value="0.92267556431386599" table:style-name="ce46">
            <text:p>92,3%</text:p>
          </table:table-cell>
          <table:table-cell office:value-type="float" office:value="968371" table:style-name="ce45">
            <text:p>968.371</text:p>
          </table:table-cell>
          <table:table-cell office:value-type="percentage" office:value="0.8789206125036646" table:style-name="ce46">
            <text:p>87,9%</text:p>
          </table:table-cell>
          <table:table-cell office:value-type="float" office:value="812470" table:style-name="ce45">
            <text:p>812.470</text:p>
          </table:table-cell>
          <table:table-cell office:value-type="percentage" office:value="0.87729129954044438" table:style-name="ce46">
            <text:p>87,7%</text:p>
          </table:table-cell>
          <table:table-cell office:value-type="float" office:value="721684" table:style-name="ce45">
            <text:p>721.684</text:p>
          </table:table-cell>
          <table:table-cell office:value-type="percentage" office:value="0.93380052429591409" table:style-name="ce46">
            <text:p>93,4%</text:p>
          </table:table-cell>
          <table:table-cell office:value-type="float" office:value="7039083" table:style-name="ce45">
            <text:p>7.039.083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754372832729871" table:style-name="ce46">
            <text:p>93,8%</text:p>
          </table:table-cell>
          <table:table-cell office:value-type="percentage" office:value="0.82791147297228473" table:style-name="ce46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1696" table:style-name="ce48">
            <text:p>101.696</text:p>
          </table:table-cell>
          <table:table-cell office:value-type="percentage" office:value="1" table:style-name="ce49">
            <text:p>100,0%</text:p>
          </table:table-cell>
          <table:table-cell office:value-type="float" office:value="119870" table:style-name="ce48">
            <text:p>119.870</text:p>
          </table:table-cell>
          <table:table-cell office:value-type="percentage" office:value="1" table:style-name="ce49">
            <text:p>100,0%</text:p>
          </table:table-cell>
          <table:table-cell office:value-type="float" office:value="156038" table:style-name="ce48">
            <text:p>156.038</text:p>
          </table:table-cell>
          <table:table-cell office:value-type="percentage" office:value="0.96731758725435502" table:style-name="ce49">
            <text:p>96,7%</text:p>
          </table:table-cell>
          <table:table-cell office:value-type="float" office:value="188548" table:style-name="ce48">
            <text:p>188.548</text:p>
          </table:table-cell>
          <table:table-cell office:value-type="percentage" office:value="0.93818977956908989" table:style-name="ce49">
            <text:p>93,8%</text:p>
          </table:table-cell>
          <table:table-cell office:value-type="float" office:value="192368" table:style-name="ce48">
            <text:p>192.368</text:p>
          </table:table-cell>
          <table:table-cell office:value-type="percentage" office:value="0.90044327527535029" table:style-name="ce49">
            <text:p>90,0%</text:p>
          </table:table-cell>
          <table:table-cell office:value-type="float" office:value="131973" table:style-name="ce48">
            <text:p>131.973</text:p>
          </table:table-cell>
          <table:table-cell office:value-type="percentage" office:value="0.83380507714274887" table:style-name="ce49">
            <text:p>83,4%</text:p>
          </table:table-cell>
          <table:table-cell office:value-type="float" office:value="110771" table:style-name="ce48">
            <text:p>110.771</text:p>
          </table:table-cell>
          <table:table-cell office:value-type="percentage" office:value="0.8468860380128137" table:style-name="ce49">
            <text:p>84,7%</text:p>
          </table:table-cell>
          <table:table-cell office:value-type="float" office:value="95111" table:style-name="ce48">
            <text:p>95.111</text:p>
          </table:table-cell>
          <table:table-cell office:value-type="percentage" office:value="0.88858058428393916" table:style-name="ce49">
            <text:p>88,9%</text:p>
          </table:table-cell>
          <table:table-cell office:value-type="float" office:value="1096375" table:style-name="ce48">
            <text:p>1.096.375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2178209663967281" table:style-name="ce49">
            <text:p>92,2%</text:p>
          </table:table-cell>
          <table:table-cell office:value-type="percentage" office:value="0.82364046267352697" table:style-name="ce49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9279" table:style-name="ce48">
            <text:p>89.279</text:p>
          </table:table-cell>
          <table:table-cell office:value-type="percentage" office:value="1" table:style-name="ce49">
            <text:p>100,0%</text:p>
          </table:table-cell>
          <table:table-cell office:value-type="float" office:value="114806" table:style-name="ce48">
            <text:p>114.806</text:p>
          </table:table-cell>
          <table:table-cell office:value-type="percentage" office:value="1" table:style-name="ce49">
            <text:p>100,0%</text:p>
          </table:table-cell>
          <table:table-cell office:value-type="float" office:value="149181" table:style-name="ce48">
            <text:p>149.181</text:p>
          </table:table-cell>
          <table:table-cell office:value-type="percentage" office:value="0.98151852095532599" table:style-name="ce49">
            <text:p>98,2%</text:p>
          </table:table-cell>
          <table:table-cell office:value-type="float" office:value="154437" table:style-name="ce48">
            <text:p>154.437</text:p>
          </table:table-cell>
          <table:table-cell office:value-type="percentage" office:value="0.95282663820388325" table:style-name="ce49">
            <text:p>95,3%</text:p>
          </table:table-cell>
          <table:table-cell office:value-type="float" office:value="152571" table:style-name="ce48">
            <text:p>152.571</text:p>
          </table:table-cell>
          <table:table-cell office:value-type="percentage" office:value="0.91954556412729027" table:style-name="ce49">
            <text:p>92,0%</text:p>
          </table:table-cell>
          <table:table-cell office:value-type="float" office:value="93124" table:style-name="ce48">
            <text:p>93.124</text:p>
          </table:table-cell>
          <table:table-cell office:value-type="percentage" office:value="0.85756646499249478" table:style-name="ce49">
            <text:p>85,8%</text:p>
          </table:table-cell>
          <table:table-cell office:value-type="float" office:value="68877" table:style-name="ce48">
            <text:p>68.877</text:p>
          </table:table-cell>
          <table:table-cell office:value-type="percentage" office:value="0.86919815249488908" table:style-name="ce49">
            <text:p>86,9%</text:p>
          </table:table-cell>
          <table:table-cell office:value-type="float" office:value="62919" table:style-name="ce48">
            <text:p>62.919</text:p>
          </table:table-cell>
          <table:table-cell office:value-type="percentage" office:value="0.96418720117690326" table:style-name="ce49">
            <text:p>96,4%</text:p>
          </table:table-cell>
          <table:table-cell office:value-type="float" office:value="885194" table:style-name="ce48">
            <text:p>885.194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136423675932102" table:style-name="ce49">
            <text:p>95,1%</text:p>
          </table:table-cell>
          <table:table-cell office:value-type="percentage" office:value="0.87392991729597225" table:style-name="ce49">
            <text:p>87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864" table:style-name="ce48">
            <text:p>51.864</text:p>
          </table:table-cell>
          <table:table-cell office:value-type="percentage" office:value="0.96701657561575893" table:style-name="ce49">
            <text:p>96,7%</text:p>
          </table:table-cell>
          <table:table-cell office:value-type="float" office:value="79942" table:style-name="ce48">
            <text:p>79.942</text:p>
          </table:table-cell>
          <table:table-cell office:value-type="percentage" office:value="0.91640873971158032" table:style-name="ce49">
            <text:p>91,6%</text:p>
          </table:table-cell>
          <table:table-cell office:value-type="float" office:value="112211" table:style-name="ce48">
            <text:p>112.211</text:p>
          </table:table-cell>
          <table:table-cell office:value-type="percentage" office:value="0.88082547706702885" table:style-name="ce49">
            <text:p>88,1%</text:p>
          </table:table-cell>
          <table:table-cell office:value-type="float" office:value="153729" table:style-name="ce48">
            <text:p>153.729</text:p>
          </table:table-cell>
          <table:table-cell office:value-type="percentage" office:value="0.86603984045789484" table:style-name="ce49">
            <text:p>86,6%</text:p>
          </table:table-cell>
          <table:table-cell office:value-type="float" office:value="173942" table:style-name="ce48">
            <text:p>173.942</text:p>
          </table:table-cell>
          <table:table-cell office:value-type="percentage" office:value="0.80297106032138788" table:style-name="ce49">
            <text:p>80,3%</text:p>
          </table:table-cell>
          <table:table-cell office:value-type="float" office:value="135552" table:style-name="ce48">
            <text:p>135.552</text:p>
          </table:table-cell>
          <table:table-cell office:value-type="percentage" office:value="0.73650752253500462" table:style-name="ce49">
            <text:p>73,7%</text:p>
          </table:table-cell>
          <table:table-cell office:value-type="float" office:value="105001" table:style-name="ce48">
            <text:p>105.001</text:p>
          </table:table-cell>
          <table:table-cell office:value-type="percentage" office:value="0.76524090282990676" table:style-name="ce49">
            <text:p>76,5%</text:p>
          </table:table-cell>
          <table:table-cell office:value-type="float" office:value="84514" table:style-name="ce48">
            <text:p>84.514</text:p>
          </table:table-cell>
          <table:table-cell office:value-type="percentage" office:value="0.84907972994695391" table:style-name="ce49">
            <text:p>84,9%</text:p>
          </table:table-cell>
          <table:table-cell office:value-type="float" office:value="896755" table:style-name="ce48">
            <text:p>896.755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788567440340399" table:style-name="ce49">
            <text:p>82,8%</text:p>
          </table:table-cell>
          <table:table-cell office:value-type="percentage" office:value="0.73518066856592401" table:style-name="ce49">
            <text:p>73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4827" table:style-name="ce48">
            <text:p>94.827</text:p>
          </table:table-cell>
          <table:table-cell office:value-type="percentage" office:value="0.94484964428767859" table:style-name="ce49">
            <text:p>94,5%</text:p>
          </table:table-cell>
          <table:table-cell office:value-type="float" office:value="156165" table:style-name="ce48">
            <text:p>156.165</text:p>
          </table:table-cell>
          <table:table-cell office:value-type="percentage" office:value="0.93262902667128511" table:style-name="ce49">
            <text:p>93,3%</text:p>
          </table:table-cell>
          <table:table-cell office:value-type="float" office:value="229407" table:style-name="ce48">
            <text:p>229.407</text:p>
          </table:table-cell>
          <table:table-cell office:value-type="percentage" office:value="0.91195563594442564" table:style-name="ce49">
            <text:p>91,2%</text:p>
          </table:table-cell>
          <table:table-cell office:value-type="float" office:value="325924" table:style-name="ce48">
            <text:p>325.924</text:p>
          </table:table-cell>
          <table:table-cell office:value-type="percentage" office:value="0.8850689890209561" table:style-name="ce49">
            <text:p>88,5%</text:p>
          </table:table-cell>
          <table:table-cell office:value-type="float" office:value="325088" table:style-name="ce48">
            <text:p>325.088</text:p>
          </table:table-cell>
          <table:table-cell office:value-type="percentage" office:value="0.82487661917509292" table:style-name="ce49">
            <text:p>82,5%</text:p>
          </table:table-cell>
          <table:table-cell office:value-type="float" office:value="239491" table:style-name="ce48">
            <text:p>239.491</text:p>
          </table:table-cell>
          <table:table-cell office:value-type="percentage" office:value="0.76548446279829441" table:style-name="ce49">
            <text:p>76,5%</text:p>
          </table:table-cell>
          <table:table-cell office:value-type="float" office:value="200720" table:style-name="ce48">
            <text:p>200.720</text:p>
          </table:table-cell>
          <table:table-cell office:value-type="percentage" office:value="0.7881541282674509" table:style-name="ce49">
            <text:p>78,8%</text:p>
          </table:table-cell>
          <table:table-cell office:value-type="float" office:value="171908" table:style-name="ce48">
            <text:p>171.908</text:p>
          </table:table-cell>
          <table:table-cell office:value-type="percentage" office:value="0.93293897376061652" table:style-name="ce49">
            <text:p>93,3%</text:p>
          </table:table-cell>
          <table:table-cell office:value-type="float" office:value="1743530" table:style-name="ce48">
            <text:p>1.743.530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5739801024139017" table:style-name="ce49">
            <text:p>85,7%</text:p>
          </table:table-cell>
          <table:table-cell office:value-type="percentage" office:value="0.77684640983724151" table:style-name="ce49">
            <text:p>77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586" table:style-name="ce48">
            <text:p>42.586</text:p>
          </table:table-cell>
          <table:table-cell office:value-type="percentage" office:value="1" table:style-name="ce49">
            <text:p>100,0%</text:p>
          </table:table-cell>
          <table:table-cell office:value-type="float" office:value="56216" table:style-name="ce48">
            <text:p>56.216</text:p>
          </table:table-cell>
          <table:table-cell office:value-type="percentage" office:value="1" table:style-name="ce49">
            <text:p>100,0%</text:p>
          </table:table-cell>
          <table:table-cell office:value-type="float" office:value="77294" table:style-name="ce48">
            <text:p>77.294</text:p>
          </table:table-cell>
          <table:table-cell office:value-type="percentage" office:value="0.97523247157979742" table:style-name="ce49">
            <text:p>97,5%</text:p>
          </table:table-cell>
          <table:table-cell office:value-type="float" office:value="85191" table:style-name="ce48">
            <text:p>85.191</text:p>
          </table:table-cell>
          <table:table-cell office:value-type="percentage" office:value="0.93647356271298232" table:style-name="ce49">
            <text:p>93,6%</text:p>
          </table:table-cell>
          <table:table-cell office:value-type="float" office:value="89509" table:style-name="ce48">
            <text:p>89.509</text:p>
          </table:table-cell>
          <table:table-cell office:value-type="percentage" office:value="0.91911568397921672" table:style-name="ce49">
            <text:p>91,9%</text:p>
          </table:table-cell>
          <table:table-cell office:value-type="float" office:value="56907" table:style-name="ce48">
            <text:p>56.907</text:p>
          </table:table-cell>
          <table:table-cell office:value-type="percentage" office:value="0.84735995711605472" table:style-name="ce49">
            <text:p>84,7%</text:p>
          </table:table-cell>
          <table:table-cell office:value-type="float" office:value="43502" table:style-name="ce48">
            <text:p>43.502</text:p>
          </table:table-cell>
          <table:table-cell office:value-type="percentage" office:value="0.85510978318557973" table:style-name="ce49">
            <text:p>85,5%</text:p>
          </table:table-cell>
          <table:table-cell office:value-type="float" office:value="43182" table:style-name="ce48">
            <text:p>43.182</text:p>
          </table:table-cell>
          <table:table-cell office:value-type="percentage" office:value="0.95360289733454051" table:style-name="ce49">
            <text:p>95,4%</text:p>
          </table:table-cell>
          <table:table-cell office:value-type="float" office:value="494387" table:style-name="ce48">
            <text:p>494.387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3800539594962262" table:style-name="ce49">
            <text:p>93,8%</text:p>
          </table:table-cell>
          <table:table-cell office:value-type="percentage" office:value="0.84705348193710328" table:style-name="ce49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30021" table:style-name="ce48">
            <text:p>230.021</text:p>
          </table:table-cell>
          <table:table-cell office:value-type="percentage" office:value="1" table:style-name="ce49">
            <text:p>100,0%</text:p>
          </table:table-cell>
          <table:table-cell office:value-type="float" office:value="252337" table:style-name="ce48">
            <text:p>252.337</text:p>
          </table:table-cell>
          <table:table-cell office:value-type="percentage" office:value="1" table:style-name="ce49">
            <text:p>100,0%</text:p>
          </table:table-cell>
          <table:table-cell office:value-type="float" office:value="324629" table:style-name="ce48">
            <text:p>324.629</text:p>
          </table:table-cell>
          <table:table-cell office:value-type="percentage" office:value="0.99201205220585309" table:style-name="ce49">
            <text:p>99,2%</text:p>
          </table:table-cell>
          <table:table-cell office:value-type="float" office:value="357860" table:style-name="ce48">
            <text:p>357.860</text:p>
          </table:table-cell>
          <table:table-cell office:value-type="percentage" office:value="0.93876491003481088" table:style-name="ce49">
            <text:p>93,9%</text:p>
          </table:table-cell>
          <table:table-cell office:value-type="float" office:value="326212" table:style-name="ce48">
            <text:p>326.212</text:p>
          </table:table-cell>
          <table:table-cell office:value-type="percentage" office:value="0.9056362818640652" table:style-name="ce49">
            <text:p>90,6%</text:p>
          </table:table-cell>
          <table:table-cell office:value-type="float" office:value="218990" table:style-name="ce48">
            <text:p>218.990</text:p>
          </table:table-cell>
          <table:table-cell office:value-type="percentage" office:value="0.84584128357447996" table:style-name="ce49">
            <text:p>84,6%</text:p>
          </table:table-cell>
          <table:table-cell office:value-type="float" office:value="181113" table:style-name="ce48">
            <text:p>181.113</text:p>
          </table:table-cell>
          <table:table-cell office:value-type="percentage" office:value="0.85519810746107972" table:style-name="ce49">
            <text:p>85,5%</text:p>
          </table:table-cell>
          <table:table-cell office:value-type="float" office:value="155867" table:style-name="ce48">
            <text:p>155.867</text:p>
          </table:table-cell>
          <table:table-cell office:value-type="percentage" office:value="0.92668759438281079" table:style-name="ce49">
            <text:p>92,7%</text:p>
          </table:table-cell>
          <table:table-cell office:value-type="float" office:value="2047029" table:style-name="ce48">
            <text:p>2.047.029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4239805832841117" table:style-name="ce49">
            <text:p>94,2%</text:p>
          </table:table-cell>
          <table:table-cell office:value-type="percentage" office:value="0.85770006398092058" table:style-name="ce49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9034" table:style-name="ce48">
            <text:p>139.034</text:p>
          </table:table-cell>
          <table:table-cell office:value-type="percentage" office:value="1" table:style-name="ce49">
            <text:p>100,0%</text:p>
          </table:table-cell>
          <table:table-cell office:value-type="float" office:value="159467" table:style-name="ce48">
            <text:p>159.467</text:p>
          </table:table-cell>
          <table:table-cell office:value-type="percentage" office:value="1" table:style-name="ce49">
            <text:p>100,0%</text:p>
          </table:table-cell>
          <table:table-cell office:value-type="float" office:value="225518" table:style-name="ce48">
            <text:p>225.518</text:p>
          </table:table-cell>
          <table:table-cell office:value-type="percentage" office:value="0.98899257985861388" table:style-name="ce49">
            <text:p>98,9%</text:p>
          </table:table-cell>
          <table:table-cell office:value-type="float" office:value="290222" table:style-name="ce48">
            <text:p>290.222</text:p>
          </table:table-cell>
          <table:table-cell office:value-type="percentage" office:value="0.93197005847652747" table:style-name="ce49">
            <text:p>93,2%</text:p>
          </table:table-cell>
          <table:table-cell office:value-type="float" office:value="292251" table:style-name="ce48">
            <text:p>292.251</text:p>
          </table:table-cell>
          <table:table-cell office:value-type="percentage" office:value="0.88378527946873275" table:style-name="ce49">
            <text:p>88,4%</text:p>
          </table:table-cell>
          <table:table-cell office:value-type="float" office:value="212485" table:style-name="ce48">
            <text:p>212.485</text:p>
          </table:table-cell>
          <table:table-cell office:value-type="percentage" office:value="0.82438089473949661" table:style-name="ce49">
            <text:p>82,4%</text:p>
          </table:table-cell>
          <table:table-cell office:value-type="float" office:value="180804" table:style-name="ce48">
            <text:p>180.804</text:p>
          </table:table-cell>
          <table:table-cell office:value-type="percentage" office:value="0.82561920070139549" table:style-name="ce49">
            <text:p>82,6%</text:p>
          </table:table-cell>
          <table:table-cell office:value-type="float" office:value="159880" table:style-name="ce48">
            <text:p>159.880</text:p>
          </table:table-cell>
          <table:table-cell office:value-type="percentage" office:value="0.89913168668736221" table:style-name="ce49">
            <text:p>89,9%</text:p>
          </table:table-cell>
          <table:table-cell office:value-type="float" office:value="1659661" table:style-name="ce48">
            <text:p>1.659.661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1386897728186278" table:style-name="ce49">
            <text:p>91,4%</text:p>
          </table:table-cell>
          <table:table-cell office:value-type="percentage" office:value="0.81012185549941029" table:style-name="ce49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61164" table:style-name="ce48">
            <text:p>461.164</text:p>
          </table:table-cell>
          <table:table-cell office:value-type="percentage" office:value="1" table:style-name="ce49">
            <text:p>100,0%</text:p>
          </table:table-cell>
          <table:table-cell office:value-type="float" office:value="622158" table:style-name="ce48">
            <text:p>622.158</text:p>
          </table:table-cell>
          <table:table-cell office:value-type="percentage" office:value="0.97864207784363322" table:style-name="ce49">
            <text:p>97,9%</text:p>
          </table:table-cell>
          <table:table-cell office:value-type="float" office:value="810067" table:style-name="ce48">
            <text:p>810.067</text:p>
          </table:table-cell>
          <table:table-cell office:value-type="percentage" office:value="0.95024305441509749" table:style-name="ce49">
            <text:p>95,0%</text:p>
          </table:table-cell>
          <table:table-cell office:value-type="float" office:value="1045097" table:style-name="ce48">
            <text:p>1.045.097</text:p>
          </table:table-cell>
          <table:table-cell office:value-type="percentage" office:value="0.95233829748651588" table:style-name="ce49">
            <text:p>95,2%</text:p>
          </table:table-cell>
          <table:table-cell office:value-type="float" office:value="1166971" table:style-name="ce48">
            <text:p>1.166.971</text:p>
          </table:table-cell>
          <table:table-cell office:value-type="percentage" office:value="0.91489106489067284" table:style-name="ce49">
            <text:p>91,5%</text:p>
          </table:table-cell>
          <table:table-cell office:value-type="float" office:value="833718" table:style-name="ce48">
            <text:p>833.718</text:p>
          </table:table-cell>
          <table:table-cell office:value-type="percentage" office:value="0.8625013966075884" table:style-name="ce49">
            <text:p>86,3%</text:p>
          </table:table-cell>
          <table:table-cell office:value-type="float" office:value="700307" table:style-name="ce48">
            <text:p>700.307</text:p>
          </table:table-cell>
          <table:table-cell office:value-type="percentage" office:value="0.84471122937244969" table:style-name="ce49">
            <text:p>84,5%</text:p>
          </table:table-cell>
          <table:table-cell office:value-type="float" office:value="607155" table:style-name="ce48">
            <text:p>607.155</text:p>
          </table:table-cell>
          <table:table-cell office:value-type="percentage" office:value="0.90436172383643421" table:style-name="ce49">
            <text:p>90,4%</text:p>
          </table:table-cell>
          <table:table-cell office:value-type="float" office:value="6246637" table:style-name="ce48">
            <text:p>6.246.637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210049696170125" table:style-name="ce49">
            <text:p>92,1%</text:p>
          </table:table-cell>
          <table:table-cell office:value-type="percentage" office:value="0.81429161572431519" table:style-name="ce49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9031" table:style-name="ce48">
            <text:p>299.031</text:p>
          </table:table-cell>
          <table:table-cell office:value-type="percentage" office:value="1" table:style-name="ce49">
            <text:p>100,0%</text:p>
          </table:table-cell>
          <table:table-cell office:value-type="float" office:value="437826" table:style-name="ce48">
            <text:p>437.826</text:p>
          </table:table-cell>
          <table:table-cell office:value-type="percentage" office:value="0.99556592447063963" table:style-name="ce49">
            <text:p>99,6%</text:p>
          </table:table-cell>
          <table:table-cell office:value-type="float" office:value="576771" table:style-name="ce48">
            <text:p>576.771</text:p>
          </table:table-cell>
          <table:table-cell office:value-type="percentage" office:value="0.96588907123957535" table:style-name="ce49">
            <text:p>96,6%</text:p>
          </table:table-cell>
          <table:table-cell office:value-type="float" office:value="724046" table:style-name="ce48">
            <text:p>724.046</text:p>
          </table:table-cell>
          <table:table-cell office:value-type="percentage" office:value="0.94982264107380865" table:style-name="ce49">
            <text:p>95,0%</text:p>
          </table:table-cell>
          <table:table-cell office:value-type="float" office:value="768166" table:style-name="ce48">
            <text:p>768.166</text:p>
          </table:table-cell>
          <table:table-cell office:value-type="percentage" office:value="0.91369690135752202" table:style-name="ce49">
            <text:p>91,4%</text:p>
          </table:table-cell>
          <table:table-cell office:value-type="float" office:value="531216" table:style-name="ce48">
            <text:p>531.216</text:p>
          </table:table-cell>
          <table:table-cell office:value-type="percentage" office:value="0.86528396976158173" table:style-name="ce49">
            <text:p>86,5%</text:p>
          </table:table-cell>
          <table:table-cell office:value-type="float" office:value="449488" table:style-name="ce48">
            <text:p>449.488</text:p>
          </table:table-cell>
          <table:table-cell office:value-type="percentage" office:value="0.87658281539784666" table:style-name="ce49">
            <text:p>87,7%</text:p>
          </table:table-cell>
          <table:table-cell office:value-type="float" office:value="407129" table:style-name="ce48">
            <text:p>407.129</text:p>
          </table:table-cell>
          <table:table-cell office:value-type="percentage" office:value="0.94075361220420128" table:style-name="ce49">
            <text:p>94,1%</text:p>
          </table:table-cell>
          <table:table-cell office:value-type="float" office:value="4193673" table:style-name="ce48">
            <text:p>4.193.673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3358163999941224" table:style-name="ce49">
            <text:p>93,4%</text:p>
          </table:table-cell>
          <table:table-cell office:value-type="percentage" office:value="0.83091650658949945" table:style-name="ce49">
            <text:p>83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8434" table:style-name="ce48">
            <text:p>78.434</text:p>
          </table:table-cell>
          <table:table-cell office:value-type="percentage" office:value="1" table:style-name="ce49">
            <text:p>100,0%</text:p>
          </table:table-cell>
          <table:table-cell office:value-type="float" office:value="96165" table:style-name="ce48">
            <text:p>96.165</text:p>
          </table:table-cell>
          <table:table-cell office:value-type="percentage" office:value="1" table:style-name="ce49">
            <text:p>100,0%</text:p>
          </table:table-cell>
          <table:table-cell office:value-type="float" office:value="133480" table:style-name="ce48">
            <text:p>133.480</text:p>
          </table:table-cell>
          <table:table-cell office:value-type="percentage" office:value="1" table:style-name="ce49">
            <text:p>100,0%</text:p>
          </table:table-cell>
          <table:table-cell office:value-type="float" office:value="162361" table:style-name="ce48">
            <text:p>162.361</text:p>
          </table:table-cell>
          <table:table-cell office:value-type="percentage" office:value="0.96670497103356301" table:style-name="ce49">
            <text:p>96,7%</text:p>
          </table:table-cell>
          <table:table-cell office:value-type="float" office:value="147388" table:style-name="ce48">
            <text:p>147.388</text:p>
          </table:table-cell>
          <table:table-cell office:value-type="percentage" office:value="0.935582977859029" table:style-name="ce49">
            <text:p>93,6%</text:p>
          </table:table-cell>
          <table:table-cell office:value-type="float" office:value="114868" table:style-name="ce48">
            <text:p>114.868</text:p>
          </table:table-cell>
          <table:table-cell office:value-type="percentage" office:value="0.88467522065279336" table:style-name="ce49">
            <text:p>88,5%</text:p>
          </table:table-cell>
          <table:table-cell office:value-type="float" office:value="95713" table:style-name="ce48">
            <text:p>95.713</text:p>
          </table:table-cell>
          <table:table-cell office:value-type="percentage" office:value="0.85073684959024409" table:style-name="ce49">
            <text:p>85,1%</text:p>
          </table:table-cell>
          <table:table-cell office:value-type="float" office:value="81286" table:style-name="ce48">
            <text:p>81.286</text:p>
          </table:table-cell>
          <table:table-cell office:value-type="percentage" office:value="0.94839515103431382" table:style-name="ce49">
            <text:p>94,8%</text:p>
          </table:table-cell>
          <table:table-cell office:value-type="float" office:value="909695" table:style-name="ce48">
            <text:p>909.695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768457400330564" table:style-name="ce49">
            <text:p>95,8%</text:p>
          </table:table-cell>
          <table:table-cell office:value-type="percentage" office:value="0.85982595446687571" table:style-name="ce49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3082" table:style-name="ce48">
            <text:p>243.082</text:p>
          </table:table-cell>
          <table:table-cell office:value-type="percentage" office:value="1" table:style-name="ce49">
            <text:p>100,0%</text:p>
          </table:table-cell>
          <table:table-cell office:value-type="float" office:value="292370" table:style-name="ce48">
            <text:p>292.370</text:p>
          </table:table-cell>
          <table:table-cell office:value-type="percentage" office:value="1" table:style-name="ce49">
            <text:p>100,0%</text:p>
          </table:table-cell>
          <table:table-cell office:value-type="float" office:value="348257" table:style-name="ce48">
            <text:p>348.257</text:p>
          </table:table-cell>
          <table:table-cell office:value-type="percentage" office:value="0.98498441592234542" table:style-name="ce49">
            <text:p>98,5%</text:p>
          </table:table-cell>
          <table:table-cell office:value-type="float" office:value="393852" table:style-name="ce48">
            <text:p>393.852</text:p>
          </table:table-cell>
          <table:table-cell office:value-type="percentage" office:value="0.96249266862170091" table:style-name="ce49">
            <text:p>96,2%</text:p>
          </table:table-cell>
          <table:table-cell office:value-type="float" office:value="412589" table:style-name="ce48">
            <text:p>412.589</text:p>
          </table:table-cell>
          <table:table-cell office:value-type="percentage" office:value="0.93169495773840039" table:style-name="ce49">
            <text:p>93,2%</text:p>
          </table:table-cell>
          <table:table-cell office:value-type="float" office:value="269012" table:style-name="ce48">
            <text:p>269.012</text:p>
          </table:table-cell>
          <table:table-cell office:value-type="percentage" office:value="0.87172308310488078" table:style-name="ce49">
            <text:p>87,2%</text:p>
          </table:table-cell>
          <table:table-cell office:value-type="float" office:value="204799" table:style-name="ce48">
            <text:p>204.799</text:p>
          </table:table-cell>
          <table:table-cell office:value-type="percentage" office:value="0.88903117701704271" table:style-name="ce49">
            <text:p>88,9%</text:p>
          </table:table-cell>
          <table:table-cell office:value-type="float" office:value="176962" table:style-name="ce48">
            <text:p>176.962</text:p>
          </table:table-cell>
          <table:table-cell office:value-type="percentage" office:value="0.96519111615324205" table:style-name="ce49">
            <text:p>96,5%</text:p>
          </table:table-cell>
          <table:table-cell office:value-type="float" office:value="2340923" table:style-name="ce48">
            <text:p>2.340.923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309525932494532" table:style-name="ce49">
            <text:p>95,3%</text:p>
          </table:table-cell>
          <table:table-cell office:value-type="percentage" office:value="0.86801284152478642" table:style-name="ce49">
            <text:p>86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473" table:style-name="ce48">
            <text:p>23.473</text:p>
          </table:table-cell>
          <table:table-cell office:value-type="percentage" office:value="1" table:style-name="ce49">
            <text:p>100,0%</text:p>
          </table:table-cell>
          <table:table-cell office:value-type="float" office:value="28786" table:style-name="ce48">
            <text:p>28.786</text:p>
          </table:table-cell>
          <table:table-cell office:value-type="percentage" office:value="1" table:style-name="ce49">
            <text:p>100,0%</text:p>
          </table:table-cell>
          <table:table-cell office:value-type="float" office:value="38525" table:style-name="ce48">
            <text:p>38.525</text:p>
          </table:table-cell>
          <table:table-cell office:value-type="percentage" office:value="0.99769513647899721" table:style-name="ce49">
            <text:p>99,8%</text:p>
          </table:table-cell>
          <table:table-cell office:value-type="float" office:value="45961" table:style-name="ce48">
            <text:p>45.961</text:p>
          </table:table-cell>
          <table:table-cell office:value-type="percentage" office:value="0.96760000000000002" table:style-name="ce49">
            <text:p>96,8%</text:p>
          </table:table-cell>
          <table:table-cell office:value-type="float" office:value="48535" table:style-name="ce48">
            <text:p>48.535</text:p>
          </table:table-cell>
          <table:table-cell office:value-type="percentage" office:value="0.93834583558889495" table:style-name="ce49">
            <text:p>93,8%</text:p>
          </table:table-cell>
          <table:table-cell office:value-type="float" office:value="32573" table:style-name="ce48">
            <text:p>32.573</text:p>
          </table:table-cell>
          <table:table-cell office:value-type="percentage" office:value="0.87949562587752461" table:style-name="ce49">
            <text:p>87,9%</text:p>
          </table:table-cell>
          <table:table-cell office:value-type="float" office:value="25840" table:style-name="ce48">
            <text:p>25.840</text:p>
          </table:table-cell>
          <table:table-cell office:value-type="percentage" office:value="0.85659351587880395" table:style-name="ce49">
            <text:p>85,7%</text:p>
          </table:table-cell>
          <table:table-cell office:value-type="float" office:value="25355" table:style-name="ce48">
            <text:p>25.355</text:p>
          </table:table-cell>
          <table:table-cell office:value-type="percentage" office:value="0.97575524340965947" table:style-name="ce49">
            <text:p>97,6%</text:p>
          </table:table-cell>
          <table:table-cell office:value-type="float" office:value="269048" table:style-name="ce48">
            <text:p>269.048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558368475090504" table:style-name="ce49">
            <text:p>95,6%</text:p>
          </table:table-cell>
          <table:table-cell office:value-type="percentage" office:value="0.85094377814887912" table:style-name="ce49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4858" table:style-name="ce48">
            <text:p>374.858</text:p>
          </table:table-cell>
          <table:table-cell office:value-type="percentage" office:value="1" table:style-name="ce49">
            <text:p>100,0%</text:p>
          </table:table-cell>
          <table:table-cell office:value-type="float" office:value="512669" table:style-name="ce48">
            <text:p>512.669</text:p>
          </table:table-cell>
          <table:table-cell office:value-type="percentage" office:value="0.97271416374158048" table:style-name="ce49">
            <text:p>97,3%</text:p>
          </table:table-cell>
          <table:table-cell office:value-type="float" office:value="694122" table:style-name="ce48">
            <text:p>694.122</text:p>
          </table:table-cell>
          <table:table-cell office:value-type="percentage" office:value="0.96344547496176047" table:style-name="ce49">
            <text:p>96,3%</text:p>
          </table:table-cell>
          <table:table-cell office:value-type="float" office:value="950476" table:style-name="ce48">
            <text:p>950.476</text:p>
          </table:table-cell>
          <table:table-cell office:value-type="percentage" office:value="0.96031054024262474" table:style-name="ce49">
            <text:p>96,0%</text:p>
          </table:table-cell>
          <table:table-cell office:value-type="float" office:value="1053083" table:style-name="ce48">
            <text:p>1.053.083</text:p>
          </table:table-cell>
          <table:table-cell office:value-type="percentage" office:value="0.91094544878909167" table:style-name="ce49">
            <text:p>91,1%</text:p>
          </table:table-cell>
          <table:table-cell office:value-type="float" office:value="780351" table:style-name="ce48">
            <text:p>780.351</text:p>
          </table:table-cell>
          <table:table-cell office:value-type="percentage" office:value="0.86624432199137702" table:style-name="ce49">
            <text:p>86,6%</text:p>
          </table:table-cell>
          <table:table-cell office:value-type="float" office:value="636905" table:style-name="ce48">
            <text:p>636.905</text:p>
          </table:table-cell>
          <table:table-cell office:value-type="percentage" office:value="0.86588123014259943" table:style-name="ce49">
            <text:p>86,6%</text:p>
          </table:table-cell>
          <table:table-cell office:value-type="float" office:value="503587" table:style-name="ce48">
            <text:p>503.587</text:p>
          </table:table-cell>
          <table:table-cell office:value-type="percentage" office:value="0.88234047026667128" table:style-name="ce49">
            <text:p>88,2%</text:p>
          </table:table-cell>
          <table:table-cell office:value-type="float" office:value="5506051" table:style-name="ce48">
            <text:p>5.506.051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21463469207698" table:style-name="ce49">
            <text:p>92,2%</text:p>
          </table:table-cell>
          <table:table-cell office:value-type="percentage" office:value="0.81500757568132287" table:style-name="ce49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2857" table:style-name="ce48">
            <text:p>72.857</text:p>
          </table:table-cell>
          <table:table-cell office:value-type="percentage" office:value="1" table:style-name="ce49">
            <text:p>100,0%</text:p>
          </table:table-cell>
          <table:table-cell office:value-type="float" office:value="103847" table:style-name="ce48">
            <text:p>103.847</text:p>
          </table:table-cell>
          <table:table-cell office:value-type="percentage" office:value="0.99927830488250802" table:style-name="ce49">
            <text:p>99,9%</text:p>
          </table:table-cell>
          <table:table-cell office:value-type="float" office:value="149815" table:style-name="ce48">
            <text:p>149.815</text:p>
          </table:table-cell>
          <table:table-cell office:value-type="percentage" office:value="0.97573286613998866" table:style-name="ce49">
            <text:p>97,6%</text:p>
          </table:table-cell>
          <table:table-cell office:value-type="float" office:value="209949" table:style-name="ce48">
            <text:p>209.949</text:p>
          </table:table-cell>
          <table:table-cell office:value-type="percentage" office:value="0.96261399430544281" table:style-name="ce49">
            <text:p>96,3%</text:p>
          </table:table-cell>
          <table:table-cell office:value-type="float" office:value="236820" table:style-name="ce48">
            <text:p>236.820</text:p>
          </table:table-cell>
          <table:table-cell office:value-type="percentage" office:value="0.93801986786444225" table:style-name="ce49">
            <text:p>93,8%</text:p>
          </table:table-cell>
          <table:table-cell office:value-type="float" office:value="174765" table:style-name="ce48">
            <text:p>174.765</text:p>
          </table:table-cell>
          <table:table-cell office:value-type="percentage" office:value="0.87788962898218748" table:style-name="ce49">
            <text:p>87,8%</text:p>
          </table:table-cell>
          <table:table-cell office:value-type="float" office:value="150084" table:style-name="ce48">
            <text:p>150.084</text:p>
          </table:table-cell>
          <table:table-cell office:value-type="percentage" office:value="0.86285421900781312" table:style-name="ce49">
            <text:p>86,3%</text:p>
          </table:table-cell>
          <table:table-cell office:value-type="float" office:value="131849" table:style-name="ce48">
            <text:p>131.849</text:p>
          </table:table-cell>
          <table:table-cell office:value-type="percentage" office:value="0.91171792885987724" table:style-name="ce49">
            <text:p>91,2%</text:p>
          </table:table-cell>
          <table:table-cell office:value-type="float" office:value="1229986" table:style-name="ce48">
            <text:p>1.229.986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349493857836974" table:style-name="ce49">
            <text:p>93,3%</text:p>
          </table:table-cell>
          <table:table-cell office:value-type="percentage" office:value="0.81290430883841924" table:style-name="ce49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583" table:style-name="ce48">
            <text:p>42.583</text:p>
          </table:table-cell>
          <table:table-cell office:value-type="percentage" office:value="1" table:style-name="ce49">
            <text:p>100,0%</text:p>
          </table:table-cell>
          <table:table-cell office:value-type="float" office:value="56013" table:style-name="ce48">
            <text:p>56.013</text:p>
          </table:table-cell>
          <table:table-cell office:value-type="percentage" office:value="0.98893008474576272" table:style-name="ce49">
            <text:p>98,9%</text:p>
          </table:table-cell>
          <table:table-cell office:value-type="float" office:value="72643" table:style-name="ce48">
            <text:p>72.643</text:p>
          </table:table-cell>
          <table:table-cell office:value-type="percentage" office:value="0.95999735694462796" table:style-name="ce49">
            <text:p>96,0%</text:p>
          </table:table-cell>
          <table:table-cell office:value-type="float" office:value="92556" table:style-name="ce48">
            <text:p>92.556</text:p>
          </table:table-cell>
          <table:table-cell office:value-type="percentage" office:value="0.94736842105263153" table:style-name="ce49">
            <text:p>94,7%</text:p>
          </table:table-cell>
          <table:table-cell office:value-type="float" office:value="96620" table:style-name="ce48">
            <text:p>96.620</text:p>
          </table:table-cell>
          <table:table-cell office:value-type="percentage" office:value="0.91389763816766456" table:style-name="ce49">
            <text:p>91,4%</text:p>
          </table:table-cell>
          <table:table-cell office:value-type="float" office:value="66080" table:style-name="ce48">
            <text:p>66.080</text:p>
          </table:table-cell>
          <table:table-cell office:value-type="percentage" office:value="0.86121283999530818" table:style-name="ce49">
            <text:p>86,1%</text:p>
          </table:table-cell>
          <table:table-cell office:value-type="float" office:value="60066" table:style-name="ce48">
            <text:p>60.066</text:p>
          </table:table-cell>
          <table:table-cell office:value-type="percentage" office:value="0.87302694689107874" table:style-name="ce49">
            <text:p>87,3%</text:p>
          </table:table-cell>
          <table:table-cell office:value-type="float" office:value="53142" table:style-name="ce48">
            <text:p>53.142</text:p>
          </table:table-cell>
          <table:table-cell office:value-type="percentage" office:value="0.92387128179273659" table:style-name="ce49">
            <text:p>92,4%</text:p>
          </table:table-cell>
          <table:table-cell office:value-type="float" office:value="539703" table:style-name="ce48">
            <text:p>539.703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3024334079086624" table:style-name="ce49">
            <text:p>93,0%</text:p>
          </table:table-cell>
          <table:table-cell office:value-type="percentage" office:value="0.82064885182786085" table:style-name="ce49">
            <text:p>82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4898" table:style-name="ce48">
            <text:p>164.898</text:p>
          </table:table-cell>
          <table:table-cell office:value-type="percentage" office:value="1" table:style-name="ce49">
            <text:p>100,0%</text:p>
          </table:table-cell>
          <table:table-cell office:value-type="float" office:value="214683" table:style-name="ce48">
            <text:p>214.683</text:p>
          </table:table-cell>
          <table:table-cell office:value-type="percentage" office:value="0.99222151354649069" table:style-name="ce49">
            <text:p>99,2%</text:p>
          </table:table-cell>
          <table:table-cell office:value-type="float" office:value="280720" table:style-name="ce48">
            <text:p>280.720</text:p>
          </table:table-cell>
          <table:table-cell office:value-type="percentage" office:value="0.98788371462857583" table:style-name="ce49">
            <text:p>98,8%</text:p>
          </table:table-cell>
          <table:table-cell office:value-type="float" office:value="327509" table:style-name="ce48">
            <text:p>327.509</text:p>
          </table:table-cell>
          <table:table-cell office:value-type="percentage" office:value="0.97049192958126274" table:style-name="ce49">
            <text:p>97,0%</text:p>
          </table:table-cell>
          <table:table-cell office:value-type="float" office:value="326834" table:style-name="ce48">
            <text:p>326.834</text:p>
          </table:table-cell>
          <table:table-cell office:value-type="percentage" office:value="0.93900547025834324" table:style-name="ce49">
            <text:p>93,9%</text:p>
          </table:table-cell>
          <table:table-cell office:value-type="float" office:value="212521" table:style-name="ce48">
            <text:p>212.521</text:p>
          </table:table-cell>
          <table:table-cell office:value-type="percentage" office:value="0.89431691459591389" table:style-name="ce49">
            <text:p>89,4%</text:p>
          </table:table-cell>
          <table:table-cell office:value-type="float" office:value="176002" table:style-name="ce48">
            <text:p>176.002</text:p>
          </table:table-cell>
          <table:table-cell office:value-type="percentage" office:value="0.88347764977536836" table:style-name="ce49">
            <text:p>88,3%</text:p>
          </table:table-cell>
          <table:table-cell office:value-type="float" office:value="160363" table:style-name="ce48">
            <text:p>160.363</text:p>
          </table:table-cell>
          <table:table-cell office:value-type="percentage" office:value="0.92793533043624177" table:style-name="ce49">
            <text:p>92,8%</text:p>
          </table:table-cell>
          <table:table-cell office:value-type="float" office:value="1863530" table:style-name="ce48">
            <text:p>1.863.530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5308893529379579" table:style-name="ce49">
            <text:p>95,3%</text:p>
          </table:table-cell>
          <table:table-cell office:value-type="percentage" office:value="0.8525198681737749" table:style-name="ce49">
            <text:p>85,3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405" table:style-name="ce48">
            <text:p>2.405</text:p>
          </table:table-cell>
          <table:table-cell office:value-type="percentage" office:value="0.84772647162495596" table:style-name="ce49">
            <text:p>84,8%</text:p>
          </table:table-cell>
          <table:table-cell office:value-type="float" office:value="3925" table:style-name="ce48">
            <text:p>3.925</text:p>
          </table:table-cell>
          <table:table-cell office:value-type="percentage" office:value="0.89123524069028159" table:style-name="ce49">
            <text:p>89,1%</text:p>
          </table:table-cell>
          <table:table-cell office:value-type="float" office:value="7703" table:style-name="ce48">
            <text:p>7.703</text:p>
          </table:table-cell>
          <table:table-cell office:value-type="percentage" office:value="0.92484091727698403" table:style-name="ce49">
            <text:p>92,5%</text:p>
          </table:table-cell>
          <table:table-cell office:value-type="float" office:value="10665" table:style-name="ce48">
            <text:p>10.665</text:p>
          </table:table-cell>
          <table:table-cell office:value-type="percentage" office:value="0.9228173401401748" table:style-name="ce49">
            <text:p>92,3%</text:p>
          </table:table-cell>
          <table:table-cell office:value-type="float" office:value="11280" table:style-name="ce48">
            <text:p>11.280</text:p>
          </table:table-cell>
          <table:table-cell office:value-type="percentage" office:value="0.91284292303957271" table:style-name="ce49">
            <text:p>91,3%</text:p>
          </table:table-cell>
          <table:table-cell office:value-type="float" office:value="9489" table:style-name="ce48">
            <text:p>9.489</text:p>
          </table:table-cell>
          <table:table-cell office:value-type="percentage" office:value="0.83244144223177474" table:style-name="ce49">
            <text:p>83,2%</text:p>
          </table:table-cell>
          <table:table-cell office:value-type="float" office:value="9609" table:style-name="ce48">
            <text:p>9.609</text:p>
          </table:table-cell>
          <table:table-cell office:value-type="percentage" office:value="0.88439944776806256" table:style-name="ce49">
            <text:p>88,4%</text:p>
          </table:table-cell>
          <table:table-cell office:value-type="float" office:value="9187" table:style-name="ce48">
            <text:p>9.187</text:p>
          </table:table-cell>
          <table:table-cell office:value-type="percentage" office:value="0.98987178105807561" table:style-name="ce49">
            <text:p>99,0%</text:p>
          </table:table-cell>
          <table:table-cell office:value-type="float" office:value="64263" table:style-name="ce48">
            <text:p>64.263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9047431330864858" table:style-name="ce49">
            <text:p>90,5%</text:p>
          </table:table-cell>
          <table:table-cell office:value-type="percentage" office:value="0.76946010991774128" table:style-name="ce49">
            <text:p>76,9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96" table:style-name="ce48">
            <text:p>2.096</text:p>
          </table:table-cell>
          <table:table-cell office:value-type="percentage" office:value="0.83472720031859815" table:style-name="ce49">
            <text:p>83,5%</text:p>
          </table:table-cell>
          <table:table-cell office:value-type="float" office:value="3428" table:style-name="ce48">
            <text:p>3.428</text:p>
          </table:table-cell>
          <table:table-cell office:value-type="percentage" office:value="0.90139363660268212" table:style-name="ce49">
            <text:p>90,1%</text:p>
          </table:table-cell>
          <table:table-cell office:value-type="float" office:value="7505" table:style-name="ce48">
            <text:p>7.505</text:p>
          </table:table-cell>
          <table:table-cell office:value-type="percentage" office:value="0.93753903810118677" table:style-name="ce49">
            <text:p>93,8%</text:p>
          </table:table-cell>
          <table:table-cell office:value-type="float" office:value="10147" table:style-name="ce48">
            <text:p>10.147</text:p>
          </table:table-cell>
          <table:table-cell office:value-type="percentage" office:value="0.93945005092121103" table:style-name="ce49">
            <text:p>93,9%</text:p>
          </table:table-cell>
          <table:table-cell office:value-type="float" office:value="10627" table:style-name="ce48">
            <text:p>10.627</text:p>
          </table:table-cell>
          <table:table-cell office:value-type="percentage" office:value="0.97290121761420856" table:style-name="ce49">
            <text:p>97,3%</text:p>
          </table:table-cell>
          <table:table-cell office:value-type="float" office:value="9303" table:style-name="ce48">
            <text:p>9.303</text:p>
          </table:table-cell>
          <table:table-cell office:value-type="percentage" office:value="0.84943389335281227" table:style-name="ce49">
            <text:p>84,9%</text:p>
          </table:table-cell>
          <table:table-cell office:value-type="float" office:value="10206" table:style-name="ce48">
            <text:p>10.206</text:p>
          </table:table-cell>
          <table:table-cell office:value-type="percentage" office:value="0.87297921478060048" table:style-name="ce49">
            <text:p>87,3%</text:p>
          </table:table-cell>
          <table:table-cell office:value-type="float" office:value="8943" table:style-name="ce48">
            <text:p>8.943</text:p>
          </table:table-cell>
          <table:table-cell office:value-type="percentage" office:value="0.93350730688935279" table:style-name="ce49">
            <text:p>93,4%</text:p>
          </table:table-cell>
          <table:table-cell office:value-type="float" office:value="62255" table:style-name="ce48">
            <text:p>62.255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91194738229865524" table:style-name="ce49">
            <text:p>91,2%</text:p>
          </table:table-cell>
          <table:table-cell office:value-type="percentage" office:value="0.74093689747923164" table:style-name="ce49">
            <text:p>74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30" table:style-name="ce48">
            <text:p>30</text:p>
          </table:table-cell>
          <table:table-cell office:value-type="string" table:style-name="ce49">
            <text:p>-</text:p>
          </table:table-cell>
          <table:table-cell office:value-type="float" office:value="20" table:style-name="ce48">
            <text:p>20</text:p>
          </table:table-cell>
          <table:table-cell office:value-type="string" table:style-name="ce49">
            <text:p>-</text:p>
          </table:table-cell>
          <table:table-cell office:value-type="float" office:value="3695" table:style-name="ce48">
            <text:p>3.695</text:p>
          </table:table-cell>
          <table:table-cell office:value-type="string" table:style-name="ce49">
            <text:p>-</text:p>
          </table:table-cell>
          <table:table-cell office:value-type="float" office:value="9652" table:style-name="ce48">
            <text:p>9.652</text:p>
          </table:table-cell>
          <table:table-cell office:value-type="string" table:style-name="ce49">
            <text:p>-</text:p>
          </table:table-cell>
          <table:table-cell office:value-type="float" office:value="22674" table:style-name="ce48">
            <text:p>22.674</text:p>
          </table:table-cell>
          <table:table-cell office:value-type="string" table:style-name="ce49">
            <text:p>-</text:p>
          </table:table-cell>
          <table:table-cell office:value-type="float" office:value="32643" table:style-name="ce48">
            <text:p>32.643</text:p>
          </table:table-cell>
          <table:table-cell office:value-type="string" table:style-name="ce49">
            <text:p>-</text:p>
          </table:table-cell>
          <table:table-cell office:value-type="float" office:value="25088" table:style-name="ce48">
            <text:p>25.088</text:p>
          </table:table-cell>
          <table:table-cell office:value-type="string" table:style-name="ce49">
            <text:p>-</text:p>
          </table:table-cell>
          <table:table-cell office:value-type="float" office:value="1234" table:style-name="ce48">
            <text:p>1.234</text:p>
          </table:table-cell>
          <table:table-cell office:value-type="string" table:style-name="ce49">
            <text:p>-</text:p>
          </table:table-cell>
          <table:table-cell office:value-type="float" office:value="95036" table:style-name="ce48">
            <text:p>95.036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0">
            <text:p>Sanidad Exterior</text:p>
          </table:table-cell>
          <table:table-cell office:value-type="float" office:value="33" table:style-name="ce51">
            <text:p>33</text:p>
          </table:table-cell>
          <table:table-cell office:value-type="string" table:style-name="ce52">
            <text:p>-</text:p>
          </table:table-cell>
          <table:table-cell office:value-type="float" office:value="52" table:style-name="ce51">
            <text:p>52</text:p>
          </table:table-cell>
          <table:table-cell office:value-type="string" table:style-name="ce52">
            <text:p>-</text:p>
          </table:table-cell>
          <table:table-cell office:value-type="float" office:value="318" table:style-name="ce51">
            <text:p>318</text:p>
          </table:table-cell>
          <table:table-cell office:value-type="string" table:style-name="ce52">
            <text:p>-</text:p>
          </table:table-cell>
          <table:table-cell office:value-type="float" office:value="918" table:style-name="ce51">
            <text:p>918</text:p>
          </table:table-cell>
          <table:table-cell office:value-type="string" table:style-name="ce52">
            <text:p>-</text:p>
          </table:table-cell>
          <table:table-cell office:value-type="float" office:value="1936" table:style-name="ce51">
            <text:p>1.936</text:p>
          </table:table-cell>
          <table:table-cell office:value-type="string" table:style-name="ce52">
            <text:p>-</text:p>
          </table:table-cell>
          <table:table-cell office:value-type="float" office:value="2399" table:style-name="ce51">
            <text:p>2.399</text:p>
          </table:table-cell>
          <table:table-cell office:value-type="string" table:style-name="ce52">
            <text:p>-</text:p>
          </table:table-cell>
          <table:table-cell office:value-type="float" office:value="2108" table:style-name="ce51">
            <text:p>2.108</text:p>
          </table:table-cell>
          <table:table-cell office:value-type="string" table:style-name="ce52">
            <text:p>-</text:p>
          </table:table-cell>
          <table:table-cell office:value-type="float" office:value="268" table:style-name="ce51">
            <text:p>268</text:p>
          </table:table-cell>
          <table:table-cell office:value-type="string" table:style-name="ce52">
            <text:p>-</text:p>
          </table:table-cell>
          <table:table-cell office:value-type="float" office:value="8032" table:style-name="ce51">
            <text:p>8.032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4" table:style-name="ce30"/>
          <table:table-cell table:number-columns-repeated="16339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49755" table:style-name="ce55">
            <text:p>2.949.755</text:p>
          </table:table-cell>
          <table:table-cell office:value-type="percentage" office:value="1" table:style-name="ce56">
            <text:p>100,0%</text:p>
          </table:table-cell>
          <table:table-cell office:value-type="float" office:value="3967297" table:style-name="ce55">
            <text:p>3.967.297</text:p>
          </table:table-cell>
          <table:table-cell office:value-type="percentage" office:value="0.99261114248320359" table:style-name="ce56">
            <text:p>99,3%</text:p>
          </table:table-cell>
          <table:table-cell office:value-type="float" office:value="5335480" table:style-name="ce55">
            <text:p>5.335.480</text:p>
          </table:table-cell>
          <table:table-cell office:value-type="percentage" office:value="0.96873808477647494" table:style-name="ce56">
            <text:p>96,9%</text:p>
          </table:table-cell>
          <table:table-cell office:value-type="float" office:value="6768728" table:style-name="ce55">
            <text:p>6.768.728</text:p>
          </table:table-cell>
          <table:table-cell office:value-type="percentage" office:value="0.94936879656042306" table:style-name="ce56">
            <text:p>94,9%</text:p>
          </table:table-cell>
          <table:table-cell office:value-type="float" office:value="7132757" table:style-name="ce55">
            <text:p>7.132.757</text:p>
          </table:table-cell>
          <table:table-cell office:value-type="percentage" office:value="0.91248972726463284" table:style-name="ce56">
            <text:p>91,2%</text:p>
          </table:table-cell>
          <table:table-cell office:value-type="float" office:value="5125831" table:style-name="ce55">
            <text:p>5.125.831</text:p>
          </table:table-cell>
          <table:table-cell office:value-type="percentage" office:value="0.86264115570125988" table:style-name="ce56">
            <text:p>86,3%</text:p>
          </table:table-cell>
          <table:table-cell office:value-type="float" office:value="4249473" table:style-name="ce55">
            <text:p>4.249.473</text:p>
          </table:table-cell>
          <table:table-cell office:value-type="percentage" office:value="0.86290636507902663" table:style-name="ce56">
            <text:p>86,3%</text:p>
          </table:table-cell>
          <table:table-cell office:value-type="float" office:value="3661525" table:style-name="ce55">
            <text:p>3.661.525</text:p>
          </table:table-cell>
          <table:table-cell office:value-type="percentage" office:value="0.91906624611379328" table:style-name="ce56">
            <text:p>91,9%</text:p>
          </table:table-cell>
          <table:table-cell office:value-type="float" office:value="39190846" table:style-name="ce55">
            <text:p>39.190.846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902252796625762" table:style-name="ce56">
            <text:p>92,9%</text:p>
          </table:table-cell>
          <table:table-cell office:value-type="percentage" office:value="0.82683382625475965" table:style-name="ce56">
            <text:p>82,7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3" table:default-cell-style-name="ce30"/>
        <table:table-column table:style-name="co4" table:number-columns-repeated="20" table:default-cell-style-name="ce30"/>
        <table:table-column table:style-name="co5" table:number-columns-repeated="16343" table:default-cell-style-name="ce30"/>
        <table:table-row table:style-name="ro8">
          <table:table-cell table:style-name="ce38"/>
          <table:table-cell office:value-type="string" table:style-name="ce39">
            <text:p>Personas pauta completa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pauta completa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pauta completa sobre Población a Vacunar INE</text:p>
          </table:table-cell>
          <table:table-cell office:value-type="string" table:style-name="ce42">
            <text:p>% pauta completa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0738" table:style-name="ce45">
            <text:p>430.738</text:p>
          </table:table-cell>
          <table:table-cell office:value-type="percentage" office:value="1" table:style-name="ce46">
            <text:p>100,0%</text:p>
          </table:table-cell>
          <table:table-cell office:value-type="float" office:value="652910" table:style-name="ce45">
            <text:p>652.910</text:p>
          </table:table-cell>
          <table:table-cell office:value-type="percentage" office:value="0.99784051607539392" table:style-name="ce46">
            <text:p>99,8%</text:p>
          </table:table-cell>
          <table:table-cell office:value-type="float" office:value="933651" table:style-name="ce45">
            <text:p>933.651</text:p>
          </table:table-cell>
          <table:table-cell office:value-type="percentage" office:value="0.97435059886519815" table:style-name="ce46">
            <text:p>97,4%</text:p>
          </table:table-cell>
          <table:table-cell office:value-type="float" office:value="1222306" table:style-name="ce45">
            <text:p>1.222.306</text:p>
          </table:table-cell>
          <table:table-cell office:value-type="percentage" office:value="0.94929678756685931" table:style-name="ce46">
            <text:p>94,9%</text:p>
          </table:table-cell>
          <table:table-cell office:value-type="float" office:value="1266746" table:style-name="ce45">
            <text:p>1.266.746</text:p>
          </table:table-cell>
          <table:table-cell office:value-type="percentage" office:value="0.91505674922851099" table:style-name="ce46">
            <text:p>91,5%</text:p>
          </table:table-cell>
          <table:table-cell office:value-type="float" office:value="951751" table:style-name="ce45">
            <text:p>951.751</text:p>
          </table:table-cell>
          <table:table-cell office:value-type="percentage" office:value="0.86383583551239684" table:style-name="ce46">
            <text:p>86,4%</text:p>
          </table:table-cell>
          <table:table-cell office:value-type="float" office:value="792236" table:style-name="ce45">
            <text:p>792.236</text:p>
          </table:table-cell>
          <table:table-cell office:value-type="percentage" office:value="0.85544297018071247" table:style-name="ce46">
            <text:p>85,5%</text:p>
          </table:table-cell>
          <table:table-cell office:value-type="float" office:value="748980" table:style-name="ce45">
            <text:p>748.980</text:p>
          </table:table-cell>
          <table:table-cell office:value-type="percentage" office:value="0.96911933295895947" table:style-name="ce46">
            <text:p>96,9%</text:p>
          </table:table-cell>
          <table:table-cell office:value-type="float" office:value="6999318" table:style-name="ce45">
            <text:p>6.999.318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224738129503115" table:style-name="ce46">
            <text:p>93,2%</text:p>
          </table:table-cell>
          <table:table-cell office:value-type="percentage" office:value="0.82323445755383562" table:style-name="ce46">
            <text:p>82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0518" table:style-name="ce48">
            <text:p>100.518</text:p>
          </table:table-cell>
          <table:table-cell office:value-type="percentage" office:value="1" table:style-name="ce49">
            <text:p>100,0%</text:p>
          </table:table-cell>
          <table:table-cell office:value-type="float" office:value="119262" table:style-name="ce48">
            <text:p>119.262</text:p>
          </table:table-cell>
          <table:table-cell office:value-type="percentage" office:value="0.99696551724137927" table:style-name="ce49">
            <text:p>99,7%</text:p>
          </table:table-cell>
          <table:table-cell office:value-type="float" office:value="155481" table:style-name="ce48">
            <text:p>155.481</text:p>
          </table:table-cell>
          <table:table-cell office:value-type="percentage" office:value="0.96386460851776079" table:style-name="ce49">
            <text:p>96,4%</text:p>
          </table:table-cell>
          <table:table-cell office:value-type="float" office:value="188385" table:style-name="ce48">
            <text:p>188.385</text:p>
          </table:table-cell>
          <table:table-cell office:value-type="percentage" office:value="0.93737871324078226" table:style-name="ce49">
            <text:p>93,7%</text:p>
          </table:table-cell>
          <table:table-cell office:value-type="float" office:value="191013" table:style-name="ce48">
            <text:p>191.013</text:p>
          </table:table-cell>
          <table:table-cell office:value-type="percentage" office:value="0.89410074097651626" table:style-name="ce49">
            <text:p>89,4%</text:p>
          </table:table-cell>
          <table:table-cell office:value-type="float" office:value="129885" table:style-name="ce48">
            <text:p>129.885</text:p>
          </table:table-cell>
          <table:table-cell office:value-type="percentage" office:value="0.82061309847230823" table:style-name="ce49">
            <text:p>82,1%</text:p>
          </table:table-cell>
          <table:table-cell office:value-type="float" office:value="108178" table:style-name="ce48">
            <text:p>108.178</text:p>
          </table:table-cell>
          <table:table-cell office:value-type="percentage" office:value="0.82706157586507434" table:style-name="ce49">
            <text:p>82,7%</text:p>
          </table:table-cell>
          <table:table-cell office:value-type="float" office:value="96405" table:style-name="ce48">
            <text:p>96.405</text:p>
          </table:table-cell>
          <table:table-cell office:value-type="percentage" office:value="0.90066986182348163" table:style-name="ce49">
            <text:p>90,1%</text:p>
          </table:table-cell>
          <table:table-cell office:value-type="float" office:value="1089127" table:style-name="ce48">
            <text:p>1.089.127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1568830880572516" table:style-name="ce49">
            <text:p>91,6%</text:p>
          </table:table-cell>
          <table:table-cell office:value-type="percentage" office:value="0.81819547708606122" table:style-name="ce49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8586" table:style-name="ce48">
            <text:p>88.586</text:p>
          </table:table-cell>
          <table:table-cell office:value-type="percentage" office:value="1" table:style-name="ce49">
            <text:p>100,0%</text:p>
          </table:table-cell>
          <table:table-cell office:value-type="float" office:value="114635" table:style-name="ce48">
            <text:p>114.635</text:p>
          </table:table-cell>
          <table:table-cell office:value-type="percentage" office:value="1" table:style-name="ce49">
            <text:p>100,0%</text:p>
          </table:table-cell>
          <table:table-cell office:value-type="float" office:value="149482" table:style-name="ce48">
            <text:p>149.482</text:p>
          </table:table-cell>
          <table:table-cell office:value-type="percentage" office:value="0.98349891440226334" table:style-name="ce49">
            <text:p>98,3%</text:p>
          </table:table-cell>
          <table:table-cell office:value-type="float" office:value="154999" table:style-name="ce48">
            <text:p>154.999</text:p>
          </table:table-cell>
          <table:table-cell office:value-type="percentage" office:value="0.95629399751978927" table:style-name="ce49">
            <text:p>95,6%</text:p>
          </table:table-cell>
          <table:table-cell office:value-type="float" office:value="152426" table:style-name="ce48">
            <text:p>152.426</text:p>
          </table:table-cell>
          <table:table-cell office:value-type="percentage" office:value="0.91867164898746378" table:style-name="ce49">
            <text:p>91,9%</text:p>
          </table:table-cell>
          <table:table-cell office:value-type="float" office:value="91951" table:style-name="ce48">
            <text:p>91.951</text:p>
          </table:table-cell>
          <table:table-cell office:value-type="percentage" office:value="0.84676446482673517" table:style-name="ce49">
            <text:p>84,7%</text:p>
          </table:table-cell>
          <table:table-cell office:value-type="float" office:value="67515" table:style-name="ce48">
            <text:p>67.515</text:p>
          </table:table-cell>
          <table:table-cell office:value-type="percentage" office:value="0.85201029756947078" table:style-name="ce49">
            <text:p>85,2%</text:p>
          </table:table-cell>
          <table:table-cell office:value-type="float" office:value="66023" table:style-name="ce48">
            <text:p>66.023</text:p>
          </table:table-cell>
          <table:table-cell office:value-type="percentage" office:value="1.0117537084712518" table:style-name="ce49">
            <text:p>101,2%</text:p>
          </table:table-cell>
          <table:table-cell office:value-type="float" office:value="885617" table:style-name="ce48">
            <text:p>885.617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181885695799973" table:style-name="ce49">
            <text:p>95,2%</text:p>
          </table:table-cell>
          <table:table-cell office:value-type="percentage" office:value="0.87434753462620285" table:style-name="ce49">
            <text:p>87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417" table:style-name="ce48">
            <text:p>51.417</text:p>
          </table:table-cell>
          <table:table-cell office:value-type="percentage" office:value="0.9586821546435963" table:style-name="ce49">
            <text:p>95,9%</text:p>
          </table:table-cell>
          <table:table-cell office:value-type="float" office:value="79840" table:style-name="ce48">
            <text:p>79.840</text:p>
          </table:table-cell>
          <table:table-cell office:value-type="percentage" office:value="0.91523947084852242" table:style-name="ce49">
            <text:p>91,5%</text:p>
          </table:table-cell>
          <table:table-cell office:value-type="float" office:value="112121" table:style-name="ce48">
            <text:p>112.121</text:p>
          </table:table-cell>
          <table:table-cell office:value-type="percentage" office:value="0.88011900182898595" table:style-name="ce49">
            <text:p>88,0%</text:p>
          </table:table-cell>
          <table:table-cell office:value-type="float" office:value="153010" table:style-name="ce48">
            <text:p>153.010</text:p>
          </table:table-cell>
          <table:table-cell office:value-type="percentage" office:value="0.86198931879126572" table:style-name="ce49">
            <text:p>86,2%</text:p>
          </table:table-cell>
          <table:table-cell office:value-type="float" office:value="172700" table:style-name="ce48">
            <text:p>172.700</text:p>
          </table:table-cell>
          <table:table-cell office:value-type="percentage" office:value="0.79723759711572639" table:style-name="ce49">
            <text:p>79,7%</text:p>
          </table:table-cell>
          <table:table-cell office:value-type="float" office:value="133342" table:style-name="ce48">
            <text:p>133.342</text:p>
          </table:table-cell>
          <table:table-cell office:value-type="percentage" office:value="0.72449972018017139" table:style-name="ce49">
            <text:p>72,4%</text:p>
          </table:table-cell>
          <table:table-cell office:value-type="float" office:value="102673" table:style-name="ce48">
            <text:p>102.673</text:p>
          </table:table-cell>
          <table:table-cell office:value-type="percentage" office:value="0.7482745803969012" table:style-name="ce49">
            <text:p>74,8%</text:p>
          </table:table-cell>
          <table:table-cell office:value-type="float" office:value="84674" table:style-name="ce48">
            <text:p>84.674</text:p>
          </table:table-cell>
          <table:table-cell office:value-type="percentage" office:value="0.85068718855489467" table:style-name="ce49">
            <text:p>85,1%</text:p>
          </table:table-cell>
          <table:table-cell office:value-type="float" office:value="889777" table:style-name="ce48">
            <text:p>889.777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144357345499897" table:style-name="ce49">
            <text:p>82,1%</text:p>
          </table:table-cell>
          <table:table-cell office:value-type="percentage" office:value="0.72945994138263204" table:style-name="ce49">
            <text:p>72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2778" table:style-name="ce48">
            <text:p>92.778</text:p>
          </table:table-cell>
          <table:table-cell office:value-type="percentage" office:value="0.92443355054701981" table:style-name="ce49">
            <text:p>92,4%</text:p>
          </table:table-cell>
          <table:table-cell office:value-type="float" office:value="151923" table:style-name="ce48">
            <text:p>151.923</text:p>
          </table:table-cell>
          <table:table-cell office:value-type="percentage" office:value="0.90729548630603296" table:style-name="ce49">
            <text:p>90,7%</text:p>
          </table:table-cell>
          <table:table-cell office:value-type="float" office:value="225291" table:style-name="ce48">
            <text:p>225.291</text:p>
          </table:table-cell>
          <table:table-cell office:value-type="percentage" office:value="0.89559340899604456" table:style-name="ce49">
            <text:p>89,6%</text:p>
          </table:table-cell>
          <table:table-cell office:value-type="float" office:value="324067" table:style-name="ce48">
            <text:p>324.067</text:p>
          </table:table-cell>
          <table:table-cell office:value-type="percentage" office:value="0.88002617808155936" table:style-name="ce49">
            <text:p>88,0%</text:p>
          </table:table-cell>
          <table:table-cell office:value-type="float" office:value="321653" table:style-name="ce48">
            <text:p>321.653</text:p>
          </table:table-cell>
          <table:table-cell office:value-type="percentage" office:value="0.81616066784232633" table:style-name="ce49">
            <text:p>81,6%</text:p>
          </table:table-cell>
          <table:table-cell office:value-type="float" office:value="233012" table:style-name="ce48">
            <text:p>233.012</text:p>
          </table:table-cell>
          <table:table-cell office:value-type="percentage" office:value="0.74477565188485662" table:style-name="ce49">
            <text:p>74,5%</text:p>
          </table:table-cell>
          <table:table-cell office:value-type="float" office:value="190917" table:style-name="ce48">
            <text:p>190.917</text:p>
          </table:table-cell>
          <table:table-cell office:value-type="percentage" office:value="0.74966132775227645" table:style-name="ce49">
            <text:p>75,0%</text:p>
          </table:table-cell>
          <table:table-cell office:value-type="float" office:value="167772" table:style-name="ce48">
            <text:p>167.772</text:p>
          </table:table-cell>
          <table:table-cell office:value-type="percentage" office:value="0.91049303991533936" table:style-name="ce49">
            <text:p>91,0%</text:p>
          </table:table-cell>
          <table:table-cell office:value-type="float" office:value="1707413" table:style-name="ce48">
            <text:p>1.707.413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3963712058885287" table:style-name="ce49">
            <text:p>84,0%</text:p>
          </table:table-cell>
          <table:table-cell office:value-type="percentage" office:value="0.76075413624052013" table:style-name="ce49">
            <text:p>76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272" table:style-name="ce48">
            <text:p>42.272</text:p>
          </table:table-cell>
          <table:table-cell office:value-type="percentage" office:value="1" table:style-name="ce49">
            <text:p>100,0%</text:p>
          </table:table-cell>
          <table:table-cell office:value-type="float" office:value="56097" table:style-name="ce48">
            <text:p>56.097</text:p>
          </table:table-cell>
          <table:table-cell office:value-type="percentage" office:value="1" table:style-name="ce49">
            <text:p>100,0%</text:p>
          </table:table-cell>
          <table:table-cell office:value-type="float" office:value="77146" table:style-name="ce48">
            <text:p>77.146</text:p>
          </table:table-cell>
          <table:table-cell office:value-type="percentage" office:value="0.97336512863217128" table:style-name="ce49">
            <text:p>97,3%</text:p>
          </table:table-cell>
          <table:table-cell office:value-type="float" office:value="85071" table:style-name="ce48">
            <text:p>85.071</text:p>
          </table:table-cell>
          <table:table-cell office:value-type="percentage" office:value="0.93515444652083102" table:style-name="ce49">
            <text:p>93,5%</text:p>
          </table:table-cell>
          <table:table-cell office:value-type="float" office:value="89249" table:style-name="ce48">
            <text:p>89.249</text:p>
          </table:table-cell>
          <table:table-cell office:value-type="percentage" office:value="0.91644589571396295" table:style-name="ce49">
            <text:p>91,6%</text:p>
          </table:table-cell>
          <table:table-cell office:value-type="float" office:value="56612" table:style-name="ce48">
            <text:p>56.612</text:p>
          </table:table-cell>
          <table:table-cell office:value-type="percentage" office:value="0.84296733077220887" table:style-name="ce49">
            <text:p>84,3%</text:p>
          </table:table-cell>
          <table:table-cell office:value-type="float" office:value="43237" table:style-name="ce48">
            <text:p>43.237</text:p>
          </table:table-cell>
          <table:table-cell office:value-type="percentage" office:value="0.84990073319835668" table:style-name="ce49">
            <text:p>85,0%</text:p>
          </table:table-cell>
          <table:table-cell office:value-type="float" office:value="45142" table:style-name="ce48">
            <text:p>45.142</text:p>
          </table:table-cell>
          <table:table-cell office:value-type="percentage" office:value="0.99688624870260367" table:style-name="ce49">
            <text:p>99,7%</text:p>
          </table:table-cell>
          <table:table-cell office:value-type="float" office:value="494826" table:style-name="ce48">
            <text:p>494.826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388383150369406" table:style-name="ce49">
            <text:p>93,9%</text:p>
          </table:table-cell>
          <table:table-cell office:value-type="percentage" office:value="0.8478056386049978" table:style-name="ce49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8182" table:style-name="ce48">
            <text:p>228.182</text:p>
          </table:table-cell>
          <table:table-cell office:value-type="percentage" office:value="1" table:style-name="ce49">
            <text:p>100,0%</text:p>
          </table:table-cell>
          <table:table-cell office:value-type="float" office:value="250696" table:style-name="ce48">
            <text:p>250.696</text:p>
          </table:table-cell>
          <table:table-cell office:value-type="percentage" office:value="1" table:style-name="ce49">
            <text:p>100,0%</text:p>
          </table:table-cell>
          <table:table-cell office:value-type="float" office:value="323776" table:style-name="ce48">
            <text:p>323.776</text:p>
          </table:table-cell>
          <table:table-cell office:value-type="percentage" office:value="0.98940542654846708" table:style-name="ce49">
            <text:p>98,9%</text:p>
          </table:table-cell>
          <table:table-cell office:value-type="float" office:value="355261" table:style-name="ce48">
            <text:p>355.261</text:p>
          </table:table-cell>
          <table:table-cell office:value-type="percentage" office:value="0.93194702035398458" table:style-name="ce49">
            <text:p>93,2%</text:p>
          </table:table-cell>
          <table:table-cell office:value-type="float" office:value="323593" table:style-name="ce48">
            <text:p>323.593</text:p>
          </table:table-cell>
          <table:table-cell office:value-type="percentage" office:value="0.89836536165818071" table:style-name="ce49">
            <text:p>89,8%</text:p>
          </table:table-cell>
          <table:table-cell office:value-type="float" office:value="215805" table:style-name="ce48">
            <text:p>215.805</text:p>
          </table:table-cell>
          <table:table-cell office:value-type="percentage" office:value="0.83353933148449988" table:style-name="ce49">
            <text:p>83,4%</text:p>
          </table:table-cell>
          <table:table-cell office:value-type="float" office:value="177747" table:style-name="ce48">
            <text:p>177.747</text:p>
          </table:table-cell>
          <table:table-cell office:value-type="percentage" office:value="0.83930418030116305" table:style-name="ce49">
            <text:p>83,9%</text:p>
          </table:table-cell>
          <table:table-cell office:value-type="float" office:value="160785" table:style-name="ce48">
            <text:p>160.785</text:p>
          </table:table-cell>
          <table:table-cell office:value-type="percentage" office:value="0.95592694324546068" table:style-name="ce49">
            <text:p>95,6%</text:p>
          </table:table-cell>
          <table:table-cell office:value-type="float" office:value="2035845" table:style-name="ce48">
            <text:p>2.035.845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3724924026850831" table:style-name="ce49">
            <text:p>93,7%</text:p>
          </table:table-cell>
          <table:table-cell office:value-type="percentage" office:value="0.85301399577399106" table:style-name="ce49">
            <text:p>85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6952" table:style-name="ce48">
            <text:p>136.952</text:p>
          </table:table-cell>
          <table:table-cell office:value-type="percentage" office:value="1" table:style-name="ce49">
            <text:p>100,0%</text:p>
          </table:table-cell>
          <table:table-cell office:value-type="float" office:value="158039" table:style-name="ce48">
            <text:p>158.039</text:p>
          </table:table-cell>
          <table:table-cell office:value-type="percentage" office:value="1" table:style-name="ce49">
            <text:p>100,0%</text:p>
          </table:table-cell>
          <table:table-cell office:value-type="float" office:value="222748" table:style-name="ce48">
            <text:p>222.748</text:p>
          </table:table-cell>
          <table:table-cell office:value-type="percentage" office:value="0.97684494886592876" table:style-name="ce49">
            <text:p>97,7%</text:p>
          </table:table-cell>
          <table:table-cell office:value-type="float" office:value="286695" table:style-name="ce48">
            <text:p>286.695</text:p>
          </table:table-cell>
          <table:table-cell office:value-type="percentage" office:value="0.92064404461042948" table:style-name="ce49">
            <text:p>92,1%</text:p>
          </table:table-cell>
          <table:table-cell office:value-type="float" office:value="287115" table:style-name="ce48">
            <text:p>287.115</text:p>
          </table:table-cell>
          <table:table-cell office:value-type="percentage" office:value="0.8682536946483167" table:style-name="ce49">
            <text:p>86,8%</text:p>
          </table:table-cell>
          <table:table-cell office:value-type="float" office:value="206355" table:style-name="ce48">
            <text:p>206.355</text:p>
          </table:table-cell>
          <table:table-cell office:value-type="percentage" office:value="0.80059825180115696" table:style-name="ce49">
            <text:p>80,1%</text:p>
          </table:table-cell>
          <table:table-cell office:value-type="float" office:value="173647" table:style-name="ce48">
            <text:p>173.647</text:p>
          </table:table-cell>
          <table:table-cell office:value-type="percentage" office:value="0.79293764155768243" table:style-name="ce49">
            <text:p>79,3%</text:p>
          </table:table-cell>
          <table:table-cell office:value-type="float" office:value="165001" table:style-name="ce48">
            <text:p>165.001</text:p>
          </table:table-cell>
          <table:table-cell office:value-type="percentage" office:value="0.92793111980924103" table:style-name="ce49">
            <text:p>92,8%</text:p>
          </table:table-cell>
          <table:table-cell office:value-type="float" office:value="1636552" table:style-name="ce48">
            <text:p>1.636.552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0114433158855167" table:style-name="ce49">
            <text:p>90,1%</text:p>
          </table:table-cell>
          <table:table-cell office:value-type="percentage" office:value="0.7988417772432268" table:style-name="ce49">
            <text:p>79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55530" table:style-name="ce48">
            <text:p>455.530</text:p>
          </table:table-cell>
          <table:table-cell office:value-type="percentage" office:value="1" table:style-name="ce49">
            <text:p>100,0%</text:p>
          </table:table-cell>
          <table:table-cell office:value-type="float" office:value="618353" table:style-name="ce48">
            <text:p>618.353</text:p>
          </table:table-cell>
          <table:table-cell office:value-type="percentage" office:value="0.97265688902311653" table:style-name="ce49">
            <text:p>97,3%</text:p>
          </table:table-cell>
          <table:table-cell office:value-type="float" office:value="801960" table:style-name="ce48">
            <text:p>801.960</text:p>
          </table:table-cell>
          <table:table-cell office:value-type="percentage" office:value="0.94073319851164361" table:style-name="ce49">
            <text:p>94,1%</text:p>
          </table:table-cell>
          <table:table-cell office:value-type="float" office:value="1039266" table:style-name="ce48">
            <text:p>1.039.266</text:p>
          </table:table-cell>
          <table:table-cell office:value-type="percentage" office:value="0.94702483413082361" table:style-name="ce49">
            <text:p>94,7%</text:p>
          </table:table-cell>
          <table:table-cell office:value-type="float" office:value="1154803" table:style-name="ce48">
            <text:p>1.154.803</text:p>
          </table:table-cell>
          <table:table-cell office:value-type="percentage" office:value="0.90535150094470529" table:style-name="ce49">
            <text:p>90,5%</text:p>
          </table:table-cell>
          <table:table-cell office:value-type="float" office:value="816983" table:style-name="ce48">
            <text:p>816.983</text:p>
          </table:table-cell>
          <table:table-cell office:value-type="percentage" office:value="0.84518863513161213" table:style-name="ce49">
            <text:p>84,5%</text:p>
          </table:table-cell>
          <table:table-cell office:value-type="float" office:value="681711" table:style-name="ce48">
            <text:p>681.711</text:p>
          </table:table-cell>
          <table:table-cell office:value-type="percentage" office:value="0.82228070958411381" table:style-name="ce49">
            <text:p>82,2%</text:p>
          </table:table-cell>
          <table:table-cell office:value-type="float" office:value="600147" table:style-name="ce48">
            <text:p>600.147</text:p>
          </table:table-cell>
          <table:table-cell office:value-type="percentage" office:value="0.89392325761175395" table:style-name="ce49">
            <text:p>89,4%</text:p>
          </table:table-cell>
          <table:table-cell office:value-type="float" office:value="6168753" table:style-name="ce48">
            <text:p>6.168.753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0952174255360996" table:style-name="ce49">
            <text:p>91,0%</text:p>
          </table:table-cell>
          <table:table-cell office:value-type="percentage" office:value="0.804138906642761" table:style-name="ce49">
            <text:p>80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5393" table:style-name="ce48">
            <text:p>295.393</text:p>
          </table:table-cell>
          <table:table-cell office:value-type="percentage" office:value="1" table:style-name="ce49">
            <text:p>100,0%</text:p>
          </table:table-cell>
          <table:table-cell office:value-type="float" office:value="435505" table:style-name="ce48">
            <text:p>435.505</text:p>
          </table:table-cell>
          <table:table-cell office:value-type="percentage" office:value="0.99028823764825724" table:style-name="ce49">
            <text:p>99,0%</text:p>
          </table:table-cell>
          <table:table-cell office:value-type="float" office:value="579371" table:style-name="ce48">
            <text:p>579.371</text:p>
          </table:table-cell>
          <table:table-cell office:value-type="percentage" office:value="0.97024315905817726" table:style-name="ce49">
            <text:p>97,0%</text:p>
          </table:table-cell>
          <table:table-cell office:value-type="float" office:value="733269" table:style-name="ce48">
            <text:p>733.269</text:p>
          </table:table-cell>
          <table:table-cell office:value-type="percentage" office:value="0.96192161575031221" table:style-name="ce49">
            <text:p>96,2%</text:p>
          </table:table-cell>
          <table:table-cell office:value-type="float" office:value="769339" table:style-name="ce48">
            <text:p>769.339</text:p>
          </table:table-cell>
          <table:table-cell office:value-type="percentage" office:value="0.91509212903655546" table:style-name="ce49">
            <text:p>91,5%</text:p>
          </table:table-cell>
          <table:table-cell office:value-type="float" office:value="529803" table:style-name="ce48">
            <text:p>529.803</text:p>
          </table:table-cell>
          <table:table-cell office:value-type="percentage" office:value="0.86298237069590389" table:style-name="ce49">
            <text:p>86,3%</text:p>
          </table:table-cell>
          <table:table-cell office:value-type="float" office:value="446873" table:style-name="ce48">
            <text:p>446.873</text:p>
          </table:table-cell>
          <table:table-cell office:value-type="percentage" office:value="0.87148309290855797" table:style-name="ce49">
            <text:p>87,1%</text:p>
          </table:table-cell>
          <table:table-cell office:value-type="float" office:value="422023" table:style-name="ce48">
            <text:p>422.023</text:p>
          </table:table-cell>
          <table:table-cell office:value-type="percentage" office:value="0.97516920112115235" table:style-name="ce49">
            <text:p>97,5%</text:p>
          </table:table-cell>
          <table:table-cell office:value-type="float" office:value="4211576" table:style-name="ce48">
            <text:p>4.211.576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3756714676183972" table:style-name="ce49">
            <text:p>93,8%</text:p>
          </table:table-cell>
          <table:table-cell office:value-type="percentage" office:value="0.83446373075730451" table:style-name="ce49">
            <text:p>83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7676" table:style-name="ce48">
            <text:p>77.676</text:p>
          </table:table-cell>
          <table:table-cell office:value-type="percentage" office:value="1" table:style-name="ce49">
            <text:p>100,0%</text:p>
          </table:table-cell>
          <table:table-cell office:value-type="float" office:value="95755" table:style-name="ce48">
            <text:p>95.755</text:p>
          </table:table-cell>
          <table:table-cell office:value-type="percentage" office:value="1" table:style-name="ce49">
            <text:p>100,0%</text:p>
          </table:table-cell>
          <table:table-cell office:value-type="float" office:value="132836" table:style-name="ce48">
            <text:p>132.836</text:p>
          </table:table-cell>
          <table:table-cell office:value-type="percentage" office:value="1.0164594253357309" table:style-name="ce49">
            <text:p>101,6%</text:p>
          </table:table-cell>
          <table:table-cell office:value-type="float" office:value="161534" table:style-name="ce48">
            <text:p>161.534</text:p>
          </table:table-cell>
          <table:table-cell office:value-type="percentage" office:value="0.96178097443927768" table:style-name="ce49">
            <text:p>96,2%</text:p>
          </table:table-cell>
          <table:table-cell office:value-type="float" office:value="146107" table:style-name="ce48">
            <text:p>146.107</text:p>
          </table:table-cell>
          <table:table-cell office:value-type="percentage" office:value="0.92745150314848668" table:style-name="ce49">
            <text:p>92,7%</text:p>
          </table:table-cell>
          <table:table-cell office:value-type="float" office:value="113148" table:style-name="ce48">
            <text:p>113.148</text:p>
          </table:table-cell>
          <table:table-cell office:value-type="percentage" office:value="0.87142835138090913" table:style-name="ce49">
            <text:p>87,1%</text:p>
          </table:table-cell>
          <table:table-cell office:value-type="float" office:value="93356" table:style-name="ce48">
            <text:p>93.356</text:p>
          </table:table-cell>
          <table:table-cell office:value-type="percentage" office:value="0.82978685581213452" table:style-name="ce49">
            <text:p>83,0%</text:p>
          </table:table-cell>
          <table:table-cell office:value-type="float" office:value="85014" table:style-name="ce48">
            <text:p>85.014</text:p>
          </table:table-cell>
          <table:table-cell office:value-type="percentage" office:value="0.99189116662194166" table:style-name="ce49">
            <text:p>99,2%</text:p>
          </table:table-cell>
          <table:table-cell office:value-type="float" office:value="905426" table:style-name="ce48">
            <text:p>905.426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319036941119495" table:style-name="ce49">
            <text:p>95,3%</text:p>
          </table:table-cell>
          <table:table-cell office:value-type="percentage" office:value="0.85579097900848677" table:style-name="ce49">
            <text:p>85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1704" table:style-name="ce48">
            <text:p>241.704</text:p>
          </table:table-cell>
          <table:table-cell office:value-type="percentage" office:value="1" table:style-name="ce49">
            <text:p>100,0%</text:p>
          </table:table-cell>
          <table:table-cell office:value-type="float" office:value="291474" table:style-name="ce48">
            <text:p>291.474</text:p>
          </table:table-cell>
          <table:table-cell office:value-type="percentage" office:value="0.99823623492665825" table:style-name="ce49">
            <text:p>99,8%</text:p>
          </table:table-cell>
          <table:table-cell office:value-type="float" office:value="348045" table:style-name="ce48">
            <text:p>348.045</text:p>
          </table:table-cell>
          <table:table-cell office:value-type="percentage" office:value="0.98438481075669038" table:style-name="ce49">
            <text:p>98,4%</text:p>
          </table:table-cell>
          <table:table-cell office:value-type="float" office:value="392821" table:style-name="ce48">
            <text:p>392.821</text:p>
          </table:table-cell>
          <table:table-cell office:value-type="percentage" office:value="0.95997311827956988" table:style-name="ce49">
            <text:p>96,0%</text:p>
          </table:table-cell>
          <table:table-cell office:value-type="float" office:value="411122" table:style-name="ce48">
            <text:p>411.122</text:p>
          </table:table-cell>
          <table:table-cell office:value-type="percentage" office:value="0.9283822264173951" table:style-name="ce49">
            <text:p>92,8%</text:p>
          </table:table-cell>
          <table:table-cell office:value-type="float" office:value="267016" table:style-name="ce48">
            <text:p>267.016</text:p>
          </table:table-cell>
          <table:table-cell office:value-type="percentage" office:value="0.8652551215497184" table:style-name="ce49">
            <text:p>86,5%</text:p>
          </table:table-cell>
          <table:table-cell office:value-type="float" office:value="202152" table:style-name="ce48">
            <text:p>202.152</text:p>
          </table:table-cell>
          <table:table-cell office:value-type="percentage" office:value="0.87754056658650303" table:style-name="ce49">
            <text:p>87,8%</text:p>
          </table:table-cell>
          <table:table-cell office:value-type="float" office:value="188903" table:style-name="ce48">
            <text:p>188.903</text:p>
          </table:table-cell>
          <table:table-cell office:value-type="percentage" office:value="1.030320054105943" table:style-name="ce49">
            <text:p>103,0%</text:p>
          </table:table-cell>
          <table:table-cell office:value-type="float" office:value="2343237" table:style-name="ce48">
            <text:p>2.343.237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403739301754342" table:style-name="ce49">
            <text:p>95,4%</text:p>
          </table:table-cell>
          <table:table-cell office:value-type="percentage" office:value="0.86887087133409169" table:style-name="ce49">
            <text:p>86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550" table:style-name="ce48">
            <text:p>23.550</text:p>
          </table:table-cell>
          <table:table-cell office:value-type="percentage" office:value="1" table:style-name="ce49">
            <text:p>100,0%</text:p>
          </table:table-cell>
          <table:table-cell office:value-type="float" office:value="28925" table:style-name="ce48">
            <text:p>28.925</text:p>
          </table:table-cell>
          <table:table-cell office:value-type="percentage" office:value="1" table:style-name="ce49">
            <text:p>100,0%</text:p>
          </table:table-cell>
          <table:table-cell office:value-type="float" office:value="40252" table:style-name="ce48">
            <text:p>40.252</text:p>
          </table:table-cell>
          <table:table-cell office:value-type="percentage" office:value="1.0424198477236235" table:style-name="ce49">
            <text:p>104,2%</text:p>
          </table:table-cell>
          <table:table-cell office:value-type="float" office:value="50552" table:style-name="ce48">
            <text:p>50.552</text:p>
          </table:table-cell>
          <table:table-cell office:value-type="percentage" office:value="1.0642526315789473" table:style-name="ce49">
            <text:p>106,4%</text:p>
          </table:table-cell>
          <table:table-cell office:value-type="float" office:value="52916" table:style-name="ce48">
            <text:p>52.916</text:p>
          </table:table-cell>
          <table:table-cell office:value-type="percentage" office:value="1.0230453947877194" table:style-name="ce49">
            <text:p>102,3%</text:p>
          </table:table-cell>
          <table:table-cell office:value-type="float" office:value="31680" table:style-name="ce48">
            <text:p>31.680</text:p>
          </table:table-cell>
          <table:table-cell office:value-type="percentage" office:value="0.85538395075062101" table:style-name="ce49">
            <text:p>85,5%</text:p>
          </table:table-cell>
          <table:table-cell office:value-type="float" office:value="24532" table:style-name="ce48">
            <text:p>24.532</text:p>
          </table:table-cell>
          <table:table-cell office:value-type="percentage" office:value="0.81323344162301925" table:style-name="ce49">
            <text:p>81,3%</text:p>
          </table:table-cell>
          <table:table-cell office:value-type="float" office:value="24448" table:style-name="ce48">
            <text:p>24.448</text:p>
          </table:table-cell>
          <table:table-cell office:value-type="percentage" office:value="0.94085049066769288" table:style-name="ce49">
            <text:p>94,1%</text:p>
          </table:table-cell>
          <table:table-cell office:value-type="float" office:value="276855" table:style-name="ce48">
            <text:p>276.855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8357248675744902" table:style-name="ce49">
            <text:p>98,4%</text:p>
          </table:table-cell>
          <table:table-cell office:value-type="percentage" office:value="0.87563572187642325" table:style-name="ce49">
            <text:p>87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1784" table:style-name="ce48">
            <text:p>371.784</text:p>
          </table:table-cell>
          <table:table-cell office:value-type="percentage" office:value="1" table:style-name="ce49">
            <text:p>100,0%</text:p>
          </table:table-cell>
          <table:table-cell office:value-type="float" office:value="510885" table:style-name="ce48">
            <text:p>510.885</text:p>
          </table:table-cell>
          <table:table-cell office:value-type="percentage" office:value="0.9693292856465231" table:style-name="ce49">
            <text:p>96,9%</text:p>
          </table:table-cell>
          <table:table-cell office:value-type="float" office:value="690097" table:style-name="ce48">
            <text:p>690.097</text:p>
          </table:table-cell>
          <table:table-cell office:value-type="percentage" office:value="0.95785875096119411" table:style-name="ce49">
            <text:p>95,8%</text:p>
          </table:table-cell>
          <table:table-cell office:value-type="float" office:value="959587" table:style-name="ce48">
            <text:p>959.587</text:p>
          </table:table-cell>
          <table:table-cell office:value-type="percentage" office:value="0.96951581142480137" table:style-name="ce49">
            <text:p>97,0%</text:p>
          </table:table-cell>
          <table:table-cell office:value-type="float" office:value="1049443" table:style-name="ce48">
            <text:p>1.049.443</text:p>
          </table:table-cell>
          <table:table-cell office:value-type="percentage" office:value="0.90779674974676328" table:style-name="ce49">
            <text:p>90,8%</text:p>
          </table:table-cell>
          <table:table-cell office:value-type="float" office:value="768527" table:style-name="ce48">
            <text:p>768.527</text:p>
          </table:table-cell>
          <table:table-cell office:value-type="percentage" office:value="0.85311885298675461" table:style-name="ce49">
            <text:p>85,3%</text:p>
          </table:table-cell>
          <table:table-cell office:value-type="float" office:value="623303" table:style-name="ce48">
            <text:p>623.303</text:p>
          </table:table-cell>
          <table:table-cell office:value-type="percentage" office:value="0.8473891214413023" table:style-name="ce49">
            <text:p>84,7%</text:p>
          </table:table-cell>
          <table:table-cell office:value-type="float" office:value="505204" table:style-name="ce48">
            <text:p>505.204</text:p>
          </table:table-cell>
          <table:table-cell office:value-type="percentage" office:value="0.88517363422924622" table:style-name="ce49">
            <text:p>88,5%</text:p>
          </table:table-cell>
          <table:table-cell office:value-type="float" office:value="5478830" table:style-name="ce48">
            <text:p>5.478.830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1758740881621359" table:style-name="ce49">
            <text:p>91,8%</text:p>
          </table:table-cell>
          <table:table-cell office:value-type="percentage" office:value="0.81097831383510655" table:style-name="ce49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5891" table:style-name="ce48">
            <text:p>75.891</text:p>
          </table:table-cell>
          <table:table-cell office:value-type="percentage" office:value="1" table:style-name="ce49">
            <text:p>100,0%</text:p>
          </table:table-cell>
          <table:table-cell office:value-type="float" office:value="108120" table:style-name="ce48">
            <text:p>108.120</text:p>
          </table:table-cell>
          <table:table-cell office:value-type="percentage" office:value="1" table:style-name="ce49">
            <text:p>100,0%</text:p>
          </table:table-cell>
          <table:table-cell office:value-type="float" office:value="153626" table:style-name="ce48">
            <text:p>153.626</text:p>
          </table:table-cell>
          <table:table-cell office:value-type="percentage" office:value="1.0005535980617555" table:style-name="ce49">
            <text:p>100,1%</text:p>
          </table:table-cell>
          <table:table-cell office:value-type="float" office:value="211520" table:style-name="ce48">
            <text:p>211.520</text:p>
          </table:table-cell>
          <table:table-cell office:value-type="percentage" office:value="0.96981701306263557" table:style-name="ce49">
            <text:p>97,0%</text:p>
          </table:table-cell>
          <table:table-cell office:value-type="float" office:value="235076" table:style-name="ce48">
            <text:p>235.076</text:p>
          </table:table-cell>
          <table:table-cell office:value-type="percentage" office:value="0.93111206172663463" table:style-name="ce49">
            <text:p>93,1%</text:p>
          </table:table-cell>
          <table:table-cell office:value-type="float" office:value="170830" table:style-name="ce48">
            <text:p>170.830</text:p>
          </table:table-cell>
          <table:table-cell office:value-type="percentage" office:value="0.85812310999929675" table:style-name="ce49">
            <text:p>85,8%</text:p>
          </table:table-cell>
          <table:table-cell office:value-type="float" office:value="144610" table:style-name="ce48">
            <text:p>144.610</text:p>
          </table:table-cell>
          <table:table-cell office:value-type="percentage" office:value="0.8313834160251582" table:style-name="ce49">
            <text:p>83,1%</text:p>
          </table:table-cell>
          <table:table-cell office:value-type="float" office:value="131708" table:style-name="ce48">
            <text:p>131.708</text:p>
          </table:table-cell>
          <table:table-cell office:value-type="percentage" office:value="0.91074293300879572" table:style-name="ce49">
            <text:p>91,1%</text:p>
          </table:table-cell>
          <table:table-cell office:value-type="float" office:value="1231381" table:style-name="ce48">
            <text:p>1.231.381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455367049834015" table:style-name="ce49">
            <text:p>93,5%</text:p>
          </table:table-cell>
          <table:table-cell office:value-type="percentage" office:value="0.81382627178013534" table:style-name="ce49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306" table:style-name="ce48">
            <text:p>42.306</text:p>
          </table:table-cell>
          <table:table-cell office:value-type="percentage" office:value="1" table:style-name="ce49">
            <text:p>100,0%</text:p>
          </table:table-cell>
          <table:table-cell office:value-type="float" office:value="55900" table:style-name="ce48">
            <text:p>55.900</text:p>
          </table:table-cell>
          <table:table-cell office:value-type="percentage" office:value="0.98693502824858759" table:style-name="ce49">
            <text:p>98,7%</text:p>
          </table:table-cell>
          <table:table-cell office:value-type="float" office:value="72581" table:style-name="ce48">
            <text:p>72.581</text:p>
          </table:table-cell>
          <table:table-cell office:value-type="percentage" office:value="0.9591780097793049" table:style-name="ce49">
            <text:p>95,9%</text:p>
          </table:table-cell>
          <table:table-cell office:value-type="float" office:value="92494" table:style-name="ce48">
            <text:p>92.494</text:p>
          </table:table-cell>
          <table:table-cell office:value-type="percentage" office:value="0.94673381236053966" table:style-name="ce49">
            <text:p>94,7%</text:p>
          </table:table-cell>
          <table:table-cell office:value-type="float" office:value="96325" table:style-name="ce48">
            <text:p>96.325</text:p>
          </table:table-cell>
          <table:table-cell office:value-type="percentage" office:value="0.9111073276392081" table:style-name="ce49">
            <text:p>91,1%</text:p>
          </table:table-cell>
          <table:table-cell office:value-type="float" office:value="65530" table:style-name="ce48">
            <text:p>65.530</text:p>
          </table:table-cell>
          <table:table-cell office:value-type="percentage" office:value="0.85404475491665477" table:style-name="ce49">
            <text:p>85,4%</text:p>
          </table:table-cell>
          <table:table-cell office:value-type="float" office:value="59134" table:style-name="ce48">
            <text:p>59.134</text:p>
          </table:table-cell>
          <table:table-cell office:value-type="percentage" office:value="0.85948082904566725" table:style-name="ce49">
            <text:p>85,9%</text:p>
          </table:table-cell>
          <table:table-cell office:value-type="float" office:value="55261" table:style-name="ce48">
            <text:p>55.261</text:p>
          </table:table-cell>
          <table:table-cell office:value-type="percentage" office:value="0.96071000156464592" table:style-name="ce49">
            <text:p>96,1%</text:p>
          </table:table-cell>
          <table:table-cell office:value-type="float" office:value="539531" table:style-name="ce48">
            <text:p>539.531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2994687800556386" table:style-name="ce49">
            <text:p>93,0%</text:p>
          </table:table-cell>
          <table:table-cell office:value-type="percentage" office:value="0.82038731612671711" table:style-name="ce49">
            <text:p>82,0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2972" table:style-name="ce48">
            <text:p>162.972</text:p>
          </table:table-cell>
          <table:table-cell office:value-type="percentage" office:value="1.0216014944272407" table:style-name="ce49">
            <text:p>102,2%</text:p>
          </table:table-cell>
          <table:table-cell office:value-type="float" office:value="213819" table:style-name="ce48">
            <text:p>213.819</text:p>
          </table:table-cell>
          <table:table-cell office:value-type="percentage" office:value="0.98822827985912753" table:style-name="ce49">
            <text:p>98,8%</text:p>
          </table:table-cell>
          <table:table-cell office:value-type="float" office:value="277123" table:style-name="ce48">
            <text:p>277.123</text:p>
          </table:table-cell>
          <table:table-cell office:value-type="percentage" office:value="0.9752254867804746" table:style-name="ce49">
            <text:p>97,5%</text:p>
          </table:table-cell>
          <table:table-cell office:value-type="float" office:value="325810" table:style-name="ce48">
            <text:p>325.810</text:p>
          </table:table-cell>
          <table:table-cell office:value-type="percentage" office:value="0.96545736323847964" table:style-name="ce49">
            <text:p>96,5%</text:p>
          </table:table-cell>
          <table:table-cell office:value-type="float" office:value="323962" table:style-name="ce48">
            <text:p>323.962</text:p>
          </table:table-cell>
          <table:table-cell office:value-type="percentage" office:value="0.93075411418589682" table:style-name="ce49">
            <text:p>93,1%</text:p>
          </table:table-cell>
          <table:table-cell office:value-type="float" office:value="208712" table:style-name="ce48">
            <text:p>208.712</text:p>
          </table:table-cell>
          <table:table-cell office:value-type="percentage" office:value="0.8782881309571402" table:style-name="ce49">
            <text:p>87,8%</text:p>
          </table:table-cell>
          <table:table-cell office:value-type="float" office:value="172462" table:style-name="ce48">
            <text:p>172.462</text:p>
          </table:table-cell>
          <table:table-cell office:value-type="percentage" office:value="0.86570790352132121" table:style-name="ce49">
            <text:p>86,6%</text:p>
          </table:table-cell>
          <table:table-cell office:value-type="float" office:value="164161" table:style-name="ce48">
            <text:p>164.161</text:p>
          </table:table-cell>
          <table:table-cell office:value-type="percentage" office:value="0.94991233501333783" table:style-name="ce49">
            <text:p>95,0%</text:p>
          </table:table-cell>
          <table:table-cell office:value-type="float" office:value="1849021" table:style-name="ce48">
            <text:p>1.849.021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4566841222082254" table:style-name="ce49">
            <text:p>94,6%</text:p>
          </table:table-cell>
          <table:table-cell office:value-type="percentage" office:value="0.84588235186476279" table:style-name="ce49">
            <text:p>84,6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391" table:style-name="ce48">
            <text:p>2.391</text:p>
          </table:table-cell>
          <table:table-cell office:value-type="percentage" office:value="0.84279168135354243" table:style-name="ce49">
            <text:p>84,3%</text:p>
          </table:table-cell>
          <table:table-cell office:value-type="float" office:value="3886" table:style-name="ce48">
            <text:p>3.886</text:p>
          </table:table-cell>
          <table:table-cell office:value-type="percentage" office:value="0.88237965485921888" table:style-name="ce49">
            <text:p>88,2%</text:p>
          </table:table-cell>
          <table:table-cell office:value-type="float" office:value="7616" table:style-name="ce48">
            <text:p>7.616</text:p>
          </table:table-cell>
          <table:table-cell office:value-type="percentage" office:value="0.91439548565253936" table:style-name="ce49">
            <text:p>91,4%</text:p>
          </table:table-cell>
          <table:table-cell office:value-type="float" office:value="10563" table:style-name="ce48">
            <text:p>10.563</text:p>
          </table:table-cell>
          <table:table-cell office:value-type="percentage" office:value="0.91399152029073294" table:style-name="ce49">
            <text:p>91,4%</text:p>
          </table:table-cell>
          <table:table-cell office:value-type="float" office:value="11101" table:style-name="ce48">
            <text:p>11.101</text:p>
          </table:table-cell>
          <table:table-cell office:value-type="percentage" office:value="0.89835720644169292" table:style-name="ce49">
            <text:p>89,8%</text:p>
          </table:table-cell>
          <table:table-cell office:value-type="float" office:value="9149" table:style-name="ce48">
            <text:p>9.149</text:p>
          </table:table-cell>
          <table:table-cell office:value-type="percentage" office:value="0.80261426440915873" table:style-name="ce49">
            <text:p>80,3%</text:p>
          </table:table-cell>
          <table:table-cell office:value-type="float" office:value="8883" table:style-name="ce48">
            <text:p>8.883</text:p>
          </table:table-cell>
          <table:table-cell office:value-type="percentage" office:value="0.81757938334100322" table:style-name="ce49">
            <text:p>81,8%</text:p>
          </table:table-cell>
          <table:table-cell office:value-type="float" office:value="8679" table:style-name="ce48">
            <text:p>8.679</text:p>
          </table:table-cell>
          <table:table-cell office:value-type="percentage" office:value="0.93513629996767589" table:style-name="ce49">
            <text:p>93,5%</text:p>
          </table:table-cell>
          <table:table-cell office:value-type="float" office:value="62268" table:style-name="ce48">
            <text:p>62.268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87665601374086644" table:style-name="ce49">
            <text:p>87,7%</text:p>
          </table:table-cell>
          <table:table-cell office:value-type="percentage" office:value="0.74557275764215669" table:style-name="ce49">
            <text:p>74,6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50" table:style-name="ce48">
            <text:p>2.050</text:p>
          </table:table-cell>
          <table:table-cell office:value-type="percentage" office:value="0.8164078056551175" table:style-name="ce49">
            <text:p>81,6%</text:p>
          </table:table-cell>
          <table:table-cell office:value-type="float" office:value="3363" table:style-name="ce48">
            <text:p>3.363</text:p>
          </table:table-cell>
          <table:table-cell office:value-type="percentage" office:value="0.88430186694714696" table:style-name="ce49">
            <text:p>88,4%</text:p>
          </table:table-cell>
          <table:table-cell office:value-type="float" office:value="7395" table:style-name="ce48">
            <text:p>7.395</text:p>
          </table:table-cell>
          <table:table-cell office:value-type="percentage" office:value="0.92379762648344788" table:style-name="ce49">
            <text:p>92,4%</text:p>
          </table:table-cell>
          <table:table-cell office:value-type="float" office:value="10028" table:style-name="ce48">
            <text:p>10.028</text:p>
          </table:table-cell>
          <table:table-cell office:value-type="percentage" office:value="0.92843255254143131" table:style-name="ce49">
            <text:p>92,8%</text:p>
          </table:table-cell>
          <table:table-cell office:value-type="float" office:value="10482" table:style-name="ce48">
            <text:p>10.482</text:p>
          </table:table-cell>
          <table:table-cell office:value-type="percentage" office:value="0.9596264762427904" table:style-name="ce49">
            <text:p>96,0%</text:p>
          </table:table-cell>
          <table:table-cell office:value-type="float" office:value="8986" table:style-name="ce48">
            <text:p>8.986</text:p>
          </table:table-cell>
          <table:table-cell office:value-type="percentage" office:value="0.82048940832724615" table:style-name="ce49">
            <text:p>82,0%</text:p>
          </table:table-cell>
          <table:table-cell office:value-type="float" office:value="9042" table:style-name="ce48">
            <text:p>9.042</text:p>
          </table:table-cell>
          <table:table-cell office:value-type="percentage" office:value="0.77341544778034388" table:style-name="ce49">
            <text:p>77,3%</text:p>
          </table:table-cell>
          <table:table-cell office:value-type="float" office:value="8438" table:style-name="ce48">
            <text:p>8.438</text:p>
          </table:table-cell>
          <table:table-cell office:value-type="percentage" office:value="0.88079331941544881" table:style-name="ce49">
            <text:p>88,1%</text:p>
          </table:table-cell>
          <table:table-cell office:value-type="float" office:value="59784" table:style-name="ce48">
            <text:p>59.784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87575073975331785" table:style-name="ce49">
            <text:p>87,6%</text:p>
          </table:table-cell>
          <table:table-cell office:value-type="percentage" office:value="0.71152793316036278" table:style-name="ce49">
            <text:p>71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23" table:style-name="ce48">
            <text:p>23</text:p>
          </table:table-cell>
          <table:table-cell office:value-type="string" table:style-name="ce49">
            <text:p>-</text:p>
          </table:table-cell>
          <table:table-cell office:value-type="float" office:value="19" table:style-name="ce48">
            <text:p>19</text:p>
          </table:table-cell>
          <table:table-cell office:value-type="string" table:style-name="ce49">
            <text:p>-</text:p>
          </table:table-cell>
          <table:table-cell office:value-type="float" office:value="3786" table:style-name="ce48">
            <text:p>3.786</text:p>
          </table:table-cell>
          <table:table-cell office:value-type="string" table:style-name="ce49">
            <text:p>-</text:p>
          </table:table-cell>
          <table:table-cell office:value-type="float" office:value="10044" table:style-name="ce48">
            <text:p>10.044</text:p>
          </table:table-cell>
          <table:table-cell office:value-type="string" table:style-name="ce49">
            <text:p>-</text:p>
          </table:table-cell>
          <table:table-cell office:value-type="float" office:value="23255" table:style-name="ce48">
            <text:p>23.255</text:p>
          </table:table-cell>
          <table:table-cell office:value-type="string" table:style-name="ce49">
            <text:p>-</text:p>
          </table:table-cell>
          <table:table-cell office:value-type="float" office:value="33025" table:style-name="ce48">
            <text:p>33.025</text:p>
          </table:table-cell>
          <table:table-cell office:value-type="string" table:style-name="ce49">
            <text:p>-</text:p>
          </table:table-cell>
          <table:table-cell office:value-type="float" office:value="24857" table:style-name="ce48">
            <text:p>24.857</text:p>
          </table:table-cell>
          <table:table-cell office:value-type="string" table:style-name="ce49">
            <text:p>-</text:p>
          </table:table-cell>
          <table:table-cell office:value-type="float" office:value="1348" table:style-name="ce48">
            <text:p>1.348</text:p>
          </table:table-cell>
          <table:table-cell office:value-type="string" table:style-name="ce49">
            <text:p>-</text:p>
          </table:table-cell>
          <table:table-cell office:value-type="float" office:value="96357" table:style-name="ce48">
            <text:p>96.357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8">
            <text:p>Sanidad Exterior</text:p>
          </table:table-cell>
          <table:table-cell office:value-type="float" office:value="32" table:style-name="ce51">
            <text:p>32</text:p>
          </table:table-cell>
          <table:table-cell office:value-type="string" table:style-name="ce52">
            <text:p>-</text:p>
          </table:table-cell>
          <table:table-cell office:value-type="float" office:value="49" table:style-name="ce51">
            <text:p>49</text:p>
          </table:table-cell>
          <table:table-cell office:value-type="string" table:style-name="ce52">
            <text:p>-</text:p>
          </table:table-cell>
          <table:table-cell office:value-type="float" office:value="306" table:style-name="ce51">
            <text:p>306</text:p>
          </table:table-cell>
          <table:table-cell office:value-type="string" table:style-name="ce52">
            <text:p>-</text:p>
          </table:table-cell>
          <table:table-cell office:value-type="float" office:value="938" table:style-name="ce51">
            <text:p>938</text:p>
          </table:table-cell>
          <table:table-cell office:value-type="string" table:style-name="ce52">
            <text:p>-</text:p>
          </table:table-cell>
          <table:table-cell office:value-type="float" office:value="1938" table:style-name="ce51">
            <text:p>1.938</text:p>
          </table:table-cell>
          <table:table-cell office:value-type="string" table:style-name="ce52">
            <text:p>-</text:p>
          </table:table-cell>
          <table:table-cell office:value-type="float" office:value="2431" table:style-name="ce51">
            <text:p>2.431</text:p>
          </table:table-cell>
          <table:table-cell office:value-type="string" table:style-name="ce52">
            <text:p>-</text:p>
          </table:table-cell>
          <table:table-cell office:value-type="float" office:value="2166" table:style-name="ce51">
            <text:p>2.166</text:p>
          </table:table-cell>
          <table:table-cell office:value-type="string" table:style-name="ce52">
            <text:p>-</text:p>
          </table:table-cell>
          <table:table-cell office:value-type="float" office:value="258" table:style-name="ce51">
            <text:p>258</text:p>
          </table:table-cell>
          <table:table-cell office:value-type="string" table:style-name="ce52">
            <text:p>-</text:p>
          </table:table-cell>
          <table:table-cell office:value-type="float" office:value="8118" table:style-name="ce51">
            <text:p>8.118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0" table:style-name="ce30"/>
          <table:table-cell table:number-columns-repeated="16343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22745" table:style-name="ce55">
            <text:p>2.922.745</text:p>
          </table:table-cell>
          <table:table-cell office:value-type="percentage" office:value="1" table:style-name="ce56">
            <text:p>100,0%</text:p>
          </table:table-cell>
          <table:table-cell office:value-type="float" office:value="3949455" table:style-name="ce55">
            <text:p>3.949.455</text:p>
          </table:table-cell>
          <table:table-cell office:value-type="percentage" office:value="0.98814710361639191" table:style-name="ce56">
            <text:p>98,8%</text:p>
          </table:table-cell>
          <table:table-cell office:value-type="float" office:value="5314690" table:style-name="ce55">
            <text:p>5.314.690</text:p>
          </table:table-cell>
          <table:table-cell office:value-type="percentage" office:value="0.96496334196373779" table:style-name="ce56">
            <text:p>96,5%</text:p>
          </table:table-cell>
          <table:table-cell office:value-type="float" office:value="6768220" table:style-name="ce55">
            <text:p>6.768.220</text:p>
          </table:table-cell>
          <table:table-cell office:value-type="percentage" office:value="0.94929754545554001" table:style-name="ce56">
            <text:p>94,9%</text:p>
          </table:table-cell>
          <table:table-cell office:value-type="float" office:value="7090364" table:style-name="ce55">
            <text:p>7.090.364</text:p>
          </table:table-cell>
          <table:table-cell office:value-type="percentage" office:value="0.90706641380983133" table:style-name="ce56">
            <text:p>90,7%</text:p>
          </table:table-cell>
          <table:table-cell office:value-type="float" office:value="5044533" table:style-name="ce55">
            <text:p>5.044.533</text:p>
          </table:table-cell>
          <table:table-cell office:value-type="percentage" office:value="0.84895927647500347" table:style-name="ce56">
            <text:p>84,9%</text:p>
          </table:table-cell>
          <table:table-cell office:value-type="float" office:value="4149231" table:style-name="ce55">
            <text:p>4.149.231</text:p>
          </table:table-cell>
          <table:table-cell office:value-type="percentage" office:value="0.84255102693515516" table:style-name="ce56">
            <text:p>84,3%</text:p>
          </table:table-cell>
          <table:table-cell office:value-type="float" office:value="3730374" table:style-name="ce55">
            <text:p>3.730.374</text:p>
          </table:table-cell>
          <table:table-cell office:value-type="percentage" office:value="0.93634778644977035" table:style-name="ce56">
            <text:p>93,6%</text:p>
          </table:table-cell>
          <table:table-cell office:value-type="float" office:value="38969612" table:style-name="ce55">
            <text:p>38.969.612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377815610574487" table:style-name="ce56">
            <text:p>92,4%</text:p>
          </table:table-cell>
          <table:table-cell office:value-type="percentage" office:value="0.8221663139811628" table:style-name="ce56">
            <text:p>82,2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2" table:default-cell-style-name="ce1"/>
        <table:table-column table:style-name="co5" table:number-columns-repeated="16374" table:default-cell-style-name="ce1"/>
        <table:table-row table:style-name="ro10">
          <table:table-cell table:number-columns-spanned="1" table:number-rows-spanned="2" table:style-name="ce69"/>
          <table:table-cell office:value-type="string" table:number-columns-spanned="2" table:number-rows-spanned="1" table:style-name="ce70">
            <text:p><text:s/>Mayores de 70 años</text:p>
          </table:table-cell>
          <table:covered-table-cell/>
          <table:table-cell office:value-type="string" table:number-columns-spanned="2" table:number-rows-spanned="1" table:style-name="ce70">
            <text:p>60-69 años</text:p>
          </table:table-cell>
          <table:covered-table-cell/>
          <table:table-cell office:value-type="string" table:number-columns-spanned="2" table:number-rows-spanned="1" table:style-name="ce70">
            <text:p>50-59 años</text:p>
          </table:table-cell>
          <table:covered-table-cell/>
          <table:table-cell office:value-type="string" table:number-columns-spanned="2" table:number-rows-spanned="1" table:style-name="ce70">
            <text:p>40-49 años</text:p>
          </table:table-cell>
          <table:covered-table-cell/>
          <table:table-cell office:value-type="string" table:number-columns-spanned="2" table:number-rows-spanned="1" table:style-name="ce70">
            <text:p>30-39 años</text:p>
          </table:table-cell>
          <table:covered-table-cell/>
          <table:table-cell office:value-type="string" table:number-columns-spanned="2" table:number-rows-spanned="1" table:style-name="ce70">
            <text:p>20-29 años</text:p>
          </table:table-cell>
          <table:covered-table-cell/>
          <table:table-cell office:value-type="string" table:number-columns-spanned="2" table:number-rows-spanned="1" table:style-name="ce71">
            <text:p>18-19 años</text:p>
          </table:table-cell>
          <table:covered-table-cell/>
          <table:table-cell table:number-columns-repeated="16369"/>
        </table:table-row>
        <table:table-row table:style-name="ro11">
          <table:covered-table-cell/>
          <table:table-cell office:value-type="string" table:style-name="ce59">
            <text:p>Nº Personas &gt; 70 años con <text:s/>dosis de recuerdo</text:p>
          </table:table-cell>
          <table:table-cell office:value-type="string" table:style-name="ce59">
            <text:p>% Dosis de recuerdo en &gt; 70 años</text:p>
          </table:table-cell>
          <table:table-cell office:value-type="string" table:style-name="ce59">
            <text:p>Nº Personas 60-69 años con <text:s/>dosis de recuerdo</text:p>
          </table:table-cell>
          <table:table-cell office:value-type="string" table:style-name="ce59">
            <text:p>% Dosis de recuerdo en 60-69 años</text:p>
          </table:table-cell>
          <table:table-cell office:value-type="string" table:style-name="ce59">
            <text:p>Nº Personas 50-59 años con <text:s/>dosis de recuerdo</text:p>
          </table:table-cell>
          <table:table-cell office:value-type="string" table:style-name="ce59">
            <text:p>% Dosis de recuerdo en 50-59 años</text:p>
          </table:table-cell>
          <table:table-cell office:value-type="string" table:style-name="ce59">
            <text:p>Nº Personas 40-49 años con <text:s/>dosis de recuerdo</text:p>
          </table:table-cell>
          <table:table-cell office:value-type="string" table:style-name="ce59">
            <text:p>% Dosis de recuerdo en 40-49 años</text:p>
          </table:table-cell>
          <table:table-cell office:value-type="string" table:style-name="ce59">
            <text:p>Nº Personas 30-39 años con <text:s/>dosis de recuerdo</text:p>
          </table:table-cell>
          <table:table-cell office:value-type="string" table:style-name="ce59">
            <text:p>% Dosis de recuerdo en 30-39 años</text:p>
          </table:table-cell>
          <table:table-cell office:value-type="string" table:style-name="ce59">
            <text:p>Nº Personas 20-29 años con <text:s/>dosis de recuerdo</text:p>
          </table:table-cell>
          <table:table-cell office:value-type="string" table:style-name="ce59">
            <text:p>% Dosis de recuerdo en 20-29 años</text:p>
          </table:table-cell>
          <table:table-cell office:value-type="string" table:style-name="ce59">
            <text:p>Nº Personas 18-19 años con <text:s/>dosis de recuerdo</text:p>
          </table:table-cell>
          <table:table-cell office:value-type="string" table:style-name="ce59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60">
            <text:p>Andalucía</text:p>
          </table:table-cell>
          <table:table-cell office:value-type="float" office:value="996446" table:style-name="ce61">
            <text:p>996.446</text:p>
          </table:table-cell>
          <table:table-cell office:value-type="percentage" office:value="0.91952921982045832" table:style-name="ce62">
            <text:p>92,0%</text:p>
          </table:table-cell>
          <table:table-cell office:value-type="float" office:value="866498" table:style-name="ce61">
            <text:p>866.498</text:p>
          </table:table-cell>
          <table:table-cell office:value-type="percentage" office:value="0.92807483738570407" table:style-name="ce62">
            <text:p>92,8%</text:p>
          </table:table-cell>
          <table:table-cell office:value-type="float" office:value="871005" table:style-name="ce61">
            <text:p>871.005</text:p>
          </table:table-cell>
          <table:table-cell office:value-type="percentage" office:value="0.71259160962966717" table:style-name="ce62">
            <text:p>71,3%</text:p>
          </table:table-cell>
          <table:table-cell office:value-type="float" office:value="693555" table:style-name="ce61">
            <text:p>693.555</text:p>
          </table:table-cell>
          <table:table-cell office:value-type="percentage" office:value="0.5475091296913509" table:style-name="ce62">
            <text:p>54,8%</text:p>
          </table:table-cell>
          <table:table-cell office:value-type="float" office:value="374866" table:style-name="ce61">
            <text:p>374.866</text:p>
          </table:table-cell>
          <table:table-cell office:value-type="percentage" office:value="0.39386982519587582" table:style-name="ce62">
            <text:p>39,4%</text:p>
          </table:table-cell>
          <table:table-cell office:value-type="float" office:value="258454" table:style-name="ce61">
            <text:p>258.454</text:p>
          </table:table-cell>
          <table:table-cell office:value-type="percentage" office:value="0.32623359705946209" table:style-name="ce62">
            <text:p>32,6%</text:p>
          </table:table-cell>
          <table:table-cell office:value-type="float" office:value="26664" table:style-name="ce61">
            <text:p>26.664</text:p>
          </table:table-cell>
          <table:table-cell office:value-type="percentage" office:value="0.15985994867982445" table:style-name="ce46">
            <text:p>16,0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Aragón</text:p>
          </table:table-cell>
          <table:table-cell office:value-type="float" office:value="200555" table:style-name="ce7">
            <text:p>200.555</text:p>
          </table:table-cell>
          <table:table-cell office:value-type="percentage" office:value="0.91252616252616248" table:style-name="ce49">
            <text:p>91,3%</text:p>
          </table:table-cell>
          <table:table-cell office:value-type="float" office:value="142450" table:style-name="ce7">
            <text:p>142.450</text:p>
          </table:table-cell>
          <table:table-cell office:value-type="percentage" office:value="0.91618911635505307" table:style-name="ce49">
            <text:p>91,6%</text:p>
          </table:table-cell>
          <table:table-cell office:value-type="float" office:value="134236" table:style-name="ce7">
            <text:p>134.236</text:p>
          </table:table-cell>
          <table:table-cell office:value-type="percentage" office:value="0.7125620405021631" table:style-name="ce49">
            <text:p>71,3%</text:p>
          </table:table-cell>
          <table:table-cell office:value-type="float" office:value="103004" table:style-name="ce7">
            <text:p>103.004</text:p>
          </table:table-cell>
          <table:table-cell office:value-type="percentage" office:value="0.53925125515017303" table:style-name="ce49">
            <text:p>53,9%</text:p>
          </table:table-cell>
          <table:table-cell office:value-type="float" office:value="49769" table:style-name="ce7">
            <text:p>49.769</text:p>
          </table:table-cell>
          <table:table-cell office:value-type="percentage" office:value="0.38317742618470185" table:style-name="ce49">
            <text:p>38,3%</text:p>
          </table:table-cell>
          <table:table-cell office:value-type="float" office:value="36781" table:style-name="ce7">
            <text:p>36.781</text:p>
          </table:table-cell>
          <table:table-cell office:value-type="percentage" office:value="0.34000443713139455" table:style-name="ce49">
            <text:p>34,0%</text:p>
          </table:table-cell>
          <table:table-cell office:value-type="float" office:value="8165" table:style-name="ce7">
            <text:p>8.165</text:p>
          </table:table-cell>
          <table:table-cell office:value-type="percentage" office:value="0.36219669076875305" table:style-name="ce49">
            <text:p>36,2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Asturias<text:s/></text:p>
          </table:table-cell>
          <table:table-cell office:value-type="float" office:value="191602" table:style-name="ce7">
            <text:p>191.602</text:p>
          </table:table-cell>
          <table:table-cell office:value-type="percentage" office:value="0.94282579064171512" table:style-name="ce49">
            <text:p>94,3%</text:p>
          </table:table-cell>
          <table:table-cell office:value-type="float" office:value="141659" table:style-name="ce7">
            <text:p>141.659</text:p>
          </table:table-cell>
          <table:table-cell office:value-type="percentage" office:value="0.94766593971180479" table:style-name="ce49">
            <text:p>94,8%</text:p>
          </table:table-cell>
          <table:table-cell office:value-type="float" office:value="143188" table:style-name="ce7">
            <text:p>143.188</text:p>
          </table:table-cell>
          <table:table-cell office:value-type="percentage" office:value="0.92379950838392511" table:style-name="ce49">
            <text:p>92,4%</text:p>
          </table:table-cell>
          <table:table-cell office:value-type="float" office:value="124402" table:style-name="ce7">
            <text:p>124.402</text:p>
          </table:table-cell>
          <table:table-cell office:value-type="percentage" office:value="0.81614685158699962" table:style-name="ce49">
            <text:p>81,6%</text:p>
          </table:table-cell>
          <table:table-cell office:value-type="float" office:value="58911" table:style-name="ce7">
            <text:p>58.911</text:p>
          </table:table-cell>
          <table:table-cell office:value-type="percentage" office:value="0.64067818729540738" table:style-name="ce49">
            <text:p>64,1%</text:p>
          </table:table-cell>
          <table:table-cell office:value-type="float" office:value="40698" table:style-name="ce7">
            <text:p>40.698</text:p>
          </table:table-cell>
          <table:table-cell office:value-type="percentage" office:value="0.60279937791601867" table:style-name="ce49">
            <text:p>60,3%</text:p>
          </table:table-cell>
          <table:table-cell office:value-type="float" office:value="9014" table:style-name="ce7">
            <text:p>9.014</text:p>
          </table:table-cell>
          <table:table-cell office:value-type="percentage" office:value="0.62458425720620847" table:style-name="ce49">
            <text:p>62,5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Baleares</text:p>
          </table:table-cell>
          <table:table-cell office:value-type="float" office:value="119913" table:style-name="ce7">
            <text:p>119.913</text:p>
          </table:table-cell>
          <table:table-cell office:value-type="percentage" office:value="0.91357413318908709" table:style-name="ce49">
            <text:p>91,4%</text:p>
          </table:table-cell>
          <table:table-cell office:value-type="float" office:value="98180" table:style-name="ce7">
            <text:p>98.180</text:p>
          </table:table-cell>
          <table:table-cell office:value-type="percentage" office:value="0.87566111611562514" table:style-name="ce49">
            <text:p>87,6%</text:p>
          </table:table-cell>
          <table:table-cell office:value-type="float" office:value="107260" table:style-name="ce7">
            <text:p>107.260</text:p>
          </table:table-cell>
          <table:table-cell office:value-type="percentage" office:value="0.70099993464479449" table:style-name="ce49">
            <text:p>70,1%</text:p>
          </table:table-cell>
          <table:table-cell office:value-type="float" office:value="78543" table:style-name="ce7">
            <text:p>78.543</text:p>
          </table:table-cell>
          <table:table-cell office:value-type="percentage" office:value="0.45479444122756224" table:style-name="ce49">
            <text:p>45,5%</text:p>
          </table:table-cell>
          <table:table-cell office:value-type="float" office:value="35357" table:style-name="ce7">
            <text:p>35.357</text:p>
          </table:table-cell>
          <table:table-cell office:value-type="percentage" office:value="0.26516026458280212" table:style-name="ce49">
            <text:p>26,5%</text:p>
          </table:table-cell>
          <table:table-cell office:value-type="float" office:value="23499" table:style-name="ce7">
            <text:p>23.499</text:p>
          </table:table-cell>
          <table:table-cell office:value-type="percentage" office:value="0.22887224489398381" table:style-name="ce49">
            <text:p>22,9%</text:p>
          </table:table-cell>
          <table:table-cell office:value-type="float" office:value="2442" table:style-name="ce7">
            <text:p>2.442</text:p>
          </table:table-cell>
          <table:table-cell office:value-type="percentage" office:value="0.12302886795304549" table:style-name="ce49">
            <text:p>12,3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narias</text:p>
          </table:table-cell>
          <table:table-cell office:value-type="float" office:value="222701" table:style-name="ce7">
            <text:p>222.701</text:p>
          </table:table-cell>
          <table:table-cell office:value-type="percentage" office:value="0.91009436005574151" table:style-name="ce49">
            <text:p>91,0%</text:p>
          </table:table-cell>
          <table:table-cell office:value-type="float" office:value="196707" table:style-name="ce7">
            <text:p>196.707</text:p>
          </table:table-cell>
          <table:table-cell office:value-type="percentage" office:value="0.87312409283992698" table:style-name="ce49">
            <text:p>87,3%</text:p>
          </table:table-cell>
          <table:table-cell office:value-type="float" office:value="239061" table:style-name="ce7">
            <text:p>239.061</text:p>
          </table:table-cell>
          <table:table-cell office:value-type="percentage" office:value="0.73769004557699491" table:style-name="ce49">
            <text:p>73,8%</text:p>
          </table:table-cell>
          <table:table-cell office:value-type="float" office:value="181903" table:style-name="ce7">
            <text:p>181.903</text:p>
          </table:table-cell>
          <table:table-cell office:value-type="percentage" office:value="0.56552558191591562" table:style-name="ce49">
            <text:p>56,6%</text:p>
          </table:table-cell>
          <table:table-cell office:value-type="float" office:value="73720" table:style-name="ce7">
            <text:p>73.720</text:p>
          </table:table-cell>
          <table:table-cell office:value-type="percentage" office:value="0.3163785556108698" table:style-name="ce49">
            <text:p>31,6%</text:p>
          </table:table-cell>
          <table:table-cell office:value-type="float" office:value="43407" table:style-name="ce7">
            <text:p>43.407</text:p>
          </table:table-cell>
          <table:table-cell office:value-type="percentage" office:value="0.22736058077593929" table:style-name="ce49">
            <text:p>22,7%</text:p>
          </table:table-cell>
          <table:table-cell office:value-type="float" office:value="4114" table:style-name="ce7">
            <text:p>4.114</text:p>
          </table:table-cell>
          <table:table-cell office:value-type="percentage" office:value="0.1011456950385996" table:style-name="ce49">
            <text:p>10,1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ntabria</text:p>
          </table:table-cell>
          <table:table-cell office:value-type="float" office:value="91977" table:style-name="ce7">
            <text:p>91.977</text:p>
          </table:table-cell>
          <table:table-cell office:value-type="percentage" office:value="0.93502017912147117" table:style-name="ce49">
            <text:p>93,5%</text:p>
          </table:table-cell>
          <table:table-cell office:value-type="float" office:value="75352" table:style-name="ce7">
            <text:p>75.352</text:p>
          </table:table-cell>
          <table:table-cell office:value-type="percentage" office:value="0.9767453918544059" table:style-name="ce49">
            <text:p>97,7%</text:p>
          </table:table-cell>
          <table:table-cell office:value-type="float" office:value="70922" table:style-name="ce7">
            <text:p>70.922</text:p>
          </table:table-cell>
          <table:table-cell office:value-type="percentage" office:value="0.83368010250261548" table:style-name="ce49">
            <text:p>83,4%</text:p>
          </table:table-cell>
          <table:table-cell office:value-type="float" office:value="60412" table:style-name="ce7">
            <text:p>60.412</text:p>
          </table:table-cell>
          <table:table-cell office:value-type="percentage" office:value="0.67689273829398644" table:style-name="ce49">
            <text:p>67,7%</text:p>
          </table:table-cell>
          <table:table-cell office:value-type="float" office:value="29819" table:style-name="ce7">
            <text:p>29.819</text:p>
          </table:table-cell>
          <table:table-cell office:value-type="percentage" office:value="0.52672578251960711" table:style-name="ce49">
            <text:p>52,7%</text:p>
          </table:table-cell>
          <table:table-cell office:value-type="float" office:value="17601" table:style-name="ce7">
            <text:p>17.601</text:p>
          </table:table-cell>
          <table:table-cell office:value-type="percentage" office:value="0.40708189744894419" table:style-name="ce49">
            <text:p>40,7%</text:p>
          </table:table-cell>
          <table:table-cell office:value-type="float" office:value="2123" table:style-name="ce7">
            <text:p>2.123</text:p>
          </table:table-cell>
          <table:table-cell office:value-type="percentage" office:value="0.21433619384149419" table:style-name="ce49">
            <text:p>21,4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astilla y León<text:s/></text:p>
          </table:table-cell>
          <table:table-cell office:value-type="float" office:value="443823" table:style-name="ce7">
            <text:p>443.823</text:p>
          </table:table-cell>
          <table:table-cell office:value-type="percentage" office:value="0.92679763948228988" table:style-name="ce49">
            <text:p>92,7%</text:p>
          </table:table-cell>
          <table:table-cell office:value-type="float" office:value="293272" table:style-name="ce7">
            <text:p>293.272</text:p>
          </table:table-cell>
          <table:table-cell office:value-type="percentage" office:value="0.90578671674243927" table:style-name="ce49">
            <text:p>90,6%</text:p>
          </table:table-cell>
          <table:table-cell office:value-type="float" office:value="296675" table:style-name="ce7">
            <text:p>296.675</text:p>
          </table:table-cell>
          <table:table-cell office:value-type="percentage" office:value="0.83509025758526834" table:style-name="ce49">
            <text:p>83,5%</text:p>
          </table:table-cell>
          <table:table-cell office:value-type="float" office:value="221997" table:style-name="ce7">
            <text:p>221.997</text:p>
          </table:table-cell>
          <table:table-cell office:value-type="percentage" office:value="0.68603770786141849" table:style-name="ce49">
            <text:p>68,6%</text:p>
          </table:table-cell>
          <table:table-cell office:value-type="float" office:value="115947" table:style-name="ce7">
            <text:p>115.947</text:p>
          </table:table-cell>
          <table:table-cell office:value-type="percentage" office:value="0.5372767081392924" table:style-name="ce49">
            <text:p>53,7%</text:p>
          </table:table-cell>
          <table:table-cell office:value-type="float" office:value="85376" table:style-name="ce7">
            <text:p>85.376</text:p>
          </table:table-cell>
          <table:table-cell office:value-type="percentage" office:value="0.4803231559463732" table:style-name="ce49">
            <text:p>48,0%</text:p>
          </table:table-cell>
          <table:table-cell office:value-type="float" office:value="9684" table:style-name="ce7">
            <text:p>9.684</text:p>
          </table:table-cell>
          <table:table-cell office:value-type="percentage" office:value="0.26111575484671179" table:style-name="ce49">
            <text:p>26,1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astilla - La Mancha</text:p>
          </table:table-cell>
          <table:table-cell office:value-type="float" office:value="273530" table:style-name="ce7">
            <text:p>273.530</text:p>
          </table:table-cell>
          <table:table-cell office:value-type="percentage" office:value="0.92724862792424179" table:style-name="ce49">
            <text:p>92,7%</text:p>
          </table:table-cell>
          <table:table-cell office:value-type="float" office:value="208040" table:style-name="ce7">
            <text:p>208.040</text:p>
          </table:table-cell>
          <table:table-cell office:value-type="percentage" office:value="0.933970226444233" table:style-name="ce49">
            <text:p>93,4%</text:p>
          </table:table-cell>
          <table:table-cell office:value-type="float" office:value="224035" table:style-name="ce7">
            <text:p>224.035</text:p>
          </table:table-cell>
          <table:table-cell office:value-type="percentage" office:value="0.78144020649121892" table:style-name="ce49">
            <text:p>78,1%</text:p>
          </table:table-cell>
          <table:table-cell office:value-type="float" office:value="177281" table:style-name="ce7">
            <text:p>177.281</text:p>
          </table:table-cell>
          <table:table-cell office:value-type="percentage" office:value="0.61745641990143318" table:style-name="ce49">
            <text:p>61,7%</text:p>
          </table:table-cell>
          <table:table-cell office:value-type="float" office:value="90477" table:style-name="ce7">
            <text:p>90.477</text:p>
          </table:table-cell>
          <table:table-cell office:value-type="percentage" office:value="0.4384531511230646" table:style-name="ce49">
            <text:p>43,8%</text:p>
          </table:table-cell>
          <table:table-cell office:value-type="float" office:value="62482" table:style-name="ce7">
            <text:p>62.482</text:p>
          </table:table-cell>
          <table:table-cell office:value-type="percentage" office:value="0.35982193760905745" table:style-name="ce49">
            <text:p>36,0%</text:p>
          </table:table-cell>
          <table:table-cell office:value-type="float" office:value="7886" table:style-name="ce7">
            <text:p>7.886</text:p>
          </table:table-cell>
          <table:table-cell office:value-type="percentage" office:value="0.21498868624083312" table:style-name="ce49">
            <text:p>21,5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taluña</text:p>
          </table:table-cell>
          <table:table-cell office:value-type="float" office:value="972840" table:style-name="ce7">
            <text:p>972.840</text:p>
          </table:table-cell>
          <table:table-cell office:value-type="percentage" office:value="0.90590874424867518" table:style-name="ce49">
            <text:p>90,6%</text:p>
          </table:table-cell>
          <table:table-cell office:value-type="float" office:value="720543" table:style-name="ce7">
            <text:p>720.543</text:p>
          </table:table-cell>
          <table:table-cell office:value-type="percentage" office:value="0.89847748017357476" table:style-name="ce49">
            <text:p>89,8%</text:p>
          </table:table-cell>
          <table:table-cell office:value-type="float" office:value="758334" table:style-name="ce7">
            <text:p>758.334</text:p>
          </table:table-cell>
          <table:table-cell office:value-type="percentage" office:value="0.72968229500435888" table:style-name="ce49">
            <text:p>73,0%</text:p>
          </table:table-cell>
          <table:table-cell office:value-type="float" office:value="638912" table:style-name="ce7">
            <text:p>638.912</text:p>
          </table:table-cell>
          <table:table-cell office:value-type="percentage" office:value="0.55326492916973713" table:style-name="ce49">
            <text:p>55,3%</text:p>
          </table:table-cell>
          <table:table-cell office:value-type="float" office:value="309088" table:style-name="ce7">
            <text:p>309.088</text:p>
          </table:table-cell>
          <table:table-cell office:value-type="percentage" office:value="0.37832855763216616" table:style-name="ce49">
            <text:p>37,8%</text:p>
          </table:table-cell>
          <table:table-cell office:value-type="float" office:value="196025" table:style-name="ce7">
            <text:p>196.025</text:p>
          </table:table-cell>
          <table:table-cell office:value-type="percentage" office:value="0.28754853596318675" table:style-name="ce49">
            <text:p>28,8%</text:p>
          </table:table-cell>
          <table:table-cell office:value-type="float" office:value="22075" table:style-name="ce7">
            <text:p>22.075</text:p>
          </table:table-cell>
          <table:table-cell office:value-type="percentage" office:value="0.15599824744890747" table:style-name="ce49">
            <text:p>15,6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. Valenciana</text:p>
          </table:table-cell>
          <table:table-cell office:value-type="float" office:value="691342" table:style-name="ce7">
            <text:p>691.342</text:p>
          </table:table-cell>
          <table:table-cell office:value-type="percentage" office:value="0.9458802733076298" table:style-name="ce49">
            <text:p>94,6%</text:p>
          </table:table-cell>
          <table:table-cell office:value-type="float" office:value="556140" table:style-name="ce7">
            <text:p>556.140</text:p>
          </table:table-cell>
          <table:table-cell office:value-type="percentage" office:value="0.95990306729194241" table:style-name="ce49">
            <text:p>96,0%</text:p>
          </table:table-cell>
          <table:table-cell office:value-type="float" office:value="594969" table:style-name="ce7">
            <text:p>594.969</text:p>
          </table:table-cell>
          <table:table-cell office:value-type="percentage" office:value="0.81139254489143819" table:style-name="ce49">
            <text:p>81,1%</text:p>
          </table:table-cell>
          <table:table-cell office:value-type="float" office:value="505821" table:style-name="ce7">
            <text:p>505.821</text:p>
          </table:table-cell>
          <table:table-cell office:value-type="percentage" office:value="0.6574747932965832" table:style-name="ce49">
            <text:p>65,7%</text:p>
          </table:table-cell>
          <table:table-cell office:value-type="float" office:value="270015" table:style-name="ce7">
            <text:p>270.015</text:p>
          </table:table-cell>
          <table:table-cell office:value-type="percentage" office:value="0.50965170072649646" table:style-name="ce49">
            <text:p>51,0%</text:p>
          </table:table-cell>
          <table:table-cell office:value-type="float" office:value="202612" table:style-name="ce7">
            <text:p>202.612</text:p>
          </table:table-cell>
          <table:table-cell office:value-type="percentage" office:value="0.45339951171809439" table:style-name="ce49">
            <text:p>45,3%</text:p>
          </table:table-cell>
          <table:table-cell office:value-type="float" office:value="40556" table:style-name="ce7">
            <text:p>40.556</text:p>
          </table:table-cell>
          <table:table-cell office:value-type="percentage" office:value="0.42521781980980738" table:style-name="ce49">
            <text:p>42,5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Extremadura</text:p>
          </table:table-cell>
          <table:table-cell office:value-type="float" office:value="154663" table:style-name="ce7">
            <text:p>154.663</text:p>
          </table:table-cell>
          <table:table-cell office:value-type="percentage" office:value="0.89178405244737102" table:style-name="ce49">
            <text:p>89,2%</text:p>
          </table:table-cell>
          <table:table-cell office:value-type="float" office:value="126347" table:style-name="ce7">
            <text:p>126.347</text:p>
          </table:table-cell>
          <table:table-cell office:value-type="percentage" office:value="0.9511502905838779" table:style-name="ce49">
            <text:p>95,1%</text:p>
          </table:table-cell>
          <table:table-cell office:value-type="float" office:value="131892" table:style-name="ce7">
            <text:p>131.892</text:p>
          </table:table-cell>
          <table:table-cell office:value-type="percentage" office:value="0.81649683657929595" table:style-name="ce49">
            <text:p>81,6%</text:p>
          </table:table-cell>
          <table:table-cell office:value-type="float" office:value="100931" table:style-name="ce7">
            <text:p>100.931</text:p>
          </table:table-cell>
          <table:table-cell office:value-type="percentage" office:value="0.69080194651864735" table:style-name="ce49">
            <text:p>69,1%</text:p>
          </table:table-cell>
          <table:table-cell office:value-type="float" office:value="65567" table:style-name="ce7">
            <text:p>65.567</text:p>
          </table:table-cell>
          <table:table-cell office:value-type="percentage" office:value="0.57947997313253441" table:style-name="ce49">
            <text:p>57,9%</text:p>
          </table:table-cell>
          <table:table-cell office:value-type="float" office:value="42361" table:style-name="ce7">
            <text:p>42.361</text:p>
          </table:table-cell>
          <table:table-cell office:value-type="percentage" office:value="0.45375765885427827" table:style-name="ce49">
            <text:p>45,4%</text:p>
          </table:table-cell>
          <table:table-cell office:value-type="float" office:value="4062" table:style-name="ce7">
            <text:p>4.062</text:p>
          </table:table-cell>
          <table:table-cell office:value-type="percentage" office:value="0.21161760875227925" table:style-name="ce49">
            <text:p>21,2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Galicia</text:p>
          </table:table-cell>
          <table:table-cell office:value-type="float" office:value="506816" table:style-name="ce7">
            <text:p>506.816</text:p>
          </table:table-cell>
          <table:table-cell office:value-type="percentage" office:value="0.95055684968247001" table:style-name="ce49">
            <text:p>95,1%</text:p>
          </table:table-cell>
          <table:table-cell office:value-type="float" office:value="336252" table:style-name="ce7">
            <text:p>336.252</text:p>
          </table:table-cell>
          <table:table-cell office:value-type="percentage" office:value="0.96611645045899242" table:style-name="ce49">
            <text:p>96,6%</text:p>
          </table:table-cell>
          <table:table-cell office:value-type="float" office:value="374435" table:style-name="ce7">
            <text:p>374.435</text:p>
          </table:table-cell>
          <table:table-cell office:value-type="percentage" office:value="0.95319496666420589" table:style-name="ce49">
            <text:p>95,3%</text:p>
          </table:table-cell>
          <table:table-cell office:value-type="float" office:value="377646" table:style-name="ce7">
            <text:p>377.646</text:p>
          </table:table-cell>
          <table:table-cell office:value-type="percentage" office:value="0.91857404857925384" table:style-name="ce49">
            <text:p>91,9%</text:p>
          </table:table-cell>
          <table:table-cell office:value-type="float" office:value="188048" table:style-name="ce7">
            <text:p>188.048</text:p>
          </table:table-cell>
          <table:table-cell office:value-type="percentage" office:value="0.70425742277616321" table:style-name="ce49">
            <text:p>70,4%</text:p>
          </table:table-cell>
          <table:table-cell office:value-type="float" office:value="131274" table:style-name="ce7">
            <text:p>131.274</text:p>
          </table:table-cell>
          <table:table-cell office:value-type="percentage" office:value="0.64938264276386082" table:style-name="ce49">
            <text:p>64,9%</text:p>
          </table:table-cell>
          <table:table-cell office:value-type="float" office:value="15993" table:style-name="ce7">
            <text:p>15.993</text:p>
          </table:table-cell>
          <table:table-cell office:value-type="percentage" office:value="0.38401325425600885" table:style-name="ce49">
            <text:p>38,4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La Rioja</text:p>
          </table:table-cell>
          <table:table-cell office:value-type="float" office:value="47538" table:style-name="ce7">
            <text:p>47.538</text:p>
          </table:table-cell>
          <table:table-cell office:value-type="percentage" office:value="0.90591710338256315" table:style-name="ce49">
            <text:p>90,6%</text:p>
          </table:table-cell>
          <table:table-cell office:value-type="float" office:value="34588" table:style-name="ce7">
            <text:p>34.588</text:p>
          </table:table-cell>
          <table:table-cell office:value-type="percentage" office:value="0.85928649508098975" table:style-name="ce49">
            <text:p>85,9%</text:p>
          </table:table-cell>
          <table:table-cell office:value-type="float" office:value="29276" table:style-name="ce7">
            <text:p>29.276</text:p>
          </table:table-cell>
          <table:table-cell office:value-type="percentage" office:value="0.57912644405760405" table:style-name="ce49">
            <text:p>57,9%</text:p>
          </table:table-cell>
          <table:table-cell office:value-type="float" office:value="23921" table:style-name="ce7">
            <text:p>23.921</text:p>
          </table:table-cell>
          <table:table-cell office:value-type="percentage" office:value="0.45205608889560811" table:style-name="ce49">
            <text:p>45,2%</text:p>
          </table:table-cell>
          <table:table-cell office:value-type="float" office:value="13505" table:style-name="ce7">
            <text:p>13.505</text:p>
          </table:table-cell>
          <table:table-cell office:value-type="percentage" office:value="0.42629419191919193" table:style-name="ce49">
            <text:p>42,6%</text:p>
          </table:table-cell>
          <table:table-cell office:value-type="float" office:value="7733" table:style-name="ce7">
            <text:p>7.733</text:p>
          </table:table-cell>
          <table:table-cell office:value-type="percentage" office:value="0.31522093592043043" table:style-name="ce49">
            <text:p>31,5%</text:p>
          </table:table-cell>
          <table:table-cell office:value-type="float" office:value="920" table:style-name="ce7">
            <text:p>920</text:p>
          </table:table-cell>
          <table:table-cell office:value-type="percentage" office:value="0.17358490566037735" table:style-name="ce49">
            <text:p>17,4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adrid</text:p>
          </table:table-cell>
          <table:table-cell office:value-type="float" office:value="827044" table:style-name="ce7">
            <text:p>827.044</text:p>
          </table:table-cell>
          <table:table-cell office:value-type="percentage" office:value="0.93698090677252743" table:style-name="ce49">
            <text:p>93,7%</text:p>
          </table:table-cell>
          <table:table-cell office:value-type="float" office:value="608463" table:style-name="ce7">
            <text:p>608.463</text:p>
          </table:table-cell>
          <table:table-cell office:value-type="percentage" office:value="0.88170648474055091" table:style-name="ce49">
            <text:p>88,2%</text:p>
          </table:table-cell>
          <table:table-cell office:value-type="float" office:value="670223" table:style-name="ce7">
            <text:p>670.223</text:p>
          </table:table-cell>
          <table:table-cell office:value-type="percentage" office:value="0.69844943710158636" table:style-name="ce49">
            <text:p>69,8%</text:p>
          </table:table-cell>
          <table:table-cell office:value-type="float" office:value="551541" table:style-name="ce7">
            <text:p>551.541</text:p>
          </table:table-cell>
          <table:table-cell office:value-type="percentage" office:value="0.52555593776889264" table:style-name="ce49">
            <text:p>52,6%</text:p>
          </table:table-cell>
          <table:table-cell office:value-type="float" office:value="291916" table:style-name="ce7">
            <text:p>291.916</text:p>
          </table:table-cell>
          <table:table-cell office:value-type="percentage" office:value="0.3798383140735459" table:style-name="ce49">
            <text:p>38,0%</text:p>
          </table:table-cell>
          <table:table-cell office:value-type="float" office:value="195301" table:style-name="ce7">
            <text:p>195.301</text:p>
          </table:table-cell>
          <table:table-cell office:value-type="percentage" office:value="0.313332360023937" table:style-name="ce49">
            <text:p>31,3%</text:p>
          </table:table-cell>
          <table:table-cell office:value-type="float" office:value="21045" table:style-name="ce7">
            <text:p>21.045</text:p>
          </table:table-cell>
          <table:table-cell office:value-type="percentage" office:value="0.17573965979407269" table:style-name="ce49">
            <text:p>17,6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urcia<text:s/></text:p>
          </table:table-cell>
          <table:table-cell office:value-type="float" office:value="160717" table:style-name="ce7">
            <text:p>160.717</text:p>
          </table:table-cell>
          <table:table-cell office:value-type="percentage" office:value="0.87340974180891362" table:style-name="ce49">
            <text:p>87,3%</text:p>
          </table:table-cell>
          <table:table-cell office:value-type="float" office:value="131837" table:style-name="ce7">
            <text:p>131.837</text:p>
          </table:table-cell>
          <table:table-cell office:value-type="percentage" office:value="0.85816853917956593" table:style-name="ce49">
            <text:p>85,8%</text:p>
          </table:table-cell>
          <table:table-cell office:value-type="float" office:value="148260" table:style-name="ce7">
            <text:p>148.260</text:p>
          </table:table-cell>
          <table:table-cell office:value-type="percentage" office:value="0.70092662632375191" table:style-name="ce49">
            <text:p>70,1%</text:p>
          </table:table-cell>
          <table:table-cell office:value-type="float" office:value="124836" table:style-name="ce7">
            <text:p>124.836</text:p>
          </table:table-cell>
          <table:table-cell office:value-type="percentage" office:value="0.53104527897360854" table:style-name="ce49">
            <text:p>53,1%</text:p>
          </table:table-cell>
          <table:table-cell office:value-type="float" office:value="58222" table:style-name="ce7">
            <text:p>58.222</text:p>
          </table:table-cell>
          <table:table-cell office:value-type="percentage" office:value="0.34081835743136452" table:style-name="ce49">
            <text:p>34,1%</text:p>
          </table:table-cell>
          <table:table-cell office:value-type="float" office:value="42573" table:style-name="ce7">
            <text:p>42.573</text:p>
          </table:table-cell>
          <table:table-cell office:value-type="percentage" office:value="0.29439872761219832" table:style-name="ce49">
            <text:p>29,4%</text:p>
          </table:table-cell>
          <table:table-cell office:value-type="float" office:value="4375" table:style-name="ce7">
            <text:p>4.375</text:p>
          </table:table-cell>
          <table:table-cell office:value-type="percentage" office:value="0.14369703737765224" table:style-name="ce49">
            <text:p>14,4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Navarra</text:p>
          </table:table-cell>
          <table:table-cell office:value-type="float" office:value="92871" table:style-name="ce7">
            <text:p>92.871</text:p>
          </table:table-cell>
          <table:table-cell office:value-type="percentage" office:value="0.94567541698063251" table:style-name="ce49">
            <text:p>94,6%</text:p>
          </table:table-cell>
          <table:table-cell office:value-type="float" office:value="70655" table:style-name="ce7">
            <text:p>70.655</text:p>
          </table:table-cell>
          <table:table-cell office:value-type="percentage" office:value="0.97346412973092133" table:style-name="ce49">
            <text:p>97,3%</text:p>
          </table:table-cell>
          <table:table-cell office:value-type="float" office:value="72337" table:style-name="ce7">
            <text:p>72.337</text:p>
          </table:table-cell>
          <table:table-cell office:value-type="percentage" office:value="0.78207235063896041" table:style-name="ce49">
            <text:p>78,2%</text:p>
          </table:table-cell>
          <table:table-cell office:value-type="float" office:value="58575" table:style-name="ce7">
            <text:p>58.575</text:p>
          </table:table-cell>
          <table:table-cell office:value-type="percentage" office:value="0.60809758629639243" table:style-name="ce49">
            <text:p>60,8%</text:p>
          </table:table-cell>
          <table:table-cell office:value-type="float" office:value="28131" table:style-name="ce7">
            <text:p>28.131</text:p>
          </table:table-cell>
          <table:table-cell office:value-type="percentage" office:value="0.42928429726842665" table:style-name="ce49">
            <text:p>42,9%</text:p>
          </table:table-cell>
          <table:table-cell office:value-type="float" office:value="19722" table:style-name="ce7">
            <text:p>19.722</text:p>
          </table:table-cell>
          <table:table-cell office:value-type="percentage" office:value="0.33351371461426588" table:style-name="ce49">
            <text:p>33,4%</text:p>
          </table:table-cell>
          <table:table-cell office:value-type="float" office:value="2140" table:style-name="ce7">
            <text:p>2.140</text:p>
          </table:table-cell>
          <table:table-cell office:value-type="percentage" office:value="0.16090225563909774" table:style-name="ce49">
            <text:p>16,1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País Vasco</text:p>
          </table:table-cell>
          <table:table-cell office:value-type="float" office:value="342545" table:style-name="ce7">
            <text:p>342.545</text:p>
          </table:table-cell>
          <table:table-cell office:value-type="percentage" office:value="0.90911141720476341" table:style-name="ce49">
            <text:p>90,9%</text:p>
          </table:table-cell>
          <table:table-cell office:value-type="float" office:value="250681" table:style-name="ce7">
            <text:p>250.681</text:p>
          </table:table-cell>
          <table:table-cell office:value-type="percentage" office:value="0.90458388513403798" table:style-name="ce49">
            <text:p>90,5%</text:p>
          </table:table-cell>
          <table:table-cell office:value-type="float" office:value="253203" table:style-name="ce7">
            <text:p>253.203</text:p>
          </table:table-cell>
          <table:table-cell office:value-type="percentage" office:value="0.77714925877044905" table:style-name="ce49">
            <text:p>77,7%</text:p>
          </table:table-cell>
          <table:table-cell office:value-type="float" office:value="179342" table:style-name="ce7">
            <text:p>179.342</text:p>
          </table:table-cell>
          <table:table-cell office:value-type="percentage" office:value="0.55358961853550726" table:style-name="ce49">
            <text:p>55,4%</text:p>
          </table:table-cell>
          <table:table-cell office:value-type="float" office:value="73410" table:style-name="ce7">
            <text:p>73.410</text:p>
          </table:table-cell>
          <table:table-cell office:value-type="percentage" office:value="0.35172869791866301" table:style-name="ce49">
            <text:p>35,2%</text:p>
          </table:table-cell>
          <table:table-cell office:value-type="float" office:value="45542" table:style-name="ce7">
            <text:p>45.542</text:p>
          </table:table-cell>
          <table:table-cell office:value-type="percentage" office:value="0.26406976609340027" table:style-name="ce49">
            <text:p>26,4%</text:p>
          </table:table-cell>
          <table:table-cell office:value-type="float" office:value="6591" table:style-name="ce7">
            <text:p>6.591</text:p>
          </table:table-cell>
          <table:table-cell office:value-type="percentage" office:value="0.17246251668105816" table:style-name="ce49">
            <text:p>17,2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euta</text:p>
          </table:table-cell>
          <table:table-cell office:value-type="float" office:value="5485" table:style-name="ce7">
            <text:p>5.485</text:p>
          </table:table-cell>
          <table:table-cell office:value-type="percentage" office:value="0.8738250756730922" table:style-name="ce49">
            <text:p>87,4%</text:p>
          </table:table-cell>
          <table:table-cell office:value-type="float" office:value="6805" table:style-name="ce7">
            <text:p>6.805</text:p>
          </table:table-cell>
          <table:table-cell office:value-type="percentage" office:value="0.89351365546218486" table:style-name="ce49">
            <text:p>89,4%</text:p>
          </table:table-cell>
          <table:table-cell office:value-type="float" office:value="7863" table:style-name="ce7">
            <text:p>7.863</text:p>
          </table:table-cell>
          <table:table-cell office:value-type="percentage" office:value="0.74439079806873043" table:style-name="ce49">
            <text:p>74,4%</text:p>
          </table:table-cell>
          <table:table-cell office:value-type="float" office:value="6799" table:style-name="ce7">
            <text:p>6.799</text:p>
          </table:table-cell>
          <table:table-cell office:value-type="percentage" office:value="0.61246734528420865" table:style-name="ce49">
            <text:p>61,2%</text:p>
          </table:table-cell>
          <table:table-cell office:value-type="float" office:value="3970" table:style-name="ce7">
            <text:p>3.970</text:p>
          </table:table-cell>
          <table:table-cell office:value-type="percentage" office:value="0.43392720515903377" table:style-name="ce49">
            <text:p>43,4%</text:p>
          </table:table-cell>
          <table:table-cell office:value-type="float" office:value="2667" table:style-name="ce7">
            <text:p>2.667</text:p>
          </table:table-cell>
          <table:table-cell office:value-type="percentage" office:value="0.30023640661938533" table:style-name="ce49">
            <text:p>30,0%</text:p>
          </table:table-cell>
          <table:table-cell office:value-type="float" office:value="354" table:style-name="ce7">
            <text:p>354</text:p>
          </table:table-cell>
          <table:table-cell office:value-type="percentage" office:value="0.15796519410977242" table:style-name="ce49">
            <text:p>15,8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elilla</text:p>
          </table:table-cell>
          <table:table-cell office:value-type="float" office:value="4207" table:style-name="ce7">
            <text:p>4.207</text:p>
          </table:table-cell>
          <table:table-cell office:value-type="percentage" office:value="0.77720302974321076" table:style-name="ce49">
            <text:p>77,7%</text:p>
          </table:table-cell>
          <table:table-cell office:value-type="float" office:value="5142" table:style-name="ce7">
            <text:p>5.142</text:p>
          </table:table-cell>
          <table:table-cell office:value-type="percentage" office:value="0.6953346855983773" table:style-name="ce49">
            <text:p>69,5%</text:p>
          </table:table-cell>
          <table:table-cell office:value-type="float" office:value="6324" table:style-name="ce7">
            <text:p>6.324</text:p>
          </table:table-cell>
          <table:table-cell office:value-type="percentage" office:value="0.63063422417231751" table:style-name="ce49">
            <text:p>63,1%</text:p>
          </table:table-cell>
          <table:table-cell office:value-type="float" office:value="5437" table:style-name="ce7">
            <text:p>5.437</text:p>
          </table:table-cell>
          <table:table-cell office:value-type="percentage" office:value="0.51869872161801178" table:style-name="ce49">
            <text:p>51,9%</text:p>
          </table:table-cell>
          <table:table-cell office:value-type="float" office:value="2767" table:style-name="ce7">
            <text:p>2.767</text:p>
          </table:table-cell>
          <table:table-cell office:value-type="percentage" office:value="0.30792343645671044" table:style-name="ce49">
            <text:p>30,8%</text:p>
          </table:table-cell>
          <table:table-cell office:value-type="float" office:value="2099" table:style-name="ce7">
            <text:p>2.099</text:p>
          </table:table-cell>
          <table:table-cell office:value-type="percentage" office:value="0.23213890732138906" table:style-name="ce49">
            <text:p>23,2%</text:p>
          </table:table-cell>
          <table:table-cell office:value-type="float" office:value="416" table:style-name="ce7">
            <text:p>416</text:p>
          </table:table-cell>
          <table:table-cell office:value-type="percentage" office:value="0.18654708520179372" table:style-name="ce49">
            <text:p>18,7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Fuerzas Armadas</text:p>
          </table:table-cell>
          <table:table-cell office:value-type="float" office:value="7" table:style-name="ce7">
            <text:p>7</text:p>
          </table:table-cell>
          <table:table-cell office:value-type="percentage" office:value="0.16666666666666666" table:style-name="ce49">
            <text:p>16,7%</text:p>
          </table:table-cell>
          <table:table-cell office:value-type="float" office:value="2343" table:style-name="ce7">
            <text:p>2.343</text:p>
          </table:table-cell>
          <table:table-cell office:value-type="percentage" office:value="0.61885895404120439" table:style-name="ce49">
            <text:p>61,9%</text:p>
          </table:table-cell>
          <table:table-cell office:value-type="float" office:value="7056" table:style-name="ce7">
            <text:p>7.056</text:p>
          </table:table-cell>
          <table:table-cell office:value-type="percentage" office:value="0.70250896057347667" table:style-name="ce49">
            <text:p>70,3%</text:p>
          </table:table-cell>
          <table:table-cell office:value-type="float" office:value="14362" table:style-name="ce7">
            <text:p>14.362</text:p>
          </table:table-cell>
          <table:table-cell office:value-type="percentage" office:value="0.61758761556654485" table:style-name="ce49">
            <text:p>61,8%</text:p>
          </table:table-cell>
          <table:table-cell office:value-type="float" office:value="13608" table:style-name="ce7">
            <text:p>13.608</text:p>
          </table:table-cell>
          <table:table-cell office:value-type="percentage" office:value="0.41205147615442844" table:style-name="ce49">
            <text:p>41,2%</text:p>
          </table:table-cell>
          <table:table-cell office:value-type="float" office:value="9201" table:style-name="ce7">
            <text:p>9.201</text:p>
          </table:table-cell>
          <table:table-cell office:value-type="percentage" office:value="0.37015729975459627" table:style-name="ce49">
            <text:p>37,0%</text:p>
          </table:table-cell>
          <table:table-cell office:value-type="float" office:value="145" table:style-name="ce7">
            <text:p>145</text:p>
          </table:table-cell>
          <table:table-cell office:value-type="percentage" office:value="0.11018237082066869" table:style-name="ce49">
            <text:p>11,0%</text:p>
          </table:table-cell>
          <table:table-cell table:number-columns-repeated="16369"/>
        </table:table-row>
        <table:table-row table:style-name="ro12">
          <table:table-cell office:value-type="string" table:style-name="ce64">
            <text:p>Sanidad Exterior</text:p>
          </table:table-cell>
          <table:table-cell office:value-type="float" office:value="66" table:style-name="ce7">
            <text:p>66</text:p>
          </table:table-cell>
          <table:table-cell office:value-type="percentage" office:value="0.81481481481481477" table:style-name="ce52">
            <text:p>81,5%</text:p>
          </table:table-cell>
          <table:table-cell office:value-type="float" office:value="275" table:style-name="ce7">
            <text:p>275</text:p>
          </table:table-cell>
          <table:table-cell office:value-type="percentage" office:value="0.89869281045751637" table:style-name="ce52">
            <text:p>89,9%</text:p>
          </table:table-cell>
          <table:table-cell office:value-type="float" office:value="617" table:style-name="ce7">
            <text:p>617</text:p>
          </table:table-cell>
          <table:table-cell office:value-type="percentage" office:value="0.65778251599147119" table:style-name="ce52">
            <text:p>65,8%</text:p>
          </table:table-cell>
          <table:table-cell office:value-type="float" office:value="792" table:style-name="ce7">
            <text:p>792</text:p>
          </table:table-cell>
          <table:table-cell office:value-type="percentage" office:value="0.4086687306501548" table:style-name="ce52">
            <text:p>40,9%</text:p>
          </table:table-cell>
          <table:table-cell office:value-type="float" office:value="913" table:style-name="ce7">
            <text:p>913</text:p>
          </table:table-cell>
          <table:table-cell office:value-type="percentage" office:value="0.3755656108597285" table:style-name="ce52">
            <text:p>37,6%</text:p>
          </table:table-cell>
          <table:table-cell office:value-type="float" office:value="750" table:style-name="ce7">
            <text:p>750</text:p>
          </table:table-cell>
          <table:table-cell office:value-type="percentage" office:value="0.34626038781163437" table:style-name="ce52">
            <text:p>34,6%</text:p>
          </table:table-cell>
          <table:table-cell office:value-type="float" office:value="18" table:style-name="ce7">
            <text:p>18</text:p>
          </table:table-cell>
          <table:table-cell office:value-type="percentage" office:value="0.10404624277456648" table:style-name="ce52">
            <text:p>10,4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Totales</text:p>
          </table:table-cell>
          <table:table-cell office:value-type="float" office:value="6346688" table:style-name="ce66">
            <text:p>6.346.688</text:p>
          </table:table-cell>
          <table:table-cell office:value-type="percentage" office:value="0.92353074706789673" table:style-name="ce67">
            <text:p>92,35%</text:p>
          </table:table-cell>
          <table:table-cell office:value-type="float" office:value="4872229" table:style-name="ce66">
            <text:p>4.872.229</text:p>
          </table:table-cell>
          <table:table-cell office:value-type="percentage" office:value="0.91674754313045537" table:style-name="ce67">
            <text:p>91,67%</text:p>
          </table:table-cell>
          <table:table-cell office:value-type="float" office:value="5141171" table:style-name="ce66">
            <text:p>5.141.171</text:p>
          </table:table-cell>
          <table:table-cell office:value-type="percentage" office:value="0.75960459323130747" table:style-name="ce67">
            <text:p>75,96%</text:p>
          </table:table-cell>
          <table:table-cell office:value-type="float" office:value="4230012" table:style-name="ce66">
            <text:p>4.230.012</text:p>
          </table:table-cell>
          <table:table-cell office:value-type="percentage" office:value="0.5965860144838826" table:style-name="ce67">
            <text:p>59,66%</text:p>
          </table:table-cell>
          <table:table-cell office:value-type="float" office:value="2148026" table:style-name="ce66">
            <text:p>2.148.026</text:p>
          </table:table-cell>
          <table:table-cell office:value-type="percentage" office:value="0.42581265698925946" table:style-name="ce67">
            <text:p>42,58%</text:p>
          </table:table-cell>
          <table:table-cell office:value-type="float" office:value="1466158" table:style-name="ce66">
            <text:p>1.466.158</text:p>
          </table:table-cell>
          <table:table-cell office:value-type="percentage" office:value="0.35335656173396951" table:style-name="ce67">
            <text:p>35,34%</text:p>
          </table:table-cell>
          <table:table-cell office:value-type="float" office:value="188782" table:style-name="ce66">
            <text:p>188.782</text:p>
          </table:table-cell>
          <table:table-cell office:value-type="percentage" office:value="0.21985447227566418" table:style-name="ce67">
            <text:p>21,99%</text:p>
          </table:table-cell>
          <table:table-cell table:number-columns-repeated="16369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8"/>
          <table:table-cell table:style-name="ce1"/>
          <table:table-cell table:style-name="ce68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Pediatrica" table:style-name="ta2">
        <table:table-column table:style-name="co5" table:number-columns-repeated="16384" table:default-cell-style-name="ce1"/>
        <table:table-row table:style-name="ro13">
          <table:table-cell table:style-name="ce72"/>
          <table:table-cell office:value-type="string" table:style-name="ce73">
            <text:p>Población a vacunar de 5 a 11 años</text:p>
          </table:table-cell>
          <table:table-cell office:value-type="string" table:style-name="ce73">
            <text:p>Nº Personas con 1 dosis</text:p>
          </table:table-cell>
          <table:table-cell office:value-type="string" table:style-name="ce73">
            <text:p>% 1ª dosis</text:p>
          </table:table-cell>
          <table:table-cell office:value-type="string" table:style-name="ce73">
            <text:p>Nº Personas con pauta completa</text:p>
          </table:table-cell>
          <table:table-cell office:value-type="string" table:style-name="ce74">
            <text:p><text:s/>% PC</text:p>
          </table:table-cell>
          <table:table-cell office:value-type="string" table:style-name="ce75">
            <text:p>Fecha de la última</text:p>
            <text:p><text:s/>vacuna registrada<text:s/><text:span text:style-name="T2">(2)</text:span></text:p>
          </table:table-cell>
          <table:table-cell table:number-columns-repeated="16377"/>
        </table:table-row>
        <table:table-row table:style-name="ro14">
          <table:table-cell office:value-type="string" table:style-name="ce76">
            <text:p>Andalucía</text:p>
          </table:table-cell>
          <table:table-cell office:value-type="float" office:value="728275" table:style-name="ce8">
            <text:p>728.275</text:p>
          </table:table-cell>
          <table:table-cell office:value-type="float" office:value="435401" table:style-name="ce8">
            <text:p>435.401</text:p>
          </table:table-cell>
          <table:table-cell office:value-type="percentage" office:value="0.59785245957914246" table:style-name="ce77">
            <text:p>59,8%</text:p>
          </table:table-cell>
          <table:table-cell office:value-type="float" office:value="301872" table:style-name="ce8">
            <text:p>301.872</text:p>
          </table:table-cell>
          <table:table-cell office:value-type="percentage" office:value="0.41450276337921804" table:style-name="ce77">
            <text:p>41,5%</text:p>
          </table:table-cell>
          <table:table-cell office:value-type="date" office:date-value="2022-03-23T00:00:00" table:style-name="ce11">
            <text:p>23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ragón</text:p>
          </table:table-cell>
          <table:table-cell office:value-type="float" office:value="103760" table:style-name="ce8">
            <text:p>103.760</text:p>
          </table:table-cell>
          <table:table-cell office:value-type="float" office:value="53083" table:style-name="ce8">
            <text:p>53.083</text:p>
          </table:table-cell>
          <table:table-cell office:value-type="percentage" office:value="0.51159406322282186" table:style-name="ce77">
            <text:p>51,2%</text:p>
          </table:table-cell>
          <table:table-cell office:value-type="float" office:value="36844" table:style-name="ce8">
            <text:p>36.844</text:p>
          </table:table-cell>
          <table:table-cell office:value-type="percentage" office:value="0.35508866615265999" table:style-name="ce77">
            <text:p>35,5%</text:p>
          </table:table-cell>
          <table:table-cell office:value-type="date" office:date-value="2022-03-23T00:00:00" table:style-name="ce11">
            <text:p>23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sturias<text:s/></text:p>
          </table:table-cell>
          <table:table-cell office:value-type="float" office:value="62179" table:style-name="ce8">
            <text:p>62.179</text:p>
          </table:table-cell>
          <table:table-cell office:value-type="float" office:value="41763" table:style-name="ce8">
            <text:p>41.763</text:p>
          </table:table-cell>
          <table:table-cell office:value-type="percentage" office:value="0.67165763360620145" table:style-name="ce77">
            <text:p>67,2%</text:p>
          </table:table-cell>
          <table:table-cell office:value-type="float" office:value="28529" table:style-name="ce8">
            <text:p>28.529</text:p>
          </table:table-cell>
          <table:table-cell office:value-type="percentage" office:value="0.45882050209877934" table:style-name="ce77">
            <text:p>45,9%</text:p>
          </table:table-cell>
          <table:table-cell office:value-type="date" office:date-value="2022-03-23T00:00:00" table:style-name="ce11">
            <text:p>23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Baleares</text:p>
          </table:table-cell>
          <table:table-cell office:value-type="float" office:value="97822" table:style-name="ce8">
            <text:p>97.822</text:p>
          </table:table-cell>
          <table:table-cell office:value-type="float" office:value="32902" table:style-name="ce8">
            <text:p>32.902</text:p>
          </table:table-cell>
          <table:table-cell office:value-type="percentage" office:value="0.336345607327595" table:style-name="ce77">
            <text:p>33,6%</text:p>
          </table:table-cell>
          <table:table-cell office:value-type="float" office:value="21876" table:style-name="ce8">
            <text:p>21.876</text:p>
          </table:table-cell>
          <table:table-cell office:value-type="percentage" office:value="0.22363067612602483" table:style-name="ce77">
            <text:p>22,4%</text:p>
          </table:table-cell>
          <table:table-cell office:value-type="date" office:date-value="2022-03-23T00:00:00" table:style-name="ce11">
            <text:p>23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narias</text:p>
          </table:table-cell>
          <table:table-cell office:value-type="float" office:value="156104" table:style-name="ce8">
            <text:p>156.104</text:p>
          </table:table-cell>
          <table:table-cell office:value-type="float" office:value="78185" table:style-name="ce8">
            <text:p>78.185</text:p>
          </table:table-cell>
          <table:table-cell office:value-type="percentage" office:value="0.50085199610516062" table:style-name="ce77">
            <text:p>50,1%</text:p>
          </table:table-cell>
          <table:table-cell office:value-type="float" office:value="50111" table:style-name="ce8">
            <text:p>50.111</text:p>
          </table:table-cell>
          <table:table-cell office:value-type="percentage" office:value="0.32101035207297701" table:style-name="ce77">
            <text:p>32,1%</text:p>
          </table:table-cell>
          <table:table-cell office:value-type="date" office:date-value="2022-03-23T00:00:00" table:style-name="ce11">
            <text:p>23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ntabria</text:p>
          </table:table-cell>
          <table:table-cell office:value-type="float" office:value="42931" table:style-name="ce8">
            <text:p>42.931</text:p>
          </table:table-cell>
          <table:table-cell office:value-type="float" office:value="25354" table:style-name="ce8">
            <text:p>25.354</text:p>
          </table:table-cell>
          <table:table-cell office:value-type="percentage" office:value="0.59057557475949785" table:style-name="ce77">
            <text:p>59,1%</text:p>
          </table:table-cell>
          <table:table-cell office:value-type="float" office:value="18314" table:style-name="ce8">
            <text:p>18.314</text:p>
          </table:table-cell>
          <table:table-cell office:value-type="percentage" office:value="0.42659150730241552" table:style-name="ce77">
            <text:p>42,7%</text:p>
          </table:table-cell>
          <table:table-cell office:value-type="date" office:date-value="2022-03-23T00:00:00" table:style-name="ce11">
            <text:p>23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stilla y Leon<text:s/></text:p>
          </table:table-cell>
          <table:table-cell office:value-type="float" office:value="158747" table:style-name="ce8">
            <text:p>158.747</text:p>
          </table:table-cell>
          <table:table-cell office:value-type="float" office:value="101315" table:style-name="ce8">
            <text:p>101.315</text:p>
          </table:table-cell>
          <table:table-cell office:value-type="percentage" office:value="0.63821678519909042" table:style-name="ce77">
            <text:p>63,8%</text:p>
          </table:table-cell>
          <table:table-cell office:value-type="float" office:value="81910" table:style-name="ce8">
            <text:p>81.910</text:p>
          </table:table-cell>
          <table:table-cell office:value-type="percentage" office:value="0.51597825470717562" table:style-name="ce77">
            <text:p>51,6%</text:p>
          </table:table-cell>
          <table:table-cell office:value-type="date" office:date-value="2022-03-23T00:00:00" table:style-name="ce11">
            <text:p>23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stilla - La Mancha</text:p>
          </table:table-cell>
          <table:table-cell office:value-type="float" office:value="171326" table:style-name="ce8">
            <text:p>171.326</text:p>
          </table:table-cell>
          <table:table-cell office:value-type="float" office:value="101089" table:style-name="ce8">
            <text:p>101.089</text:p>
          </table:table-cell>
          <table:table-cell office:value-type="percentage" office:value="0.59003887325916671" table:style-name="ce77">
            <text:p>59,0%</text:p>
          </table:table-cell>
          <table:table-cell office:value-type="float" office:value="72095" table:style-name="ce8">
            <text:p>72.095</text:p>
          </table:table-cell>
          <table:table-cell office:value-type="percentage" office:value="0.42080594889275419" table:style-name="ce77">
            <text:p>42,1%</text:p>
          </table:table-cell>
          <table:table-cell office:value-type="date" office:date-value="2022-03-23T00:00:00" table:style-name="ce11">
            <text:p>23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taluña</text:p>
          </table:table-cell>
          <table:table-cell office:value-type="float" office:value="648162" table:style-name="ce8">
            <text:p>648.162</text:p>
          </table:table-cell>
          <table:table-cell office:value-type="float" office:value="252043" table:style-name="ce8">
            <text:p>252.043</text:p>
          </table:table-cell>
          <table:table-cell office:value-type="percentage" office:value="0.38885803240547889" table:style-name="ce77">
            <text:p>38,9%</text:p>
          </table:table-cell>
          <table:table-cell office:value-type="float" office:value="157016" table:style-name="ce8">
            <text:p>157.016</text:p>
          </table:table-cell>
          <table:table-cell office:value-type="percentage" office:value="0.2422480799553198" table:style-name="ce77">
            <text:p>24,2%</text:p>
          </table:table-cell>
          <table:table-cell office:value-type="date" office:date-value="2022-03-23T00:00:00" table:style-name="ce11">
            <text:p>23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. Valenciana</text:p>
          </table:table-cell>
          <table:table-cell office:value-type="float" office:value="410244" table:style-name="ce8">
            <text:p>410.244</text:p>
          </table:table-cell>
          <table:table-cell office:value-type="float" office:value="251634" table:style-name="ce8">
            <text:p>251.634</text:p>
          </table:table-cell>
          <table:table-cell office:value-type="percentage" office:value="0.61337642963699657" table:style-name="ce77">
            <text:p>61,3%</text:p>
          </table:table-cell>
          <table:table-cell office:value-type="float" office:value="151554" table:style-name="ce8">
            <text:p>151.554</text:p>
          </table:table-cell>
          <table:table-cell office:value-type="percentage" office:value="0.36942405007751483" table:style-name="ce77">
            <text:p>36,9%</text:p>
          </table:table-cell>
          <table:table-cell office:value-type="date" office:date-value="2022-03-23T00:00:00" table:style-name="ce11">
            <text:p>23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Extremadura</text:p>
          </table:table-cell>
          <table:table-cell office:value-type="float" office:value="78583" table:style-name="ce8">
            <text:p>78.583</text:p>
          </table:table-cell>
          <table:table-cell office:value-type="float" office:value="56652" table:style-name="ce8">
            <text:p>56.652</text:p>
          </table:table-cell>
          <table:table-cell office:value-type="percentage" office:value="0.72091928279653361" table:style-name="ce77">
            <text:p>72,1%</text:p>
          </table:table-cell>
          <table:table-cell office:value-type="float" office:value="37184" table:style-name="ce8">
            <text:p>37.184</text:p>
          </table:table-cell>
          <table:table-cell office:value-type="percentage" office:value="0.47318122240179172" table:style-name="ce77">
            <text:p>47,3%</text:p>
          </table:table-cell>
          <table:table-cell office:value-type="date" office:date-value="2022-03-23T00:00:00" table:style-name="ce11">
            <text:p>23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Galicia</text:p>
          </table:table-cell>
          <table:table-cell office:value-type="float" office:value="177577" table:style-name="ce8">
            <text:p>177.577</text:p>
          </table:table-cell>
          <table:table-cell office:value-type="float" office:value="132611" table:style-name="ce8">
            <text:p>132.611</text:p>
          </table:table-cell>
          <table:table-cell office:value-type="percentage" office:value="0.74678026996739444" table:style-name="ce77">
            <text:p>74,7%</text:p>
          </table:table-cell>
          <table:table-cell office:value-type="float" office:value="94109" table:style-name="ce8">
            <text:p>94.109</text:p>
          </table:table-cell>
          <table:table-cell office:value-type="percentage" office:value="0.52996165043896448" table:style-name="ce77">
            <text:p>53,0%</text:p>
          </table:table-cell>
          <table:table-cell office:value-type="date" office:date-value="2022-03-23T00:00:00" table:style-name="ce11">
            <text:p>23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La Rioja</text:p>
          </table:table-cell>
          <table:table-cell office:value-type="float" office:value="25397" table:style-name="ce8">
            <text:p>25.397</text:p>
          </table:table-cell>
          <table:table-cell office:value-type="float" office:value="16252" table:style-name="ce8">
            <text:p>16.252</text:p>
          </table:table-cell>
          <table:table-cell office:value-type="percentage" office:value="0.63991810056305864" table:style-name="ce77">
            <text:p>64,0%</text:p>
          </table:table-cell>
          <table:table-cell office:value-type="float" office:value="11660" table:style-name="ce8">
            <text:p>11.660</text:p>
          </table:table-cell>
          <table:table-cell office:value-type="percentage" office:value="0.45910934362326261" table:style-name="ce77">
            <text:p>45,9%</text:p>
          </table:table-cell>
          <table:table-cell office:value-type="date" office:date-value="2022-03-23T00:00:00" table:style-name="ce11">
            <text:p>23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adrid</text:p>
          </table:table-cell>
          <table:table-cell office:value-type="float" office:value="567425" table:style-name="ce8">
            <text:p>567.425</text:p>
          </table:table-cell>
          <table:table-cell office:value-type="float" office:value="253444" table:style-name="ce8">
            <text:p>253.444</text:p>
          </table:table-cell>
          <table:table-cell office:value-type="percentage" office:value="0.44665638630656035" table:style-name="ce77">
            <text:p>44,7%</text:p>
          </table:table-cell>
          <table:table-cell office:value-type="float" office:value="167983" table:style-name="ce8">
            <text:p>167.983</text:p>
          </table:table-cell>
          <table:table-cell office:value-type="percentage" office:value="0.29604441115565933" table:style-name="ce77">
            <text:p>29,6%</text:p>
          </table:table-cell>
          <table:table-cell office:value-type="date" office:date-value="2022-03-23T00:00:00" table:style-name="ce11">
            <text:p>23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urcia<text:s/></text:p>
          </table:table-cell>
          <table:table-cell office:value-type="float" office:value="139748" table:style-name="ce8">
            <text:p>139.748</text:p>
          </table:table-cell>
          <table:table-cell office:value-type="float" office:value="70068" table:style-name="ce8">
            <text:p>70.068</text:p>
          </table:table-cell>
          <table:table-cell office:value-type="percentage" office:value="0.50138821306923886" table:style-name="ce77">
            <text:p>50,1%</text:p>
          </table:table-cell>
          <table:table-cell office:value-type="float" office:value="43917" table:style-name="ce8">
            <text:p>43.917</text:p>
          </table:table-cell>
          <table:table-cell office:value-type="percentage" office:value="0.31425852248332714" table:style-name="ce77">
            <text:p>31,4%</text:p>
          </table:table-cell>
          <table:table-cell office:value-type="date" office:date-value="2022-03-23T00:00:00" table:style-name="ce11">
            <text:p>23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Navarra</text:p>
          </table:table-cell>
          <table:table-cell office:value-type="float" office:value="56431" table:style-name="ce8">
            <text:p>56.431</text:p>
          </table:table-cell>
          <table:table-cell office:value-type="float" office:value="28697" table:style-name="ce8">
            <text:p>28.697</text:p>
          </table:table-cell>
          <table:table-cell office:value-type="percentage" office:value="0.50853254416898508" table:style-name="ce77">
            <text:p>50,9%</text:p>
          </table:table-cell>
          <table:table-cell office:value-type="float" office:value="22009" table:style-name="ce8">
            <text:p>22.009</text:p>
          </table:table-cell>
          <table:table-cell office:value-type="percentage" office:value="0.39001612588825291" table:style-name="ce77">
            <text:p>39,0%</text:p>
          </table:table-cell>
          <table:table-cell office:value-type="date" office:date-value="2022-03-23T00:00:00" table:style-name="ce11">
            <text:p>23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País Vasco</text:p>
          </table:table-cell>
          <table:table-cell office:value-type="float" office:value="170178" table:style-name="ce8">
            <text:p>170.178</text:p>
          </table:table-cell>
          <table:table-cell office:value-type="float" office:value="84094" table:style-name="ce8">
            <text:p>84.094</text:p>
          </table:table-cell>
          <table:table-cell office:value-type="percentage" office:value="0.49415318078717579" table:style-name="ce77">
            <text:p>49,4%</text:p>
          </table:table-cell>
          <table:table-cell office:value-type="float" office:value="58073" table:style-name="ce8">
            <text:p>58.073</text:p>
          </table:table-cell>
          <table:table-cell office:value-type="percentage" office:value="0.34124857502144812" table:style-name="ce77">
            <text:p>34,1%</text:p>
          </table:table-cell>
          <table:table-cell office:value-type="date" office:date-value="2022-03-23T00:00:00" table:style-name="ce11">
            <text:p>23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euta</text:p>
          </table:table-cell>
          <table:table-cell office:value-type="float" office:value="9201" table:style-name="ce8">
            <text:p>9.201</text:p>
          </table:table-cell>
          <table:table-cell office:value-type="float" office:value="3100" table:style-name="ce8">
            <text:p>3.100</text:p>
          </table:table-cell>
          <table:table-cell office:value-type="percentage" office:value="0.33691990001086836" table:style-name="ce77">
            <text:p>33,7%</text:p>
          </table:table-cell>
          <table:table-cell office:value-type="float" office:value="1864" table:style-name="ce8">
            <text:p>1.864</text:p>
          </table:table-cell>
          <table:table-cell office:value-type="percentage" office:value="0.20258667536137376" table:style-name="ce77">
            <text:p>20,3%</text:p>
          </table:table-cell>
          <table:table-cell office:value-type="date" office:date-value="2022-03-23T00:00:00" table:style-name="ce11">
            <text:p>23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elilla</text:p>
          </table:table-cell>
          <table:table-cell office:value-type="float" office:value="11074" table:style-name="ce8">
            <text:p>11.074</text:p>
          </table:table-cell>
          <table:table-cell office:value-type="float" office:value="3542" table:style-name="ce8">
            <text:p>3.542</text:p>
          </table:table-cell>
          <table:table-cell office:value-type="percentage" office:value="0.31984829329962072" table:style-name="ce77">
            <text:p>32,0%</text:p>
          </table:table-cell>
          <table:table-cell office:value-type="float" office:value="1580" table:style-name="ce8">
            <text:p>1.580</text:p>
          </table:table-cell>
          <table:table-cell office:value-type="percentage" office:value="0.14267653964240565" table:style-name="ce77">
            <text:p>14,3%</text:p>
          </table:table-cell>
          <table:table-cell office:value-type="date" office:date-value="2022-03-23T00:00:00" table:style-name="ce11">
            <text:p>23/03/2022</text:p>
          </table:table-cell>
          <table:table-cell table:number-columns-repeated="16377"/>
        </table:table-row>
        <table:table-row table:style-name="ro5">
          <table:table-cell office:value-type="string" table:style-name="ce79">
            <text:p>Min. Defensa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date" office:date-value="2022-03-12T00:00:00" table:style-name="ce11">
            <text:p>12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Sanidad Exterior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date" office:date-value="2022-03-23T00:00:00" table:style-name="ce11">
            <text:p>23/03/2022</text:p>
          </table:table-cell>
          <table:table-cell table:number-columns-repeated="16377"/>
        </table:table-row>
        <table:table-row table:style-name="ro5">
          <table:table-cell office:value-type="string" table:style-name="ce81">
            <text:p>Totales</text:p>
          </table:table-cell>
          <table:table-cell office:value-type="float" office:value="3815164" table:style-name="ce82">
            <text:p>3.815.164</text:p>
          </table:table-cell>
          <table:table-cell office:value-type="float" office:value="2021229" table:style-name="ce82">
            <text:p>2.021.229</text:p>
          </table:table-cell>
          <table:table-cell office:value-type="percentage" office:value="0.52978823452936752" table:style-name="ce83">
            <text:p>53,0%</text:p>
          </table:table-cell>
          <table:table-cell office:value-type="float" office:value="1358500" table:style-name="ce82">
            <text:p>1.358.500</text:p>
          </table:table-cell>
          <table:table-cell office:value-type="percentage" office:value="0.35607905715193372" table:style-name="ce83">
            <text:p>35,6%</text:p>
          </table:table-cell>
          <table:table-cell table:style-name="ce82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3-24T15:31:06Z</dc:date>
  </office:meta>
</office:document-meta>
</file>